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697cm"/>
    </style:style>
    <style:style style:name="co7" style:family="table-column">
      <style:table-column-properties fo:break-before="auto" style:column-width="3.01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Pivot_20_Table_20_Field">
      <style:table-cell-properties fo:border-bottom="0.99pt solid #000000" fo:border-left="0.06pt solid #000000" fo:border-right="0.99pt solid #000000" fo:border-top="0.06pt solid #000000"/>
    </style:style>
    <style:style style:name="ce4" style:family="table-cell" style:parent-style-name="Pivot_20_Table_20_Category" style:data-style-name="N0">
      <style:table-cell-properties fo:border-bottom="none" fo:border-left="0.06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0.06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06pt solid #000000" fo:border-left="0.06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0.06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06pt solid #000000" fo:border-left="0.99pt solid #000000" fo:border-right="none" fo:border-top="none"/>
    </style:style>
    <style:style style:name="ce11" style:family="table-cell" style:parent-style-name="Pivot_20_Table_20_Category" style:data-style-name="N0">
      <style:table-cell-properties fo:border-bottom="0.99pt solid #000000" fo:border-left="none" fo:border-right="none" fo:border-top="0.06pt solid #000000"/>
    </style:style>
    <style:style style:name="ce1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3" style:family="table-cell" style:parent-style-name="Pivot_20_Table_20_Value" style:data-style-name="N0"/>
    <style:style style:name="ce14" style:family="table-cell" style:parent-style-name="Pivot_20_Table_20_Value" style:data-style-name="N0">
      <style:table-cell-properties fo:border-bottom="0.06pt solid #000000" fo:border-left="none" fo:border-right="none" fo:border-top="none"/>
    </style:style>
    <style:style style:name="ce15" style:family="table-cell" style:parent-style-name="Pivot_20_Table_20_Category" style:data-style-name="N0">
      <style:table-cell-properties fo:border-bottom="0.99pt solid #000000" fo:border-left="none" fo:border-right="0.06pt solid #000000" fo:border-top="0.06pt solid #000000"/>
    </style:style>
    <style:style style:name="ce16" style:family="table-cell" style:parent-style-name="Pivot_20_Table_20_Value" style:data-style-name="N0">
      <style:table-cell-properties fo:border-bottom="none" fo:border-left="none" fo:border-right="0.06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06pt solid #000000" fo:border-top="none"/>
    </style:style>
    <style:style style:name="ce18" style:family="table-cell" style:parent-style-name="Pivot_20_Table_20_Value" style:data-style-name="N0">
      <style:table-cell-properties fo:border-bottom="0.06pt solid #000000" fo:border-left="none" fo:border-right="0.06pt solid #000000" fo:border-top="none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24.578cm" svg:height="9.001cm" svg:x="0.097cm" svg:y="5.098cm">
            <draw:object draw:notify-on-update-of-ranges="'1'.A2:'1'.A11 '1'.B1:'1'.B1 '1'.B2:'1'.B11 '1'.C1:'1'.C1 '1'.C2:'1'.C11 '1'.D1:'1'.D1 '1'.D2:'1'.D11 '1'.E1:'1'.E1 '1'.E2:'1'.E11 '1'.F1:'1'.F1 '1'.F2:'1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384cm" svg:height="9.001cm" svg:x="0.097cm" svg:y="14.584cm">
            <draw:object draw:notify-on-update-of-ranges="'1'.A2:'1'.A11 '1'.G1:'1'.G1 '1'.G2:'1'.G11 '1'.H1:'1'.H1 '1'.H2:'1'.H11 '1'.I1:'1'.I1 '1'.I2:'1'.I11 '1'.J1:'1'.J1 '1'.J2:'1'.J11 '1'.K1:'1'.K1 '1'.K2:'1'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548cm" svg:height="9.066cm" svg:x="27.055cm" svg:y="5.34cm">
            <draw:object draw:notify-on-update-of-ranges="'1'.M2:'1'.M11 '1'.N1:'1'.N1 '1'.N2:'1'.N11 '1'.O1:'1'.O1 '1'.O2:'1'.O11 '1'.P1:'1'.P1 '1'.P2:'1'.P11 '1'.Q1:'1'.Q1 '1'.Q2:'1'.Q11 '1'.R1:'1'.R1 '1'.R2:'1'.R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26.323cm" svg:height="9.001cm" svg:x="27.131cm" svg:y="14.754cm">
            <draw:object draw:notify-on-update-of-ranges="'1'.M2:'1'.M11 '1'.S1:'1'.S1 '1'.S2:'1'.S11 '1'.T1:'1'.T1 '1'.T2:'1'.T11 '1'.U1:'1'.U1 '1'.U2:'1'.U11 '1'.V1:'1'.V1 '1'.V2:'1'.V11 '1'.W1:'1'.W1 '1'.W2:'1'.W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4" table:default-cell-style-name="ce17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3" office:value-type="string" calcext:value-type="string">
            <text:p>Team Size</text:p>
          </table:table-cell>
          <table:table-cell table:style-name="ce7" office:value-type="string" calcext:value-type="string">
            <text:p>Media - PB OR</text:p>
          </table:table-cell>
          <table:table-cell table:style-name="ce11" office:value-type="string" calcext:value-type="string">
            <text:p>Media - PB V C1</text:p>
          </table:table-cell>
          <table:table-cell table:style-name="ce11" office:value-type="string" calcext:value-type="string">
            <text:p>Media - PB V B1</text:p>
          </table:table-cell>
          <table:table-cell table:style-name="ce11" office:value-type="string" calcext:value-type="string">
            <text:p>Media - PB T C1</text:p>
          </table:table-cell>
          <table:table-cell table:style-name="ce11" office:value-type="string" calcext:value-type="string">
            <text:p>Media - PB T B1</text:p>
          </table:table-cell>
          <table:table-cell table:style-name="ce11" office:value-type="string" calcext:value-type="string">
            <text:p>Media - PR OR</text:p>
          </table:table-cell>
          <table:table-cell table:style-name="ce11" office:value-type="string" calcext:value-type="string">
            <text:p>Media - PR V C1 </text:p>
          </table:table-cell>
          <table:table-cell table:style-name="ce11" office:value-type="string" calcext:value-type="string">
            <text:p>Media - PR V B1</text:p>
          </table:table-cell>
          <table:table-cell table:style-name="ce11" office:value-type="string" calcext:value-type="string">
            <text:p>Media - PR T C1</text:p>
          </table:table-cell>
          <table:table-cell table:style-name="ce15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.5831555531502" calcext:value-type="float">
            <text:p>69,5831555531502</text:p>
          </table:table-cell>
          <table:table-cell table:number-columns-repeated="4" office:value-type="float" office:value="63.8193739225078" calcext:value-type="float">
            <text:p>63,8193739225078</text:p>
          </table:table-cell>
          <table:table-cell office:value-type="float" office:value="37.3031681165453" calcext:value-type="float">
            <text:p>37,3031681165453</text:p>
          </table:table-cell>
          <table:table-cell office:value-type="float" office:value="26.365536317704" calcext:value-type="float">
            <text:p>26,365536317704</text:p>
          </table:table-cell>
          <table:table-cell office:value-type="float" office:value="31.6187891509434" calcext:value-type="float">
            <text:p>31,6187891509434</text:p>
          </table:table-cell>
          <table:table-cell table:number-columns-repeated="2" office:value-type="float" office:value="37.3031681165453" calcext:value-type="float">
            <text:p>37,303168116545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240.6" calcext:value-type="float">
            <text:p>240,6</text:p>
          </table:table-cell>
          <table:table-cell table:number-columns-repeated="4" table:style-name="ce12" office:value-type="float" office:value="240.6" calcext:value-type="float">
            <text:p>240,6</text:p>
          </table:table-cell>
          <table:table-cell table:style-name="ce12" office:value-type="float" office:value="242.3" calcext:value-type="float">
            <text:p>242,3</text:p>
          </table:table-cell>
          <table:table-cell table:style-name="ce12" office:value-type="float" office:value="249.4" calcext:value-type="float">
            <text:p>249,4</text:p>
          </table:table-cell>
          <table:table-cell table:style-name="ce12" office:value-type="float" office:value="245.8" calcext:value-type="float">
            <text:p>245,8</text:p>
          </table:table-cell>
          <table:table-cell table:style-name="ce12" office:value-type="float" office:value="242.3" calcext:value-type="float">
            <text:p>242,3</text:p>
          </table:table-cell>
          <table:table-cell table:style-name="ce16" office:value-type="float" office:value="242.3" calcext:value-type="float">
            <text:p>24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.2364208573019" calcext:value-type="float">
            <text:p>85,2364208573019</text:p>
          </table:table-cell>
          <table:table-cell table:number-columns-repeated="4" office:value-type="float" office:value="82.8162388868278" calcext:value-type="float">
            <text:p>82,8162388868278</text:p>
          </table:table-cell>
          <table:table-cell office:value-type="float" office:value="28.78372551511" calcext:value-type="float">
            <text:p>28,78372551511</text:p>
          </table:table-cell>
          <table:table-cell office:value-type="float" office:value="21.5121823389831" calcext:value-type="float">
            <text:p>21,5121823389831</text:p>
          </table:table-cell>
          <table:table-cell office:value-type="float" office:value="22.7372649712741" calcext:value-type="float">
            <text:p>22,7372649712741</text:p>
          </table:table-cell>
          <table:table-cell table:number-columns-repeated="2" office:value-type="float" office:value="28.78372551511" calcext:value-type="float">
            <text:p>28,783725515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82" calcext:value-type="float">
            <text:p>182</text:p>
          </table:table-cell>
          <table:table-cell office:value-type="float" office:value="200.6" calcext:value-type="float">
            <text:p>200,6</text:p>
          </table:table-cell>
          <table:table-cell office:value-type="float" office:value="203" calcext:value-type="float">
            <text:p>203</text:p>
          </table:table-cell>
          <table:table-cell office:value-type="float" office:value="203.6" calcext:value-type="float">
            <text:p>203,6</text:p>
          </table:table-cell>
          <table:table-cell table:number-columns-repeated="2" office:value-type="float" office:value="200.6" calcext:value-type="float">
            <text:p>20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.4554194318328" calcext:value-type="float">
            <text:p>74,4554194318328</text:p>
          </table:table-cell>
          <table:table-cell office:value-type="float" office:value="104.568812122428" calcext:value-type="float">
            <text:p>104,568812122428</text:p>
          </table:table-cell>
          <table:table-cell office:value-type="float" office:value="79.6853700013573" calcext:value-type="float">
            <text:p>79,6853700013573</text:p>
          </table:table-cell>
          <table:table-cell office:value-type="float" office:value="82.7092045581654" calcext:value-type="float">
            <text:p>82,7092045581654</text:p>
          </table:table-cell>
          <table:table-cell office:value-type="float" office:value="82.9372743061517" calcext:value-type="float">
            <text:p>82,9372743061517</text:p>
          </table:table-cell>
          <table:table-cell office:value-type="float" office:value="92.651742510907" calcext:value-type="float">
            <text:p>92,651742510907</text:p>
          </table:table-cell>
          <table:table-cell office:value-type="float" office:value="107.048745076717" calcext:value-type="float">
            <text:p>107,048745076717</text:p>
          </table:table-cell>
          <table:table-cell office:value-type="float" office:value="101.492338093846" calcext:value-type="float">
            <text:p>101,492338093846</text:p>
          </table:table-cell>
          <table:table-cell office:value-type="float" office:value="83.9476991321122" calcext:value-type="float">
            <text:p>83,9476991321122</text:p>
          </table:table-cell>
          <table:table-cell office:value-type="float" office:value="95.6417155085603" calcext:value-type="float">
            <text:p>95,64171550856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.8" calcext:value-type="float">
            <text:p>194,8</text:p>
          </table:table-cell>
          <table:table-cell office:value-type="float" office:value="191.5" calcext:value-type="float">
            <text:p>191,5</text:p>
          </table:table-cell>
          <table:table-cell office:value-type="float" office:value="186.9" calcext:value-type="float">
            <text:p>186,9</text:p>
          </table:table-cell>
          <table:table-cell office:value-type="float" office:value="183" calcext:value-type="float">
            <text:p>183</text:p>
          </table:table-cell>
          <table:table-cell office:value-type="float" office:value="177.6" calcext:value-type="float">
            <text:p>177,6</text:p>
          </table:table-cell>
          <table:table-cell office:value-type="float" office:value="164" calcext:value-type="float">
            <text:p>164</text:p>
          </table:table-cell>
          <table:table-cell office:value-type="float" office:value="177.1" calcext:value-type="float">
            <text:p>177,1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58.2" calcext:value-type="float">
            <text:p>15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9.983767713353" calcext:value-type="float">
            <text:p>79,983767713353</text:p>
          </table:table-cell>
          <table:table-cell office:value-type="float" office:value="86.8830823568051" calcext:value-type="float">
            <text:p>86,8830823568051</text:p>
          </table:table-cell>
          <table:table-cell office:value-type="float" office:value="113.40100919473" calcext:value-type="float">
            <text:p>113,40100919473</text:p>
          </table:table-cell>
          <table:table-cell office:value-type="float" office:value="106.916949024458" calcext:value-type="float">
            <text:p>106,916949024458</text:p>
          </table:table-cell>
          <table:table-cell office:value-type="float" office:value="125.636550811616" calcext:value-type="float">
            <text:p>125,636550811616</text:p>
          </table:table-cell>
          <table:table-cell office:value-type="float" office:value="84.1725249886827" calcext:value-type="float">
            <text:p>84,1725249886827</text:p>
          </table:table-cell>
          <table:table-cell office:value-type="float" office:value="56.2329068434449" calcext:value-type="float">
            <text:p>56,2329068434449</text:p>
          </table:table-cell>
          <table:table-cell office:value-type="float" office:value="76.6493285714289" calcext:value-type="float">
            <text:p>76,6493285714289</text:p>
          </table:table-cell>
          <table:table-cell office:value-type="float" office:value="51.0541437701398" calcext:value-type="float">
            <text:p>51,0541437701398</text:p>
          </table:table-cell>
          <table:table-cell office:value-type="float" office:value="43.7392927348212" calcext:value-type="float">
            <text:p>43,73929273482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0.7" calcext:value-type="float">
            <text:p>130,7</text:p>
          </table:table-cell>
          <table:table-cell office:value-type="float" office:value="156.4" calcext:value-type="float">
            <text:p>156,4</text:p>
          </table:table-cell>
          <table:table-cell office:value-type="float" office:value="139.2" calcext:value-type="float">
            <text:p>139,2</text:p>
          </table:table-cell>
          <table:table-cell office:value-type="float" office:value="149.8" calcext:value-type="float">
            <text:p>149,8</text:p>
          </table:table-cell>
          <table:table-cell office:value-type="float" office:value="136.9" calcext:value-type="float">
            <text:p>136,9</text:p>
          </table:table-cell>
          <table:table-cell office:value-type="float" office:value="136.4" calcext:value-type="float">
            <text:p>136,4</text:p>
          </table:table-cell>
          <table:table-cell office:value-type="float" office:value="154.1" calcext:value-type="float">
            <text:p>154,1</text:p>
          </table:table-cell>
          <table:table-cell office:value-type="float" office:value="153.1" calcext:value-type="float">
            <text:p>153,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2.6415689254711" calcext:value-type="float">
            <text:p>72,6415689254711</text:p>
          </table:table-cell>
          <table:table-cell office:value-type="float" office:value="86.902136140261" calcext:value-type="float">
            <text:p>86,902136140261</text:p>
          </table:table-cell>
          <table:table-cell office:value-type="float" office:value="73.2987388965516" calcext:value-type="float">
            <text:p>73,2987388965516</text:p>
          </table:table-cell>
          <table:table-cell office:value-type="float" office:value="72.0008626433917" calcext:value-type="float">
            <text:p>72,0008626433917</text:p>
          </table:table-cell>
          <table:table-cell office:value-type="float" office:value="77.9539873394068" calcext:value-type="float">
            <text:p>77,9539873394068</text:p>
          </table:table-cell>
          <table:table-cell office:value-type="float" office:value="47.6648143411284" calcext:value-type="float">
            <text:p>47,6648143411284</text:p>
          </table:table-cell>
          <table:table-cell office:value-type="float" office:value="52.7754438374028" calcext:value-type="float">
            <text:p>52,7754438374028</text:p>
          </table:table-cell>
          <table:table-cell office:value-type="float" office:value="85.6815672145889" calcext:value-type="float">
            <text:p>85,6815672145889</text:p>
          </table:table-cell>
          <table:table-cell office:value-type="float" office:value="83.6678454817639" calcext:value-type="float">
            <text:p>83,6678454817639</text:p>
          </table:table-cell>
          <table:table-cell office:value-type="float" office:value="79.0888121325366" calcext:value-type="float">
            <text:p>79,08881213253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.3" calcext:value-type="float">
            <text:p>150,3</text:p>
          </table:table-cell>
          <table:table-cell office:value-type="float" office:value="133.9" calcext:value-type="float">
            <text:p>133,9</text:p>
          </table:table-cell>
          <table:table-cell office:value-type="float" office:value="143.4" calcext:value-type="float">
            <text:p>143,4</text:p>
          </table:table-cell>
          <table:table-cell office:value-type="float" office:value="137.8" calcext:value-type="float">
            <text:p>137,8</text:p>
          </table:table-cell>
          <table:table-cell office:value-type="float" office:value="146.9" calcext:value-type="float">
            <text:p>146,9</text:p>
          </table:table-cell>
          <table:table-cell office:value-type="float" office:value="156.8" calcext:value-type="float">
            <text:p>156,8</text:p>
          </table:table-cell>
          <table:table-cell office:value-type="float" office:value="147" calcext:value-type="float">
            <text:p>147</text:p>
          </table:table-cell>
          <table:table-cell office:value-type="float" office:value="135.3" calcext:value-type="float">
            <text:p>135,3</text:p>
          </table:table-cell>
          <table:table-cell office:value-type="float" office:value="128.4" calcext:value-type="float">
            <text:p>128,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1.209898667559" calcext:value-type="float">
            <text:p>101,209898667559</text:p>
          </table:table-cell>
          <table:table-cell office:value-type="float" office:value="97.8040892009749" calcext:value-type="float">
            <text:p>97,8040892009749</text:p>
          </table:table-cell>
          <table:table-cell office:value-type="float" office:value="99.5803717333975" calcext:value-type="float">
            <text:p>99,5803717333975</text:p>
          </table:table-cell>
          <table:table-cell office:value-type="float" office:value="104.269912600402" calcext:value-type="float">
            <text:p>104,269912600402</text:p>
          </table:table-cell>
          <table:table-cell office:value-type="float" office:value="103.405381161734" calcext:value-type="float">
            <text:p>103,405381161734</text:p>
          </table:table-cell>
          <table:table-cell office:value-type="float" office:value="86.8126259607068" calcext:value-type="float">
            <text:p>86,8126259607068</text:p>
          </table:table-cell>
          <table:table-cell office:value-type="float" office:value="83.0196814220453" calcext:value-type="float">
            <text:p>83,0196814220453</text:p>
          </table:table-cell>
          <table:table-cell office:value-type="float" office:value="85.7960745689151" calcext:value-type="float">
            <text:p>85,7960745689151</text:p>
          </table:table-cell>
          <table:table-cell office:value-type="float" office:value="83.2546892071006" calcext:value-type="float">
            <text:p>83,2546892071006</text:p>
          </table:table-cell>
          <table:table-cell office:value-type="float" office:value="90.1228418102341" calcext:value-type="float">
            <text:p>90,12284181023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3.1" calcext:value-type="float">
            <text:p>123,1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8" calcext:value-type="float">
            <text:p>116,8</text:p>
          </table:table-cell>
          <table:table-cell office:value-type="float" office:value="119.3" calcext:value-type="float">
            <text:p>119,3</text:p>
          </table:table-cell>
          <table:table-cell office:value-type="float" office:value="118.6" calcext:value-type="float">
            <text:p>118,6</text:p>
          </table:table-cell>
          <table:table-cell office:value-type="float" office:value="127.2" calcext:value-type="float">
            <text:p>127,2</text:p>
          </table:table-cell>
          <table:table-cell office:value-type="float" office:value="126.1" calcext:value-type="float">
            <text:p>126,1</text:p>
          </table:table-cell>
          <table:table-cell office:value-type="float" office:value="125.2" calcext:value-type="float">
            <text:p>125,2</text:p>
          </table:table-cell>
          <table:table-cell office:value-type="float" office:value="115.8" calcext:value-type="float">
            <text:p>115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4.7171068856745" calcext:value-type="float">
            <text:p>94,7171068856745</text:p>
          </table:table-cell>
          <table:table-cell office:value-type="float" office:value="80.0413608904553" calcext:value-type="float">
            <text:p>80,0413608904553</text:p>
          </table:table-cell>
          <table:table-cell office:value-type="float" office:value="81.0850340409799" calcext:value-type="float">
            <text:p>81,0850340409799</text:p>
          </table:table-cell>
          <table:table-cell office:value-type="float" office:value="87.2101325671282" calcext:value-type="float">
            <text:p>87,2101325671282</text:p>
          </table:table-cell>
          <table:table-cell office:value-type="float" office:value="88.0064730370375" calcext:value-type="float">
            <text:p>88,0064730370375</text:p>
          </table:table-cell>
          <table:table-cell office:value-type="float" office:value="93.5213575076362" calcext:value-type="float">
            <text:p>93,5213575076362</text:p>
          </table:table-cell>
          <table:table-cell office:value-type="float" office:value="86.4805913817428" calcext:value-type="float">
            <text:p>86,4805913817428</text:p>
          </table:table-cell>
          <table:table-cell office:value-type="float" office:value="84.7553501545116" calcext:value-type="float">
            <text:p>84,7553501545116</text:p>
          </table:table-cell>
          <table:table-cell office:value-type="float" office:value="53.7804214165263" calcext:value-type="float">
            <text:p>53,7804214165263</text:p>
          </table:table-cell>
          <table:table-cell office:value-type="float" office:value="54.913965733707" calcext:value-type="float">
            <text:p>54,9139657337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.4" calcext:value-type="float">
            <text:p>117,4</text:p>
          </table:table-cell>
          <table:table-cell office:value-type="float" office:value="120.7" calcext:value-type="float">
            <text:p>120,7</text:p>
          </table:table-cell>
          <table:table-cell office:value-type="float" office:value="126.4" calcext:value-type="float">
            <text:p>126,4</text:p>
          </table:table-cell>
          <table:table-cell office:value-type="float" office:value="127.2" calcext:value-type="float">
            <text:p>127,2</text:p>
          </table:table-cell>
          <table:table-cell office:value-type="float" office:value="113.1" calcext:value-type="float">
            <text:p>113,1</text:p>
          </table:table-cell>
          <table:table-cell office:value-type="float" office:value="105.5" calcext:value-type="float">
            <text:p>105,5</text:p>
          </table:table-cell>
          <table:table-cell office:value-type="float" office:value="121.5" calcext:value-type="float">
            <text:p>121,5</text:p>
          </table:table-cell>
          <table:table-cell office:value-type="float" office:value="126.6" calcext:value-type="float">
            <text:p>126,6</text:p>
          </table:table-cell>
          <table:table-cell office:value-type="float" office:value="124.4" calcext:value-type="float">
            <text:p>124,4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.031242285879" calcext:value-type="float">
            <text:p>80,031242285879</text:p>
          </table:table-cell>
          <table:table-cell office:value-type="float" office:value="91.3938803470964" calcext:value-type="float">
            <text:p>91,3938803470964</text:p>
          </table:table-cell>
          <table:table-cell office:value-type="float" office:value="92.0319903783234" calcext:value-type="float">
            <text:p>92,0319903783234</text:p>
          </table:table-cell>
          <table:table-cell office:value-type="float" office:value="95.4027179893173" calcext:value-type="float">
            <text:p>95,4027179893173</text:p>
          </table:table-cell>
          <table:table-cell office:value-type="float" office:value="90.8543380557569" calcext:value-type="float">
            <text:p>90,8543380557569</text:p>
          </table:table-cell>
          <table:table-cell office:value-type="float" office:value="64.0704046760843" calcext:value-type="float">
            <text:p>64,0704046760843</text:p>
          </table:table-cell>
          <table:table-cell office:value-type="float" office:value="74.0510683854011" calcext:value-type="float">
            <text:p>74,0510683854011</text:p>
          </table:table-cell>
          <table:table-cell office:value-type="float" office:value="84.0868083037824" calcext:value-type="float">
            <text:p>84,0868083037824</text:p>
          </table:table-cell>
          <table:table-cell office:value-type="float" office:value="66.6455200227749" calcext:value-type="float">
            <text:p>66,6455200227749</text:p>
          </table:table-cell>
          <table:table-cell office:value-type="float" office:value="63.2711194883813" calcext:value-type="float">
            <text:p>63,27111948838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7.9" calcext:value-type="float">
            <text:p>117,9</text:p>
          </table:table-cell>
          <table:table-cell office:value-type="float" office:value="119.9" calcext:value-type="float">
            <text:p>119,9</text:p>
          </table:table-cell>
          <table:table-cell office:value-type="float" office:value="111.8" calcext:value-type="float">
            <text:p>111,8</text:p>
          </table:table-cell>
          <table:table-cell office:value-type="float" office:value="119.6" calcext:value-type="float">
            <text:p>119,6</text:p>
          </table:table-cell>
          <table:table-cell office:value-type="float" office:value="110.7" calcext:value-type="float">
            <text:p>110,7</text:p>
          </table:table-cell>
          <table:table-cell office:value-type="float" office:value="117" calcext:value-type="float">
            <text:p>117</text:p>
          </table:table-cell>
          <table:table-cell office:value-type="float" office:value="115.9" calcext:value-type="float">
            <text:p>115,9</text:p>
          </table:table-cell>
          <table:table-cell office:value-type="float" office:value="118.7" calcext:value-type="float">
            <text:p>118,7</text:p>
          </table:table-cell>
          <table:table-cell office:value-type="float" office:value="123" calcext:value-type="float">
            <text:p>123</text:p>
          </table:table-cell>
          <table:table-cell office:value-type="float" office:value="118.4" calcext:value-type="float">
            <text:p>118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.7151887820003" calcext:value-type="float">
            <text:p>46,7151887820003</text:p>
          </table:table-cell>
          <table:table-cell office:value-type="float" office:value="83.0598339649404" calcext:value-type="float">
            <text:p>83,0598339649404</text:p>
          </table:table-cell>
          <table:table-cell office:value-type="float" office:value="52.040064522465" calcext:value-type="float">
            <text:p>52,040064522465</text:p>
          </table:table-cell>
          <table:table-cell office:value-type="float" office:value="53.4296712506488" calcext:value-type="float">
            <text:p>53,4296712506488</text:p>
          </table:table-cell>
          <table:table-cell office:value-type="float" office:value="72.9101473542066" calcext:value-type="float">
            <text:p>72,9101473542066</text:p>
          </table:table-cell>
          <table:table-cell office:value-type="float" office:value="41.5346034157833" calcext:value-type="float">
            <text:p>41,5346034157833</text:p>
          </table:table-cell>
          <table:table-cell office:value-type="float" office:value="56.0600040092449" calcext:value-type="float">
            <text:p>56,0600040092449</text:p>
          </table:table-cell>
          <table:table-cell office:value-type="float" office:value="46.9688745794232" calcext:value-type="float">
            <text:p>46,9688745794232</text:p>
          </table:table-cell>
          <table:table-cell office:value-type="float" office:value="63.0916924587866" calcext:value-type="float">
            <text:p>63,0916924587866</text:p>
          </table:table-cell>
          <table:table-cell office:value-type="float" office:value="54.3792502661042" calcext:value-type="float">
            <text:p>54,37925026610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8.4" calcext:value-type="float">
            <text:p>128,4</text:p>
          </table:table-cell>
          <table:table-cell office:value-type="float" office:value="102.5" calcext:value-type="float">
            <text:p>102,5</text:p>
          </table:table-cell>
          <table:table-cell office:value-type="float" office:value="128.3" calcext:value-type="float">
            <text:p>128,3</text:p>
          </table:table-cell>
          <table:table-cell office:value-type="float" office:value="119.8" calcext:value-type="float">
            <text:p>119,8</text:p>
          </table:table-cell>
          <table:table-cell office:value-type="float" office:value="103.7" calcext:value-type="float">
            <text:p>103,7</text:p>
          </table:table-cell>
          <table:table-cell office:value-type="float" office:value="121.6" calcext:value-type="float">
            <text:p>121,6</text:p>
          </table:table-cell>
          <table:table-cell office:value-type="float" office:value="119.1" calcext:value-type="float">
            <text:p>119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0.2" calcext:value-type="float">
            <text:p>120,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1.2605327450209" calcext:value-type="float">
            <text:p>91,2605327450209</text:p>
          </table:table-cell>
          <table:table-cell office:value-type="float" office:value="91.8983113594042" calcext:value-type="float">
            <text:p>91,8983113594042</text:p>
          </table:table-cell>
          <table:table-cell office:value-type="float" office:value="81.7307864023947" calcext:value-type="float">
            <text:p>81,7307864023947</text:p>
          </table:table-cell>
          <table:table-cell office:value-type="float" office:value="94.1583560344831" calcext:value-type="float">
            <text:p>94,1583560344831</text:p>
          </table:table-cell>
          <table:table-cell office:value-type="float" office:value="92.3212904354516" calcext:value-type="float">
            <text:p>92,3212904354516</text:p>
          </table:table-cell>
          <table:table-cell office:value-type="float" office:value="77.4383538599481" calcext:value-type="float">
            <text:p>77,4383538599481</text:p>
          </table:table-cell>
          <table:table-cell office:value-type="float" office:value="75.7729860373649" calcext:value-type="float">
            <text:p>75,7729860373649</text:p>
          </table:table-cell>
          <table:table-cell office:value-type="float" office:value="82.3363776838782" calcext:value-type="float">
            <text:p>82,3363776838782</text:p>
          </table:table-cell>
          <table:table-cell office:value-type="float" office:value="76.0079462649088" calcext:value-type="float">
            <text:p>76,0079462649088</text:p>
          </table:table-cell>
          <table:table-cell office:value-type="float" office:value="68.6660479666927" calcext:value-type="float">
            <text:p>68,6660479666927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04.7" calcext:value-type="float">
            <text:p>104,7</text:p>
          </table:table-cell>
          <table:table-cell table:style-name="ce14" office:value-type="float" office:value="112.7" calcext:value-type="float">
            <text:p>112,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8.4" calcext:value-type="float">
            <text:p>108,4</text:p>
          </table:table-cell>
          <table:table-cell table:style-name="ce14" office:value-type="float" office:value="108.2" calcext:value-type="float">
            <text:p>108,2</text:p>
          </table:table-cell>
          <table:table-cell table:style-name="ce14" office:value-type="float" office:value="115.5" calcext:value-type="float">
            <text:p>115,5</text:p>
          </table:table-cell>
          <table:table-cell table:style-name="ce14" office:value-type="float" office:value="120.8" calcext:value-type="float">
            <text:p>120,8</text:p>
          </table:table-cell>
          <table:table-cell table:style-name="ce14" office:value-type="float" office:value="115.8" calcext:value-type="float">
            <text:p>115,8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office:value-type="float" office:value="123.4" calcext:value-type="float">
            <text:p>123,4</text:p>
          </table:table-cell>
        </table:table-row>
      </table:table>
      <table:table table:name="2" table:style-name="ta1">
        <table:shapes>
          <draw:frame draw:z-index="0" draw:style-name="gr1" draw:text-style-name="P1" svg:width="24.384cm" svg:height="9.001cm" svg:x="0cm" svg:y="14.94cm">
            <draw:object draw:notify-on-update-of-ranges="'1'.A2:'1'.A11 '1'.G1:'1'.G1 '2'.G2:'2'.G11 '1'.H1:'1'.H1 '2'.H2:'2'.H11 '1'.I1:'1'.I1 '2'.I2:'2'.I11 '1'.J1:'1'.J1 '2'.J2:'2'.J11 '1'.K1:'1'.K1 '2'.K2:'2'.K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22.26cm" svg:height="8.982cm" svg:x="27.238cm" svg:y="5.367cm">
            <draw:object draw:notify-on-update-of-ranges="'2'.M2:'2'.M11 '2'.N1:'2'.N1 '2'.N2:'2'.N11 '2'.O1:'2'.O1 '2'.O2:'2'.O11 '2'.P1:'2'.P1 '2'.P2:'2'.P11 '2'.Q1:'2'.Q1 '2'.Q2:'2'.Q11 '2'.R1:'2'.R1 '2'.R2:'2'.R1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22.289cm" svg:height="8.982cm" svg:x="27.209cm" svg:y="14.998cm">
            <draw:object draw:notify-on-update-of-ranges="'2'.M2:'2'.M11 '2'.S1:'2'.S1 '2'.S2:'2'.S11 '2'.T1:'2'.T1 '2'.T2:'2'.T11 '2'.U1:'2'.U1 '2'.U2:'2'.U11 '2'.V1:'2'.V1 '2'.V2:'2'.V11 '2'.W1:'2'.W1 '2'.W2:'2'.W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style-name="gr1" draw:text-style-name="P1" svg:width="24.578cm" svg:height="9.002cm" svg:x="0.129cm" svg:y="5.549cm">
            <draw:object draw:notify-on-update-of-ranges="'2'.A1:'2'.A1 '2'.A2:'2'.A11 '2'.B1:'2'.B1 '2'.B2:'2'.B11 '2'.C1:'2'.C1 '2'.C2:'2'.C11 '2'.D1:'2'.D1 '2'.D2:'2'.D11 '2'.E1:'2'.E1 '2'.E2:'2'.E11 '2'.F1:'2'.F1 '2'.F2:'2'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5.1846576858108" calcext:value-type="float">
            <text:p>35,1846576858108</text:p>
          </table:table-cell>
          <table:table-cell office:value-type="float" office:value="28.1620697391305" calcext:value-type="float">
            <text:p>28,1620697391305</text:p>
          </table:table-cell>
          <table:table-cell office:value-type="float" office:value="29.1620697391305" calcext:value-type="float">
            <text:p>29,1620697391305</text:p>
          </table:table-cell>
          <table:table-cell office:value-type="float" office:value="30.1620697391305" calcext:value-type="float">
            <text:p>30,1620697391305</text:p>
          </table:table-cell>
          <table:table-cell office:value-type="float" office:value="31.1620697391305" calcext:value-type="float">
            <text:p>31,1620697391305</text:p>
          </table:table-cell>
          <table:table-cell office:value-type="float" office:value="32.1620697391305" calcext:value-type="float">
            <text:p>32,1620697391305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79.4" calcext:value-type="float">
            <text:p>179,4</text:p>
          </table:table-cell>
          <table:table-cell table:number-columns-repeated="4" table:style-name="ce12" office:value-type="float" office:value="179.4" calcext:value-type="float">
            <text:p>179,4</text:p>
          </table:table-cell>
          <table:table-cell table:number-columns-repeated="4" table:style-name="ce12" office:value-type="float" office:value="289" calcext:value-type="float">
            <text:p>289</text:p>
          </table:table-cell>
          <table:table-cell table:style-name="ce27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9.2190524557076" calcext:value-type="float">
            <text:p>19,2190524557076</text:p>
          </table:table-cell>
          <table:table-cell office:value-type="float" office:value="22.2936634433963" calcext:value-type="float">
            <text:p>22,2936634433963</text:p>
          </table:table-cell>
          <table:table-cell office:value-type="float" office:value="21.26483502619" calcext:value-type="float">
            <text:p>21,26483502619</text:p>
          </table:table-cell>
          <table:table-cell table:number-columns-repeated="3" office:value-type="float" office:value="22.2936634433963" calcext:value-type="float">
            <text:p>22,293663443396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50.2" calcext:value-type="float">
            <text:p>150,2</text:p>
          </table:table-cell>
          <table:table-cell office:value-type="float" office:value="147" calcext:value-type="float">
            <text:p>147</text:p>
          </table:table-cell>
          <table:table-cell office:value-type="float" office:value="152.1" calcext:value-type="float">
            <text:p>152,1</text:p>
          </table:table-cell>
          <table:table-cell table:number-columns-repeated="3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.3186725892178" calcext:value-type="float">
            <text:p>49,3186725892178</text:p>
          </table:table-cell>
          <table:table-cell office:value-type="float" office:value="52.3397003659092" calcext:value-type="float">
            <text:p>52,3397003659092</text:p>
          </table:table-cell>
          <table:table-cell office:value-type="float" office:value="49.6793785121517" calcext:value-type="float">
            <text:p>49,6793785121517</text:p>
          </table:table-cell>
          <table:table-cell office:value-type="float" office:value="41.3306655855856" calcext:value-type="float">
            <text:p>41,3306655855856</text:p>
          </table:table-cell>
          <table:table-cell office:value-type="float" office:value="40.7699329682033" calcext:value-type="float">
            <text:p>40,7699329682033</text:p>
          </table:table-cell>
          <table:table-cell office:value-type="float" office:value="30.00136407767" calcext:value-type="float">
            <text:p>30,00136407767</text:p>
          </table:table-cell>
          <table:table-cell office:value-type="float" office:value="25.9358241614907" calcext:value-type="float">
            <text:p>25,9358241614907</text:p>
          </table:table-cell>
          <table:table-cell office:value-type="float" office:value="24.0592492428832" calcext:value-type="float">
            <text:p>24,0592492428832</text:p>
          </table:table-cell>
          <table:table-cell office:value-type="float" office:value="22.3335112719179" calcext:value-type="float">
            <text:p>22,3335112719179</text:p>
          </table:table-cell>
          <table:table-cell office:value-type="float" office:value="33.5823253039764" calcext:value-type="float">
            <text:p>33,58232530397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6.6" calcext:value-type="float">
            <text:p>166,6</text:p>
          </table:table-cell>
          <table:table-cell office:value-type="float" office:value="166" calcext:value-type="float">
            <text:p>166</text:p>
          </table:table-cell>
          <table:table-cell office:value-type="float" office:value="171.1" calcext:value-type="float">
            <text:p>171,1</text:p>
          </table:table-cell>
          <table:table-cell office:value-type="float" office:value="168.4" calcext:value-type="float">
            <text:p>168,4</text:p>
          </table:table-cell>
          <table:table-cell office:value-type="float" office:value="166.2" calcext:value-type="float">
            <text:p>166,2</text:p>
          </table:table-cell>
          <table:table-cell office:value-type="float" office:value="159.2" calcext:value-type="float">
            <text:p>159,2</text:p>
          </table:table-cell>
          <table:table-cell office:value-type="float" office:value="168.5" calcext:value-type="float">
            <text:p>168,5</text:p>
          </table:table-cell>
          <table:table-cell office:value-type="float" office:value="172.6" calcext:value-type="float">
            <text:p>172,6</text:p>
          </table:table-cell>
          <table:table-cell office:value-type="float" office:value="187.2" calcext:value-type="float">
            <text:p>187,2</text:p>
          </table:table-cell>
          <table:table-cell office:value-type="float" office:value="159.4" calcext:value-type="float">
            <text:p>15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8.4905925827606" calcext:value-type="float">
            <text:p>88,4905925827606</text:p>
          </table:table-cell>
          <table:table-cell office:value-type="float" office:value="91.7888529594533" calcext:value-type="float">
            <text:p>91,7888529594533</text:p>
          </table:table-cell>
          <table:table-cell office:value-type="float" office:value="72.1528248740261" calcext:value-type="float">
            <text:p>72,1528248740261</text:p>
          </table:table-cell>
          <table:table-cell office:value-type="float" office:value="88.1287405236911" calcext:value-type="float">
            <text:p>88,1287405236911</text:p>
          </table:table-cell>
          <table:table-cell office:value-type="float" office:value="88.6506885992463" calcext:value-type="float">
            <text:p>88,6506885992463</text:p>
          </table:table-cell>
          <table:table-cell office:value-type="float" office:value="89.4232984664537" calcext:value-type="float">
            <text:p>89,4232984664537</text:p>
          </table:table-cell>
          <table:table-cell office:value-type="float" office:value="98.7059213049694" calcext:value-type="float">
            <text:p>98,7059213049694</text:p>
          </table:table-cell>
          <table:table-cell office:value-type="float" office:value="101.812566994518" calcext:value-type="float">
            <text:p>101,812566994518</text:p>
          </table:table-cell>
          <table:table-cell office:value-type="float" office:value="89.2200672208281" calcext:value-type="float">
            <text:p>89,2200672208281</text:p>
          </table:table-cell>
          <table:table-cell office:value-type="float" office:value="100.551478096774" calcext:value-type="float">
            <text:p>100,5514780967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9.8" calcext:value-type="float">
            <text:p>129,8</text:p>
          </table:table-cell>
          <table:table-cell office:value-type="float" office:value="131" calcext:value-type="float">
            <text:p>131</text:p>
          </table:table-cell>
          <table:table-cell office:value-type="float" office:value="133.3" calcext:value-type="float">
            <text:p>133,3</text:p>
          </table:table-cell>
          <table:table-cell office:value-type="float" office:value="130.6" calcext:value-type="float">
            <text:p>130,6</text:p>
          </table:table-cell>
          <table:table-cell office:value-type="float" office:value="129.8" calcext:value-type="float">
            <text:p>129,8</text:p>
          </table:table-cell>
          <table:table-cell office:value-type="float" office:value="134" calcext:value-type="float">
            <text:p>134</text:p>
          </table:table-cell>
          <table:table-cell office:value-type="float" office:value="135.8" calcext:value-type="float">
            <text:p>135,8</text:p>
          </table:table-cell>
          <table:table-cell office:value-type="float" office:value="133.2" calcext:value-type="float">
            <text:p>133,2</text:p>
          </table:table-cell>
          <table:table-cell office:value-type="float" office:value="135.2" calcext:value-type="float">
            <text:p>135,2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2.2787230045728" calcext:value-type="float">
            <text:p>62,2787230045728</text:p>
          </table:table-cell>
          <table:table-cell office:value-type="float" office:value="64.7043228734441" calcext:value-type="float">
            <text:p>64,7043228734441</text:p>
          </table:table-cell>
          <table:table-cell office:value-type="float" office:value="69.2753182715077" calcext:value-type="float">
            <text:p>69,2753182715077</text:p>
          </table:table-cell>
          <table:table-cell office:value-type="float" office:value="68.7198096617119" calcext:value-type="float">
            <text:p>68,7198096617119</text:p>
          </table:table-cell>
          <table:table-cell office:value-type="float" office:value="73.754981751543" calcext:value-type="float">
            <text:p>73,754981751543</text:p>
          </table:table-cell>
          <table:table-cell office:value-type="float" office:value="33.0777963051118" calcext:value-type="float">
            <text:p>33,0777963051118</text:p>
          </table:table-cell>
          <table:table-cell office:value-type="float" office:value="46.6117987655787" calcext:value-type="float">
            <text:p>46,6117987655787</text:p>
          </table:table-cell>
          <table:table-cell office:value-type="float" office:value="45.9592963911655" calcext:value-type="float">
            <text:p>45,9592963911655</text:p>
          </table:table-cell>
          <table:table-cell office:value-type="float" office:value="37.1924970348716" calcext:value-type="float">
            <text:p>37,1924970348716</text:p>
          </table:table-cell>
          <table:table-cell office:value-type="float" office:value="49.0974741951104" calcext:value-type="float">
            <text:p>49,09747419511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9.4" calcext:value-type="float">
            <text:p>129,4</text:p>
          </table:table-cell>
          <table:table-cell office:value-type="float" office:value="131.7" calcext:value-type="float">
            <text:p>131,7</text:p>
          </table:table-cell>
          <table:table-cell office:value-type="float" office:value="129.6" calcext:value-type="float">
            <text:p>129,6</text:p>
          </table:table-cell>
          <table:table-cell office:value-type="float" office:value="133.2" calcext:value-type="float">
            <text:p>133,2</text:p>
          </table:table-cell>
          <table:table-cell office:value-type="float" office:value="133.1" calcext:value-type="float">
            <text:p>133,1</text:p>
          </table:table-cell>
          <table:table-cell office:value-type="float" office:value="152.7" calcext:value-type="float">
            <text:p>152,7</text:p>
          </table:table-cell>
          <table:table-cell office:value-type="float" office:value="146.9" calcext:value-type="float">
            <text:p>146,9</text:p>
          </table:table-cell>
          <table:table-cell office:value-type="float" office:value="152.2" calcext:value-type="float">
            <text:p>152,2</text:p>
          </table:table-cell>
          <table:table-cell office:value-type="float" office:value="165.6" calcext:value-type="float">
            <text:p>165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.0046852728936" calcext:value-type="float">
            <text:p>70,0046852728936</text:p>
          </table:table-cell>
          <table:table-cell office:value-type="float" office:value="47.6040411145052" calcext:value-type="float">
            <text:p>47,6040411145052</text:p>
          </table:table-cell>
          <table:table-cell office:value-type="float" office:value="65.8536450645562" calcext:value-type="float">
            <text:p>65,8536450645562</text:p>
          </table:table-cell>
          <table:table-cell office:value-type="float" office:value="50.1816819715451" calcext:value-type="float">
            <text:p>50,1816819715451</text:p>
          </table:table-cell>
          <table:table-cell office:value-type="float" office:value="56.4595140733096" calcext:value-type="float">
            <text:p>56,4595140733096</text:p>
          </table:table-cell>
          <table:table-cell office:value-type="float" office:value="35.6107150671683" calcext:value-type="float">
            <text:p>35,6107150671683</text:p>
          </table:table-cell>
          <table:table-cell office:value-type="float" office:value="49.2619066773863" calcext:value-type="float">
            <text:p>49,2619066773863</text:p>
          </table:table-cell>
          <table:table-cell office:value-type="float" office:value="54.5059678314695" calcext:value-type="float">
            <text:p>54,5059678314695</text:p>
          </table:table-cell>
          <table:table-cell office:value-type="float" office:value="44.0389436009536" calcext:value-type="float">
            <text:p>44,0389436009536</text:p>
          </table:table-cell>
          <table:table-cell office:value-type="float" office:value="58.1054970067197" calcext:value-type="float">
            <text:p>58,10549700671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2.6" calcext:value-type="float">
            <text:p>142,6</text:p>
          </table:table-cell>
          <table:table-cell office:value-type="float" office:value="139.4" calcext:value-type="float">
            <text:p>139,4</text:p>
          </table:table-cell>
          <table:table-cell office:value-type="float" office:value="140.2" calcext:value-type="float">
            <text:p>140,2</text:p>
          </table:table-cell>
          <table:table-cell office:value-type="float" office:value="145" calcext:value-type="float">
            <text:p>145</text:p>
          </table:table-cell>
          <table:table-cell office:value-type="float" office:value="142.1" calcext:value-type="float">
            <text:p>142,1</text:p>
          </table:table-cell>
          <table:table-cell office:value-type="float" office:value="138.3" calcext:value-type="float">
            <text:p>138,3</text:p>
          </table:table-cell>
          <table:table-cell office:value-type="float" office:value="157.9" calcext:value-type="float">
            <text:p>157,9</text:p>
          </table:table-cell>
          <table:table-cell office:value-type="float" office:value="149.7" calcext:value-type="float">
            <text:p>149,7</text:p>
          </table:table-cell>
          <table:table-cell office:value-type="float" office:value="151.4" calcext:value-type="float">
            <text:p>151,4</text:p>
          </table:table-cell>
          <table:table-cell office:value-type="float" office:value="149.2" calcext:value-type="float">
            <text:p>149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.0625440364387" calcext:value-type="float">
            <text:p>57,0625440364387</text:p>
          </table:table-cell>
          <table:table-cell office:value-type="float" office:value="65.3037002524777" calcext:value-type="float">
            <text:p>65,3037002524777</text:p>
          </table:table-cell>
          <table:table-cell office:value-type="float" office:value="62.1629673690049" calcext:value-type="float">
            <text:p>62,1629673690049</text:p>
          </table:table-cell>
          <table:table-cell office:value-type="float" office:value="70.7102058802244" calcext:value-type="float">
            <text:p>70,7102058802244</text:p>
          </table:table-cell>
          <table:table-cell office:value-type="float" office:value="59.3523512641998" calcext:value-type="float">
            <text:p>59,3523512641998</text:p>
          </table:table-cell>
          <table:table-cell office:value-type="float" office:value="58.2012894091863" calcext:value-type="float">
            <text:p>58,2012894091863</text:p>
          </table:table-cell>
          <table:table-cell office:value-type="float" office:value="56.8887771714596" calcext:value-type="float">
            <text:p>56,8887771714596</text:p>
          </table:table-cell>
          <table:table-cell office:value-type="float" office:value="61.3860711940165" calcext:value-type="float">
            <text:p>61,3860711940165</text:p>
          </table:table-cell>
          <table:table-cell office:value-type="float" office:value="53.0287687290639" calcext:value-type="float">
            <text:p>53,0287687290639</text:p>
          </table:table-cell>
          <table:table-cell office:value-type="float" office:value="55.6060483808038" calcext:value-type="float">
            <text:p>55,60604838080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37.2" calcext:value-type="float">
            <text:p>137,2</text:p>
          </table:table-cell>
          <table:table-cell office:value-type="float" office:value="138.6" calcext:value-type="float">
            <text:p>138,6</text:p>
          </table:table-cell>
          <table:table-cell office:value-type="float" office:value="142.2" calcext:value-type="float">
            <text:p>142,2</text:p>
          </table:table-cell>
          <table:table-cell office:value-type="float" office:value="140.6" calcext:value-type="float">
            <text:p>140,6</text:p>
          </table:table-cell>
          <table:table-cell office:value-type="float" office:value="131.6" calcext:value-type="float">
            <text:p>131,6</text:p>
          </table:table-cell>
          <table:table-cell office:value-type="float" office:value="136" calcext:value-type="float">
            <text:p>136</text:p>
          </table:table-cell>
          <table:table-cell office:value-type="float" office:value="145.3" calcext:value-type="float">
            <text:p>145,3</text:p>
          </table:table-cell>
          <table:table-cell office:value-type="float" office:value="134.4" calcext:value-type="float">
            <text:p>134,4</text:p>
          </table:table-cell>
          <table:table-cell office:value-type="float" office:value="135.6" calcext:value-type="float">
            <text:p>135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9.6928444931738" calcext:value-type="float">
            <text:p>49,6928444931738</text:p>
          </table:table-cell>
          <table:table-cell office:value-type="float" office:value="65.5751340809714" calcext:value-type="float">
            <text:p>65,5751340809714</text:p>
          </table:table-cell>
          <table:table-cell office:value-type="float" office:value="66.1341832280529" calcext:value-type="float">
            <text:p>66,1341832280529</text:p>
          </table:table-cell>
          <table:table-cell office:value-type="float" office:value="54.1317849065422" calcext:value-type="float">
            <text:p>54,1317849065422</text:p>
          </table:table-cell>
          <table:table-cell office:value-type="float" office:value="53.6334536193251" calcext:value-type="float">
            <text:p>53,6334536193251</text:p>
          </table:table-cell>
          <table:table-cell office:value-type="float" office:value="60.2634721093815" calcext:value-type="float">
            <text:p>60,2634721093815</text:p>
          </table:table-cell>
          <table:table-cell office:value-type="float" office:value="66.7846630153844" calcext:value-type="float">
            <text:p>66,7846630153844</text:p>
          </table:table-cell>
          <table:table-cell office:value-type="float" office:value="67.4863063819262" calcext:value-type="float">
            <text:p>67,4863063819262</text:p>
          </table:table-cell>
          <table:table-cell office:value-type="float" office:value="60.7658017540844" calcext:value-type="float">
            <text:p>60,7658017540844</text:p>
          </table:table-cell>
          <table:table-cell office:value-type="float" office:value="56.3394983566003" calcext:value-type="float">
            <text:p>56,33949835660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6.6" calcext:value-type="float">
            <text:p>136,6</text:p>
          </table:table-cell>
          <table:table-cell office:value-type="float" office:value="141" calcext:value-type="float">
            <text:p>141</text:p>
          </table:table-cell>
          <table:table-cell office:value-type="float" office:value="141.7" calcext:value-type="float">
            <text:p>141,7</text:p>
          </table:table-cell>
          <table:table-cell office:value-type="float" office:value="147.2" calcext:value-type="float">
            <text:p>147,2</text:p>
          </table:table-cell>
          <table:table-cell office:value-type="float" office:value="137" calcext:value-type="float">
            <text:p>137</text:p>
          </table:table-cell>
          <table:table-cell office:value-type="float" office:value="132.7" calcext:value-type="float">
            <text:p>132,7</text:p>
          </table:table-cell>
          <table:table-cell office:value-type="float" office:value="135.8" calcext:value-type="float">
            <text:p>135,8</text:p>
          </table:table-cell>
          <table:table-cell office:value-type="float" office:value="143.4" calcext:value-type="float">
            <text:p>143,4</text:p>
          </table:table-cell>
          <table:table-cell office:value-type="float" office:value="136.8" calcext:value-type="float">
            <text:p>136,8</text:p>
          </table:table-cell>
          <table:table-cell office:value-type="float" office:value="133.6" calcext:value-type="float">
            <text:p>133,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2.9669349761991" calcext:value-type="float">
            <text:p>52,9669349761991</text:p>
          </table:table-cell>
          <table:table-cell office:value-type="float" office:value="70.1488712741201" calcext:value-type="float">
            <text:p>70,1488712741201</text:p>
          </table:table-cell>
          <table:table-cell office:value-type="float" office:value="72.178120670964" calcext:value-type="float">
            <text:p>72,178120670964</text:p>
          </table:table-cell>
          <table:table-cell office:value-type="float" office:value="56.575928501192" calcext:value-type="float">
            <text:p>56,575928501192</text:p>
          </table:table-cell>
          <table:table-cell office:value-type="float" office:value="70.077986750604" calcext:value-type="float">
            <text:p>70,077986750604</text:p>
          </table:table-cell>
          <table:table-cell office:value-type="float" office:value="29.6096024511429" calcext:value-type="float">
            <text:p>29,6096024511429</text:p>
          </table:table-cell>
          <table:table-cell office:value-type="float" office:value="70.3227769827315" calcext:value-type="float">
            <text:p>70,3227769827315</text:p>
          </table:table-cell>
          <table:table-cell office:value-type="float" office:value="68.1578989756135" calcext:value-type="float">
            <text:p>68,1578989756135</text:p>
          </table:table-cell>
          <table:table-cell office:value-type="float" office:value="64.6411685413495" calcext:value-type="float">
            <text:p>64,6411685413495</text:p>
          </table:table-cell>
          <table:table-cell office:value-type="float" office:value="66.8662792255785" calcext:value-type="float">
            <text:p>66,86627922557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8.7" calcext:value-type="float">
            <text:p>138,7</text:p>
          </table:table-cell>
          <table:table-cell office:value-type="float" office:value="137.9" calcext:value-type="float">
            <text:p>137,9</text:p>
          </table:table-cell>
          <table:table-cell office:value-type="float" office:value="141.1" calcext:value-type="float">
            <text:p>141,1</text:p>
          </table:table-cell>
          <table:table-cell office:value-type="float" office:value="138.4" calcext:value-type="float">
            <text:p>138,4</text:p>
          </table:table-cell>
          <table:table-cell office:value-type="float" office:value="140.8" calcext:value-type="float">
            <text:p>140,8</text:p>
          </table:table-cell>
          <table:table-cell office:value-type="float" office:value="164.1" calcext:value-type="float">
            <text:p>164,1</text:p>
          </table:table-cell>
          <table:table-cell office:value-type="float" office:value="141.2" calcext:value-type="float">
            <text:p>141,2</text:p>
          </table:table-cell>
          <table:table-cell office:value-type="float" office:value="146" calcext:value-type="float">
            <text:p>146</text:p>
          </table:table-cell>
          <table:table-cell office:value-type="float" office:value="161.6" calcext:value-type="float">
            <text:p>161,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5.0678820570629" calcext:value-type="float">
            <text:p>45,0678820570629</text:p>
          </table:table-cell>
          <table:table-cell office:value-type="float" office:value="63.1788556862749" calcext:value-type="float">
            <text:p>63,1788556862749</text:p>
          </table:table-cell>
          <table:table-cell office:value-type="float" office:value="65.3197056403178" calcext:value-type="float">
            <text:p>65,3197056403178</text:p>
          </table:table-cell>
          <table:table-cell office:value-type="float" office:value="51.9787940164944" calcext:value-type="float">
            <text:p>51,9787940164944</text:p>
          </table:table-cell>
          <table:table-cell office:value-type="float" office:value="59.7468586869821" calcext:value-type="float">
            <text:p>59,7468586869821</text:p>
          </table:table-cell>
          <table:table-cell office:value-type="float" office:value="61.418627219071" calcext:value-type="float">
            <text:p>61,418627219071</text:p>
          </table:table-cell>
          <table:table-cell office:value-type="float" office:value="74.9906791666671" calcext:value-type="float">
            <text:p>74,9906791666671</text:p>
          </table:table-cell>
          <table:table-cell office:value-type="float" office:value="88.3345083590352" calcext:value-type="float">
            <text:p>88,3345083590352</text:p>
          </table:table-cell>
          <table:table-cell office:value-type="float" office:value="83.327610238971" calcext:value-type="float">
            <text:p>83,327610238971</text:p>
          </table:table-cell>
          <table:table-cell office:value-type="float" office:value="84.003700898753" calcext:value-type="float">
            <text:p>84,00370089875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1.9" calcext:value-type="float">
            <text:p>131,9</text:p>
          </table:table-cell>
          <table:table-cell table:style-name="ce25" office:value-type="float" office:value="131.7" calcext:value-type="float">
            <text:p>131,7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36.6" calcext:value-type="float">
            <text:p>136,6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41" calcext:value-type="float">
            <text:p>141</text:p>
          </table:table-cell>
          <table:table-cell table:style-name="ce29" office:value-type="float" office:value="141.4" calcext:value-type="float">
            <text:p>141,4</text:p>
          </table:table-cell>
        </table:table-row>
      </table:table>
      <table:table table:name="3" table:style-name="ta1">
        <table:shapes>
          <draw:frame draw:z-index="0" draw:style-name="gr1" draw:text-style-name="P1" svg:width="24.604cm" svg:height="8.981cm" svg:x="27.151cm" svg:y="5.508cm">
            <draw:object draw:notify-on-update-of-ranges="'3'.M2:'3'.M11 '3'.N1:'3'.N1 '3'.N2:'3'.N11 '3'.O1:'3'.O1 '3'.O2:'3'.O11 '3'.P1:'3'.P1 '3'.P2:'3'.P11 '3'.Q1:'3'.Q1 '3'.Q2:'3'.Q11 '3'.R1:'3'.R1 '3'.R2:'3'.R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24.575cm" svg:height="8.982cm" svg:x="27.18cm" svg:y="15.082cm">
            <draw:object draw:notify-on-update-of-ranges="'3'.M2:'3'.M11 '3'.S1:'3'.S1 '3'.S2:'3'.S11 '3'.T1:'3'.T1 '3'.T2:'3'.T11 '3'.U1:'3'.U1 '3'.U2:'3'.U11 '3'.V1:'3'.V1 '3'.V2:'3'.V11 '3'.W1:'3'.W1 '3'.W2:'3'.W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24.61cm" svg:height="9.001cm" svg:x="0.097cm" svg:y="5.582cm">
            <draw:object draw:notify-on-update-of-ranges="'3'.A1:'3'.A1 '3'.A2:'3'.A11 '3'.B1:'3'.B1 '3'.B2:'3'.B11 '3'.C1:'3'.C1 '3'.C2:'3'.C11 '3'.D1:'3'.D1 '3'.D2:'3'.D11 '3'.E1:'3'.E1 '3'.E2:'3'.E11 '3'.F1:'3'.F1 '3'.F2:'3'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4.449cm" svg:height="9.001cm" svg:x="0.129cm" svg:y="15.035cm">
            <draw:object draw:notify-on-update-of-ranges="'3'.A1:'3'.A1 '3'.A2:'3'.A11 '3'.G1:'3'.G1 '3'.G2:'3'.G11 '3'.H1:'3'.H1 '3'.H2:'3'.H11 '3'.I1:'3'.I1 '3'.I2:'3'.I11 '3'.J1:'3'.J1 '3'.J2:'3'.J11 '3'.K1:'3'.K1 '3'.K2:'3'.K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94.03259801105" calcext:value-type="float">
            <text:p>194,03259801105</text:p>
          </table:table-cell>
          <table:table-cell table:number-columns-repeated="2" office:value-type="float" office:value="218.129377924812" calcext:value-type="float">
            <text:p>218,129377924812</text:p>
          </table:table-cell>
          <table:table-cell office:value-type="float" office:value="219.970966027561" calcext:value-type="float">
            <text:p>219,970966027561</text:p>
          </table:table-cell>
          <table:table-cell table:number-columns-repeated="2" office:value-type="float" office:value="218.129377924812" calcext:value-type="float">
            <text:p>218,129377924812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82.6" calcext:value-type="float">
            <text:p>182,6</text:p>
          </table:table-cell>
          <table:table-cell table:number-columns-repeated="4" table:style-name="ce12" office:value-type="float" office:value="182.6" calcext:value-type="float">
            <text:p>182,6</text:p>
          </table:table-cell>
          <table:table-cell table:style-name="ce12" office:value-type="float" office:value="167.8" calcext:value-type="float">
            <text:p>167,8</text:p>
          </table:table-cell>
          <table:table-cell table:style-name="ce12" office:value-type="float" office:value="167.9" calcext:value-type="float">
            <text:p>167,9</text:p>
          </table:table-cell>
          <table:table-cell table:style-name="ce12" office:value-type="float" office:value="168.5" calcext:value-type="float">
            <text:p>168,5</text:p>
          </table:table-cell>
          <table:table-cell table:style-name="ce12" office:value-type="float" office:value="167.8" calcext:value-type="float">
            <text:p>167,8</text:p>
          </table:table-cell>
          <table:table-cell table:style-name="ce27" office:value-type="float" office:value="167.8" calcext:value-type="float">
            <text:p>167,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60.9823883363626" calcext:value-type="float">
            <text:p>60,9823883363626</text:p>
          </table:table-cell>
          <table:table-cell table:number-columns-repeated="2" office:value-type="float" office:value="182.13838797123" calcext:value-type="float">
            <text:p>182,13838797123</text:p>
          </table:table-cell>
          <table:table-cell office:value-type="float" office:value="171.765541721054" calcext:value-type="float">
            <text:p>171,765541721054</text:p>
          </table:table-cell>
          <table:table-cell table:number-columns-repeated="2" office:value-type="float" office:value="182.13838797123" calcext:value-type="float">
            <text:p>182,138387971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203.9" calcext:value-type="float">
            <text:p>203,9</text:p>
          </table:table-cell>
          <table:table-cell table:number-columns-repeated="2" office:value-type="float" office:value="136.1" calcext:value-type="float">
            <text:p>136,1</text:p>
          </table:table-cell>
          <table:table-cell office:value-type="float" office:value="139.6" calcext:value-type="float">
            <text:p>139,6</text:p>
          </table:table-cell>
          <table:table-cell table:number-columns-repeated="2" office:value-type="float" office:value="136.1" calcext:value-type="float">
            <text:p>136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9.024863455749" calcext:value-type="float">
            <text:p>139,024863455749</text:p>
          </table:table-cell>
          <table:table-cell office:value-type="float" office:value="145.30872555873" calcext:value-type="float">
            <text:p>145,30872555873</text:p>
          </table:table-cell>
          <table:table-cell office:value-type="float" office:value="138.071570001671" calcext:value-type="float">
            <text:p>138,071570001671</text:p>
          </table:table-cell>
          <table:table-cell office:value-type="float" office:value="153.423777810761" calcext:value-type="float">
            <text:p>153,423777810761</text:p>
          </table:table-cell>
          <table:table-cell office:value-type="float" office:value="146.647240290739" calcext:value-type="float">
            <text:p>146,647240290739</text:p>
          </table:table-cell>
          <table:table-cell office:value-type="float" office:value="114.368078014354" calcext:value-type="float">
            <text:p>114,368078014354</text:p>
          </table:table-cell>
          <table:table-cell office:value-type="float" office:value="133.781119231654" calcext:value-type="float">
            <text:p>133,781119231654</text:p>
          </table:table-cell>
          <table:table-cell office:value-type="float" office:value="114.893111945032" calcext:value-type="float">
            <text:p>114,893111945032</text:p>
          </table:table-cell>
          <table:table-cell office:value-type="float" office:value="115.188857995736" calcext:value-type="float">
            <text:p>115,188857995736</text:p>
          </table:table-cell>
          <table:table-cell office:value-type="float" office:value="115.909980178174" calcext:value-type="float">
            <text:p>115,9099801781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51.4" calcext:value-type="float">
            <text:p>151,4</text:p>
          </table:table-cell>
          <table:table-cell office:value-type="float" office:value="153.3" calcext:value-type="float">
            <text:p>153,3</text:p>
          </table:table-cell>
          <table:table-cell office:value-type="float" office:value="138.2" calcext:value-type="float">
            <text:p>138,2</text:p>
          </table:table-cell>
          <table:table-cell office:value-type="float" office:value="142.1" calcext:value-type="float">
            <text:p>142,1</text:p>
          </table:table-cell>
          <table:table-cell office:value-type="float" office:value="107" calcext:value-type="float">
            <text:p>107</text:p>
          </table:table-cell>
          <table:table-cell office:value-type="float" office:value="111.3" calcext:value-type="float">
            <text:p>111,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2.154795351781" calcext:value-type="float">
            <text:p>112,154795351781</text:p>
          </table:table-cell>
          <table:table-cell office:value-type="float" office:value="115.062261812488" calcext:value-type="float">
            <text:p>115,062261812488</text:p>
          </table:table-cell>
          <table:table-cell office:value-type="float" office:value="117.698976629477" calcext:value-type="float">
            <text:p>117,698976629477</text:p>
          </table:table-cell>
          <table:table-cell office:value-type="float" office:value="120.023034887335" calcext:value-type="float">
            <text:p>120,023034887335</text:p>
          </table:table-cell>
          <table:table-cell office:value-type="float" office:value="118.935117136021" calcext:value-type="float">
            <text:p>118,935117136021</text:p>
          </table:table-cell>
          <table:table-cell office:value-type="float" office:value="115.705198424043" calcext:value-type="float">
            <text:p>115,705198424043</text:p>
          </table:table-cell>
          <table:table-cell office:value-type="float" office:value="115.939146588693" calcext:value-type="float">
            <text:p>115,939146588693</text:p>
          </table:table-cell>
          <table:table-cell office:value-type="float" office:value="122.559071259076" calcext:value-type="float">
            <text:p>122,559071259076</text:p>
          </table:table-cell>
          <table:table-cell office:value-type="float" office:value="130.022652182783" calcext:value-type="float">
            <text:p>130,022652182783</text:p>
          </table:table-cell>
          <table:table-cell office:value-type="float" office:value="120.159106281702" calcext:value-type="float">
            <text:p>120,1591062817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.6" calcext:value-type="float">
            <text:p>112,6</text:p>
          </table:table-cell>
          <table:table-cell table:number-columns-repeated="2" office:value-type="float" office:value="104.1" calcext:value-type="float">
            <text:p>104,1</text:p>
          </table:table-cell>
          <table:table-cell office:value-type="float" office:value="104.8" calcext:value-type="float">
            <text:p>104,8</text:p>
          </table:table-cell>
          <table:table-cell office:value-type="float" office:value="110.9" calcext:value-type="float">
            <text:p>110,9</text:p>
          </table:table-cell>
          <table:table-cell office:value-type="float" office:value="111.4" calcext:value-type="float">
            <text:p>111,4</text:p>
          </table:table-cell>
          <table:table-cell office:value-type="float" office:value="105.6" calcext:value-type="float">
            <text:p>105,6</text:p>
          </table:table-cell>
          <table:table-cell office:value-type="float" office:value="116" calcext:value-type="float">
            <text:p>116</text:p>
          </table:table-cell>
          <table:table-cell office:value-type="float" office:value="101.4" calcext:value-type="float">
            <text:p>101,4</text:p>
          </table:table-cell>
          <table:table-cell office:value-type="float" office:value="105.6" calcext:value-type="float">
            <text:p>10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4.287011732305" calcext:value-type="float">
            <text:p>124,287011732305</text:p>
          </table:table-cell>
          <table:table-cell office:value-type="float" office:value="114.274426376052" calcext:value-type="float">
            <text:p>114,274426376052</text:p>
          </table:table-cell>
          <table:table-cell office:value-type="float" office:value="117.182845661785" calcext:value-type="float">
            <text:p>117,182845661785</text:p>
          </table:table-cell>
          <table:table-cell office:value-type="float" office:value="110.91990851752" calcext:value-type="float">
            <text:p>110,91990851752</text:p>
          </table:table-cell>
          <table:table-cell office:value-type="float" office:value="120.278929318054" calcext:value-type="float">
            <text:p>120,278929318054</text:p>
          </table:table-cell>
          <table:table-cell office:value-type="float" office:value="124.148339851024" calcext:value-type="float">
            <text:p>124,148339851024</text:p>
          </table:table-cell>
          <table:table-cell office:value-type="float" office:value="120.390589845758" calcext:value-type="float">
            <text:p>120,390589845758</text:p>
          </table:table-cell>
          <table:table-cell office:value-type="float" office:value="131.134699591231" calcext:value-type="float">
            <text:p>131,134699591231</text:p>
          </table:table-cell>
          <table:table-cell office:value-type="float" office:value="115.867124033553" calcext:value-type="float">
            <text:p>115,867124033553</text:p>
          </table:table-cell>
          <table:table-cell office:value-type="float" office:value="120.63905492671" calcext:value-type="float">
            <text:p>120,639054926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3.1" calcext:value-type="float">
            <text:p>123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3" calcext:value-type="float">
            <text:p>123</text:p>
          </table:table-cell>
          <table:table-cell office:value-type="float" office:value="126.2" calcext:value-type="float">
            <text:p>126,2</text:p>
          </table:table-cell>
          <table:table-cell office:value-type="float" office:value="121.9" calcext:value-type="float">
            <text:p>121,9</text:p>
          </table:table-cell>
          <table:table-cell office:value-type="float" office:value="92.2" calcext:value-type="float">
            <text:p>92,2</text:p>
          </table:table-cell>
          <table:table-cell office:value-type="float" office:value="94.4" calcext:value-type="float">
            <text:p>94,4</text:p>
          </table:table-cell>
          <table:table-cell office:value-type="float" office:value="93.5" calcext:value-type="float">
            <text:p>93,5</text:p>
          </table:table-cell>
          <table:table-cell office:value-type="float" office:value="95.2" calcext:value-type="float">
            <text:p>95,2</text:p>
          </table:table-cell>
          <table:table-cell office:value-type="float" office:value="85.8" calcext:value-type="float">
            <text:p>85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2.6207635111624" calcext:value-type="float">
            <text:p>92,6207635111624</text:p>
          </table:table-cell>
          <table:table-cell office:value-type="float" office:value="95.8339904142014" calcext:value-type="float">
            <text:p>95,8339904142014</text:p>
          </table:table-cell>
          <table:table-cell office:value-type="float" office:value="92.9782279083435" calcext:value-type="float">
            <text:p>92,9782279083435</text:p>
          </table:table-cell>
          <table:table-cell office:value-type="float" office:value="93.2202022228723" calcext:value-type="float">
            <text:p>93,2202022228723</text:p>
          </table:table-cell>
          <table:table-cell office:value-type="float" office:value="96.6906647467315" calcext:value-type="float">
            <text:p>96,6906647467315</text:p>
          </table:table-cell>
          <table:table-cell office:value-type="float" office:value="103.227461659016" calcext:value-type="float">
            <text:p>103,227461659016</text:p>
          </table:table-cell>
          <table:table-cell office:value-type="float" office:value="101.884089488852" calcext:value-type="float">
            <text:p>101,884089488852</text:p>
          </table:table-cell>
          <table:table-cell office:value-type="float" office:value="99.8147270060534" calcext:value-type="float">
            <text:p>99,8147270060534</text:p>
          </table:table-cell>
          <table:table-cell office:value-type="float" office:value="94.6388226481964" calcext:value-type="float">
            <text:p>94,6388226481964</text:p>
          </table:table-cell>
          <table:table-cell office:value-type="float" office:value="101.1485843524" calcext:value-type="float">
            <text:p>101,14858435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.6" calcext:value-type="float">
            <text:p>100,6</text:p>
          </table:table-cell>
          <table:table-cell office:value-type="float" office:value="99.7" calcext:value-type="float">
            <text:p>99,7</text:p>
          </table:table-cell>
          <table:table-cell office:value-type="float" office:value="99.8" calcext:value-type="float">
            <text:p>99,8</text:p>
          </table:table-cell>
          <table:table-cell office:value-type="float" office:value="100.6" calcext:value-type="float">
            <text:p>100,6</text:p>
          </table:table-cell>
          <table:table-cell office:value-type="float" office:value="107.6" calcext:value-type="float">
            <text:p>107,6</text:p>
          </table:table-cell>
          <table:table-cell office:value-type="float" office:value="92.5" calcext:value-type="float">
            <text:p>92,5</text:p>
          </table:table-cell>
          <table:table-cell office:value-type="float" office:value="98.4" calcext:value-type="float">
            <text:p>98,4</text:p>
          </table:table-cell>
          <table:table-cell office:value-type="float" office:value="95.8" calcext:value-type="float">
            <text:p>95,8</text:p>
          </table:table-cell>
          <table:table-cell office:value-type="float" office:value="92.6" calcext:value-type="float">
            <text:p>92,6</text:p>
          </table:table-cell>
          <table:table-cell office:value-type="float" office:value="91.2" calcext:value-type="float">
            <text:p>91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1.239533223224" calcext:value-type="float">
            <text:p>101,239533223224</text:p>
          </table:table-cell>
          <table:table-cell office:value-type="float" office:value="103.90475321519" calcext:value-type="float">
            <text:p>103,90475321519</text:p>
          </table:table-cell>
          <table:table-cell office:value-type="float" office:value="91.5526063655916" calcext:value-type="float">
            <text:p>91,5526063655916</text:p>
          </table:table-cell>
          <table:table-cell office:value-type="float" office:value="97.190758825026" calcext:value-type="float">
            <text:p>97,190758825026</text:p>
          </table:table-cell>
          <table:table-cell office:value-type="float" office:value="92.2655553779246" calcext:value-type="float">
            <text:p>92,2655553779246</text:p>
          </table:table-cell>
          <table:table-cell office:value-type="float" office:value="90.0207710585952" calcext:value-type="float">
            <text:p>90,0207710585952</text:p>
          </table:table-cell>
          <table:table-cell office:value-type="float" office:value="90.3186581489254" calcext:value-type="float">
            <text:p>90,3186581489254</text:p>
          </table:table-cell>
          <table:table-cell office:value-type="float" office:value="89.7130567002673" calcext:value-type="float">
            <text:p>89,7130567002673</text:p>
          </table:table-cell>
          <table:table-cell office:value-type="float" office:value="101.531828092869" calcext:value-type="float">
            <text:p>101,531828092869</text:p>
          </table:table-cell>
          <table:table-cell office:value-type="float" office:value="94.6057619752236" calcext:value-type="float">
            <text:p>94,60576197522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.5" calcext:value-type="float">
            <text:p>100,5</text:p>
          </table:table-cell>
          <table:table-cell office:value-type="float" office:value="102.7" calcext:value-type="float">
            <text:p>102,7</text:p>
          </table:table-cell>
          <table:table-cell office:value-type="float" office:value="120.2" calcext:value-type="float">
            <text:p>120,2</text:p>
          </table:table-cell>
          <table:table-cell office:value-type="float" office:value="102.2" calcext:value-type="float">
            <text:p>102,2</text:p>
          </table:table-cell>
          <table:table-cell office:value-type="float" office:value="110" calcext:value-type="float">
            <text:p>110</text:p>
          </table:table-cell>
          <table:table-cell office:value-type="float" office:value="79.8" calcext:value-type="float">
            <text:p>79,8</text:p>
          </table:table-cell>
          <table:table-cell office:value-type="float" office:value="82.2" calcext:value-type="float">
            <text:p>82,2</text:p>
          </table:table-cell>
          <table:table-cell office:value-type="float" office:value="88.4" calcext:value-type="float">
            <text:p>88,4</text:p>
          </table:table-cell>
          <table:table-cell office:value-type="float" office:value="79.8" calcext:value-type="float">
            <text:p>79,8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7.2217207582" calcext:value-type="float">
            <text:p>97,2217207582</text:p>
          </table:table-cell>
          <table:table-cell office:value-type="float" office:value="100.03768134685" calcext:value-type="float">
            <text:p>100,03768134685</text:p>
          </table:table-cell>
          <table:table-cell office:value-type="float" office:value="97.036065066182" calcext:value-type="float">
            <text:p>97,036065066182</text:p>
          </table:table-cell>
          <table:table-cell office:value-type="float" office:value="100.346027587992" calcext:value-type="float">
            <text:p>100,346027587992</text:p>
          </table:table-cell>
          <table:table-cell office:value-type="float" office:value="95.4259893933517" calcext:value-type="float">
            <text:p>95,4259893933517</text:p>
          </table:table-cell>
          <table:table-cell office:value-type="float" office:value="89.459121172414" calcext:value-type="float">
            <text:p>89,459121172414</text:p>
          </table:table-cell>
          <table:table-cell office:value-type="float" office:value="90.9985147909485" calcext:value-type="float">
            <text:p>90,9985147909485</text:p>
          </table:table-cell>
          <table:table-cell office:value-type="float" office:value="92.4869755413317" calcext:value-type="float">
            <text:p>92,4869755413317</text:p>
          </table:table-cell>
          <table:table-cell office:value-type="float" office:value="91.2066529863987" calcext:value-type="float">
            <text:p>91,2066529863987</text:p>
          </table:table-cell>
          <table:table-cell office:value-type="float" office:value="91.5963965507071" calcext:value-type="float">
            <text:p>91,59639655070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.6" calcext:value-type="float">
            <text:p>80,6</text:p>
          </table:table-cell>
          <table:table-cell office:value-type="float" office:value="80.5" calcext:value-type="float">
            <text:p>80,5</text:p>
          </table:table-cell>
          <table:table-cell office:value-type="float" office:value="89.8" calcext:value-type="float">
            <text:p>89,8</text:p>
          </table:table-cell>
          <table:table-cell office:value-type="float" office:value="89.2" calcext:value-type="float">
            <text:p>89,2</text:p>
          </table:table-cell>
          <table:table-cell office:value-type="float" office:value="89.5" calcext:value-type="float">
            <text:p>89,5</text:p>
          </table:table-cell>
          <table:table-cell office:value-type="float" office:value="83" calcext:value-type="float">
            <text:p>83</text:p>
          </table:table-cell>
          <table:table-cell office:value-type="float" office:value="79.1" calcext:value-type="float">
            <text:p>79,1</text:p>
          </table:table-cell>
          <table:table-cell office:value-type="float" office:value="86.1" calcext:value-type="float">
            <text:p>86,1</text:p>
          </table:table-cell>
          <table:table-cell office:value-type="float" office:value="79.8" calcext:value-type="float">
            <text:p>79,8</text:p>
          </table:table-cell>
          <table:table-cell office:value-type="float" office:value="80.2" calcext:value-type="float">
            <text:p>80,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0.0582812112183" calcext:value-type="float">
            <text:p>90,0582812112183</text:p>
          </table:table-cell>
          <table:table-cell office:value-type="float" office:value="94.7219003404252" calcext:value-type="float">
            <text:p>94,7219003404252</text:p>
          </table:table-cell>
          <table:table-cell office:value-type="float" office:value="94.6067975284228" calcext:value-type="float">
            <text:p>94,6067975284228</text:p>
          </table:table-cell>
          <table:table-cell office:value-type="float" office:value="87.5259509256977" calcext:value-type="float">
            <text:p>87,5259509256977</text:p>
          </table:table-cell>
          <table:table-cell office:value-type="float" office:value="88.3939382754488" calcext:value-type="float">
            <text:p>88,3939382754488</text:p>
          </table:table-cell>
          <table:table-cell office:value-type="float" office:value="72.7277363755654" calcext:value-type="float">
            <text:p>72,7277363755654</text:p>
          </table:table-cell>
          <table:table-cell office:value-type="float" office:value="75.9671516099718" calcext:value-type="float">
            <text:p>75,9671516099718</text:p>
          </table:table-cell>
          <table:table-cell office:value-type="float" office:value="75.4255041410636" calcext:value-type="float">
            <text:p>75,4255041410636</text:p>
          </table:table-cell>
          <table:table-cell office:value-type="float" office:value="85.5855670568089" calcext:value-type="float">
            <text:p>85,5855670568089</text:p>
          </table:table-cell>
          <table:table-cell office:value-type="float" office:value="88.3279317933299" calcext:value-type="float">
            <text:p>88,32793179332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" calcext:value-type="float">
            <text:p>82,6</text:p>
          </table:table-cell>
          <table:table-cell office:value-type="float" office:value="86" calcext:value-type="float">
            <text:p>86</text:p>
          </table:table-cell>
          <table:table-cell office:value-type="float" office:value="84.6" calcext:value-type="float">
            <text:p>84,6</text:p>
          </table:table-cell>
          <table:table-cell office:value-type="float" office:value="84.8" calcext:value-type="float">
            <text:p>84,8</text:p>
          </table:table-cell>
          <table:table-cell office:value-type="float" office:value="86.9" calcext:value-type="float">
            <text:p>86,9</text:p>
          </table:table-cell>
          <table:table-cell office:value-type="float" office:value="71.2" calcext:value-type="float">
            <text:p>71,2</text:p>
          </table:table-cell>
          <table:table-cell office:value-type="float" office:value="82.8" calcext:value-type="float">
            <text:p>82,8</text:p>
          </table:table-cell>
          <table:table-cell office:value-type="float" office:value="80" calcext:value-type="float">
            <text:p>80</text:p>
          </table:table-cell>
          <table:table-cell office:value-type="float" office:value="75.2" calcext:value-type="float">
            <text:p>75,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5.4062582076421" calcext:value-type="float">
            <text:p>85,4062582076421</text:p>
          </table:table-cell>
          <table:table-cell office:value-type="float" office:value="85.8499528581854" calcext:value-type="float">
            <text:p>85,8499528581854</text:p>
          </table:table-cell>
          <table:table-cell office:value-type="float" office:value="85.057517925238" calcext:value-type="float">
            <text:p>85,057517925238</text:p>
          </table:table-cell>
          <table:table-cell office:value-type="float" office:value="87.1855622652251" calcext:value-type="float">
            <text:p>87,1855622652251</text:p>
          </table:table-cell>
          <table:table-cell office:value-type="float" office:value="87.6880332491359" calcext:value-type="float">
            <text:p>87,6880332491359</text:p>
          </table:table-cell>
          <table:table-cell office:value-type="float" office:value="59.8525921295595" calcext:value-type="float">
            <text:p>59,8525921295595</text:p>
          </table:table-cell>
          <table:table-cell office:value-type="float" office:value="74.401252730924" calcext:value-type="float">
            <text:p>74,401252730924</text:p>
          </table:table-cell>
          <table:table-cell office:value-type="float" office:value="72.5742355519704" calcext:value-type="float">
            <text:p>72,5742355519704</text:p>
          </table:table-cell>
          <table:table-cell office:value-type="float" office:value="80.9213190372666" calcext:value-type="float">
            <text:p>80,9213190372666</text:p>
          </table:table-cell>
          <table:table-cell office:value-type="float" office:value="70.2902033172084" calcext:value-type="float">
            <text:p>70,290203317208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81.7" calcext:value-type="float">
            <text:p>81,7</text:p>
          </table:table-cell>
          <table:table-cell table:style-name="ce25" office:value-type="float" office:value="86.8" calcext:value-type="float">
            <text:p>86,8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9.9" calcext:value-type="float">
            <text:p>79,9</text:p>
          </table:table-cell>
          <table:table-cell table:style-name="ce25" office:value-type="float" office:value="69.1" calcext:value-type="float">
            <text:p>69,1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79.4" calcext:value-type="float">
            <text:p>79,4</text:p>
          </table:table-cell>
          <table:table-cell table:style-name="ce29" office:value-type="float" office:value="71.6" calcext:value-type="float">
            <text:p>71,6</text:p>
          </table:table-cell>
        </table:table-row>
      </table:table>
      <table:table table:name="4" table:style-name="ta1">
        <table:shapes>
          <draw:frame draw:z-index="0" draw:style-name="gr1" draw:text-style-name="P1" svg:width="24.662cm" svg:height="8.981cm" svg:x="27.18cm" svg:y="5.508cm">
            <draw:object draw:notify-on-update-of-ranges="'4'.M2:'4'.M11 '4'.N1:'4'.N1 '4'.N2:'4'.N11 '4'.O1:'4'.O1 '4'.O2:'4'.O11 '4'.P1:'4'.P1 '4'.P2:'4'.P11 '4'.Q1:'4'.Q1 '4'.Q2:'4'.Q11 '4'.R1:'4'.R1 '4'.R2:'4'.R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24.575cm" svg:height="8.982cm" svg:x="27.151cm" svg:y="15.28cm">
            <draw:object draw:notify-on-update-of-ranges="'4'.M2:'4'.M11 '4'.S1:'4'.S1 '4'.S2:'4'.S11 '4'.T1:'4'.T1 '4'.T2:'4'.T11 '4'.U1:'4'.U1 '4'.U2:'4'.U11 '4'.V1:'4'.V1 '4'.V2:'4'.V11 '4'.W1:'4'.W1 '4'.W2:'4'.W1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1" draw:text-style-name="P1" svg:width="24.545cm" svg:height="9.001cm" svg:x="0.129cm" svg:y="5.582cm">
            <draw:object draw:notify-on-update-of-ranges="'4'.A1:'4'.A1 '4'.A2:'4'.A11 '4'.B1:'4'.B1 '4'.B2:'4'.B11 '4'.C1:'4'.C1 '4'.C2:'4'.C11 '4'.D1:'4'.D1 '4'.D2:'4'.D11 '4'.E1:'4'.E1 '4'.E2:'4'.E11 '4'.F1:'4'.F1 '4'.F2:'4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4.481cm" svg:height="9.001cm" svg:x="0.129cm" svg:y="15.035cm">
            <draw:object draw:notify-on-update-of-ranges="'4'.A1:'4'.A1 '4'.A2:'4'.A11 '4'.G1:'4'.G1 '4'.G2:'4'.G11 '4'.H1:'4'.H1 '4'.H2:'4'.H11 '4'.I1:'4'.I1 '4'.I2:'4'.I11 '4'.J1:'4'.J1 '4'.J2:'4'.J11 '4'.K1:'4'.K1 '4'.K2:'4'.K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97.509016602503" calcext:value-type="float">
            <text:p>297,509016602503</text:p>
          </table:table-cell>
          <table:table-cell table:number-columns-repeated="2" office:value-type="float" office:value="321.415990351758" calcext:value-type="float">
            <text:p>321,415990351758</text:p>
          </table:table-cell>
          <table:table-cell office:value-type="float" office:value="323.159318168093" calcext:value-type="float">
            <text:p>323,159318168093</text:p>
          </table:table-cell>
          <table:table-cell table:number-columns-repeated="2" office:value-type="float" office:value="321.415990351758" calcext:value-type="float">
            <text:p>321,41599035175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4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1" calcext:value-type="float">
            <text:p>101</text:p>
          </table:table-cell>
          <table:table-cell table:style-name="ce12" office:value-type="float" office:value="100.9" calcext:value-type="float">
            <text:p>100,9</text:p>
          </table:table-cell>
          <table:table-cell table:style-name="ce12" office:value-type="float" office:value="101" calcext:value-type="float">
            <text:p>101</text:p>
          </table:table-cell>
          <table:table-cell table:style-name="ce27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95.696013178012" calcext:value-type="float">
            <text:p>195,696013178012</text:p>
          </table:table-cell>
          <table:table-cell table:number-columns-repeated="5" office:value-type="float" office:value="227.4815" calcext:value-type="float">
            <text:p>227,48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93.1" calcext:value-type="float">
            <text:p>93,1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9.194508888114" calcext:value-type="float">
            <text:p>179,194508888114</text:p>
          </table:table-cell>
          <table:table-cell office:value-type="float" office:value="176.059073690696" calcext:value-type="float">
            <text:p>176,059073690696</text:p>
          </table:table-cell>
          <table:table-cell office:value-type="float" office:value="177.148116792055" calcext:value-type="float">
            <text:p>177,148116792055</text:p>
          </table:table-cell>
          <table:table-cell office:value-type="float" office:value="166.767853950777" calcext:value-type="float">
            <text:p>166,767853950777</text:p>
          </table:table-cell>
          <table:table-cell office:value-type="float" office:value="175.321225875845" calcext:value-type="float">
            <text:p>175,321225875845</text:p>
          </table:table-cell>
          <table:table-cell office:value-type="float" office:value="205.644918674491" calcext:value-type="float">
            <text:p>205,644918674491</text:p>
          </table:table-cell>
          <table:table-cell office:value-type="float" office:value="201.202430301954" calcext:value-type="float">
            <text:p>201,202430301954</text:p>
          </table:table-cell>
          <table:table-cell office:value-type="float" office:value="196.413973021061" calcext:value-type="float">
            <text:p>196,413973021061</text:p>
          </table:table-cell>
          <table:table-cell office:value-type="float" office:value="196.224403750885" calcext:value-type="float">
            <text:p>196,224403750885</text:p>
          </table:table-cell>
          <table:table-cell office:value-type="float" office:value="197.273161099214" calcext:value-type="float">
            <text:p>197,2731610992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5" calcext:value-type="float">
            <text:p>83,5</text:p>
          </table:table-cell>
          <table:table-cell office:value-type="float" office:value="82.9" calcext:value-type="float">
            <text:p>82,9</text:p>
          </table:table-cell>
          <table:table-cell office:value-type="float" office:value="84.8" calcext:value-type="float">
            <text:p>84,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.4" calcext:value-type="float">
            <text:p>78,4</text:p>
          </table:table-cell>
          <table:table-cell office:value-type="float" office:value="76.3" calcext:value-type="float">
            <text:p>76,3</text:p>
          </table:table-cell>
          <table:table-cell office:value-type="float" office:value="74.9" calcext:value-type="float">
            <text:p>74,9</text:p>
          </table:table-cell>
          <table:table-cell office:value-type="float" office:value="76.6" calcext:value-type="float">
            <text:p>76,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9.560569214635" calcext:value-type="float">
            <text:p>179,560569214635</text:p>
          </table:table-cell>
          <table:table-cell office:value-type="float" office:value="184.646883757519" calcext:value-type="float">
            <text:p>184,646883757519</text:p>
          </table:table-cell>
          <table:table-cell office:value-type="float" office:value="177.456361289678" calcext:value-type="float">
            <text:p>177,456361289678</text:p>
          </table:table-cell>
          <table:table-cell office:value-type="float" office:value="177.649356803355" calcext:value-type="float">
            <text:p>177,649356803355</text:p>
          </table:table-cell>
          <table:table-cell office:value-type="float" office:value="175.494618743433" calcext:value-type="float">
            <text:p>175,494618743433</text:p>
          </table:table-cell>
          <table:table-cell office:value-type="float" office:value="132.727272338606" calcext:value-type="float">
            <text:p>132,727272338606</text:p>
          </table:table-cell>
          <table:table-cell office:value-type="float" office:value="136.095811334226" calcext:value-type="float">
            <text:p>136,095811334226</text:p>
          </table:table-cell>
          <table:table-cell office:value-type="float" office:value="134.760561731207" calcext:value-type="float">
            <text:p>134,760561731207</text:p>
          </table:table-cell>
          <table:table-cell office:value-type="float" office:value="144.956023878069" calcext:value-type="float">
            <text:p>144,956023878069</text:p>
          </table:table-cell>
          <table:table-cell office:value-type="float" office:value="136.720920181818" calcext:value-type="float">
            <text:p>136,7209201818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1" calcext:value-type="float">
            <text:p>91,1</text:p>
          </table:table-cell>
          <table:table-cell office:value-type="float" office:value="91.8" calcext:value-type="float">
            <text:p>91,8</text:p>
          </table:table-cell>
          <table:table-cell office:value-type="float" office:value="105.9" calcext:value-type="float">
            <text:p>105,9</text:p>
          </table:table-cell>
          <table:table-cell office:value-type="float" office:value="91.2" calcext:value-type="float">
            <text:p>91,2</text:p>
          </table:table-cell>
          <table:table-cell office:value-type="float" office:value="100.8" calcext:value-type="float">
            <text:p>100,8</text:p>
          </table:table-cell>
          <table:table-cell office:value-type="float" office:value="53.1" calcext:value-type="float">
            <text:p>53,1</text:p>
          </table:table-cell>
          <table:table-cell office:value-type="float" office:value="51" calcext:value-type="float">
            <text:p>51</text:p>
          </table:table-cell>
          <table:table-cell office:value-type="float" office:value="50.1" calcext:value-type="float">
            <text:p>50,1</text:p>
          </table:table-cell>
          <table:table-cell office:value-type="float" office:value="53.4" calcext:value-type="float">
            <text:p>53,4</text:p>
          </table:table-cell>
          <table:table-cell office:value-type="float" office:value="50.2" calcext:value-type="float">
            <text:p>50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8.011864414522" calcext:value-type="float">
            <text:p>138,011864414522</text:p>
          </table:table-cell>
          <table:table-cell office:value-type="float" office:value="133.345904456654" calcext:value-type="float">
            <text:p>133,345904456654</text:p>
          </table:table-cell>
          <table:table-cell office:value-type="float" office:value="145.754849902371" calcext:value-type="float">
            <text:p>145,754849902371</text:p>
          </table:table-cell>
          <table:table-cell office:value-type="float" office:value="153.681091968085" calcext:value-type="float">
            <text:p>153,681091968085</text:p>
          </table:table-cell>
          <table:table-cell office:value-type="float" office:value="152.734508331122" calcext:value-type="float">
            <text:p>152,734508331122</text:p>
          </table:table-cell>
          <table:table-cell office:value-type="float" office:value="138.880426468507" calcext:value-type="float">
            <text:p>138,880426468507</text:p>
          </table:table-cell>
          <table:table-cell office:value-type="float" office:value="161.220367405063" calcext:value-type="float">
            <text:p>161,220367405063</text:p>
          </table:table-cell>
          <table:table-cell office:value-type="float" office:value="160.330216750066" calcext:value-type="float">
            <text:p>160,330216750066</text:p>
          </table:table-cell>
          <table:table-cell office:value-type="float" office:value="159.211878096269" calcext:value-type="float">
            <text:p>159,211878096269</text:p>
          </table:table-cell>
          <table:table-cell office:value-type="float" office:value="155.342929845627" calcext:value-type="float">
            <text:p>155,3429298456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,7</text:p>
          </table:table-cell>
          <table:table-cell office:value-type="float" office:value="60.8" calcext:value-type="float">
            <text:p>60,8</text:p>
          </table:table-cell>
          <table:table-cell office:value-type="float" office:value="65" calcext:value-type="float">
            <text:p>65</text:p>
          </table:table-cell>
          <table:table-cell office:value-type="float" office:value="68.2" calcext:value-type="float">
            <text:p>68,2</text:p>
          </table:table-cell>
          <table:table-cell office:value-type="float" office:value="68.1" calcext:value-type="float">
            <text:p>68,1</text:p>
          </table:table-cell>
          <table:table-cell office:value-type="float" office:value="77.7" calcext:value-type="float">
            <text:p>77,7</text:p>
          </table:table-cell>
          <table:table-cell office:value-type="float" office:value="69.9" calcext:value-type="float">
            <text:p>69,9</text:p>
          </table:table-cell>
          <table:table-cell office:value-type="float" office:value="70.1" calcext:value-type="float">
            <text:p>70,1</text:p>
          </table:table-cell>
          <table:table-cell office:value-type="float" office:value="68.4" calcext:value-type="float">
            <text:p>68,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5.308872525773" calcext:value-type="float">
            <text:p>125,308872525773</text:p>
          </table:table-cell>
          <table:table-cell office:value-type="float" office:value="140.306188526211" calcext:value-type="float">
            <text:p>140,306188526211</text:p>
          </table:table-cell>
          <table:table-cell office:value-type="float" office:value="144.934443635933" calcext:value-type="float">
            <text:p>144,934443635933</text:p>
          </table:table-cell>
          <table:table-cell office:value-type="float" office:value="142.517182428842" calcext:value-type="float">
            <text:p>142,517182428842</text:p>
          </table:table-cell>
          <table:table-cell office:value-type="float" office:value="147.413777086883" calcext:value-type="float">
            <text:p>147,413777086883</text:p>
          </table:table-cell>
          <table:table-cell office:value-type="float" office:value="110.059816562304" calcext:value-type="float">
            <text:p>110,059816562304</text:p>
          </table:table-cell>
          <table:table-cell office:value-type="float" office:value="105.503504940265" calcext:value-type="float">
            <text:p>105,503504940265</text:p>
          </table:table-cell>
          <table:table-cell office:value-type="float" office:value="110.43617606727" calcext:value-type="float">
            <text:p>110,43617606727</text:p>
          </table:table-cell>
          <table:table-cell office:value-type="float" office:value="134.100835884874" calcext:value-type="float">
            <text:p>134,100835884874</text:p>
          </table:table-cell>
          <table:table-cell office:value-type="float" office:value="128.083629980904" calcext:value-type="float">
            <text:p>128,0836299809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.6" calcext:value-type="float">
            <text:p>57,6</text:p>
          </table:table-cell>
          <table:table-cell office:value-type="float" office:value="61.2" calcext:value-type="float">
            <text:p>61,2</text:p>
          </table:table-cell>
          <table:table-cell office:value-type="float" office:value="63.4" calcext:value-type="float">
            <text:p>63,4</text:p>
          </table:table-cell>
          <table:table-cell office:value-type="float" office:value="78.4" calcext:value-type="float">
            <text:p>78,4</text:p>
          </table:table-cell>
          <table:table-cell office:value-type="float" office:value="70.1" calcext:value-type="float">
            <text:p>70,1</text:p>
          </table:table-cell>
          <table:table-cell office:value-type="float" office:value="52.4" calcext:value-type="float">
            <text:p>52,4</text:p>
          </table:table-cell>
          <table:table-cell office:value-type="float" office:value="51.2" calcext:value-type="float">
            <text:p>51,2</text:p>
          </table:table-cell>
          <table:table-cell office:value-type="float" office:value="51.1" calcext:value-type="float">
            <text:p>51,1</text:p>
          </table:table-cell>
          <table:table-cell office:value-type="float" office:value="52.4" calcext:value-type="float">
            <text:p>52,4</text:p>
          </table:table-cell>
          <table:table-cell office:value-type="float" office:value="51.4" calcext:value-type="float">
            <text:p>51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0.114580541421" calcext:value-type="float">
            <text:p>130,114580541421</text:p>
          </table:table-cell>
          <table:table-cell office:value-type="float" office:value="138.777336056801" calcext:value-type="float">
            <text:p>138,777336056801</text:p>
          </table:table-cell>
          <table:table-cell office:value-type="float" office:value="147.392818069453" calcext:value-type="float">
            <text:p>147,392818069453</text:p>
          </table:table-cell>
          <table:table-cell office:value-type="float" office:value="142.233546168656" calcext:value-type="float">
            <text:p>142,233546168656</text:p>
          </table:table-cell>
          <table:table-cell office:value-type="float" office:value="122.84227893143" calcext:value-type="float">
            <text:p>122,84227893143</text:p>
          </table:table-cell>
          <table:table-cell office:value-type="float" office:value="130.558279151376" calcext:value-type="float">
            <text:p>130,558279151376</text:p>
          </table:table-cell>
          <table:table-cell office:value-type="float" office:value="143.127866349525" calcext:value-type="float">
            <text:p>143,127866349525</text:p>
          </table:table-cell>
          <table:table-cell office:value-type="float" office:value="137.422253042394" calcext:value-type="float">
            <text:p>137,422253042394</text:p>
          </table:table-cell>
          <table:table-cell office:value-type="float" office:value="130.210687569574" calcext:value-type="float">
            <text:p>130,210687569574</text:p>
          </table:table-cell>
          <table:table-cell office:value-type="float" office:value="125.923925648149" calcext:value-type="float">
            <text:p>125,9239256481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.5" calcext:value-type="float">
            <text:p>63,5</text:p>
          </table:table-cell>
          <table:table-cell office:value-type="float" office:value="64.5" calcext:value-type="float">
            <text:p>64,5</text:p>
          </table:table-cell>
          <table:table-cell office:value-type="float" office:value="67.2" calcext:value-type="float">
            <text:p>67,2</text:p>
          </table:table-cell>
          <table:table-cell office:value-type="float" office:value="68.6" calcext:value-type="float">
            <text:p>68,6</text:p>
          </table:table-cell>
          <table:table-cell office:value-type="float" office:value="61.4" calcext:value-type="float">
            <text:p>61,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.3" calcext:value-type="float">
            <text:p>54,3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7.371031289979" calcext:value-type="float">
            <text:p>137,371031289979</text:p>
          </table:table-cell>
          <table:table-cell office:value-type="float" office:value="140.228712350904" calcext:value-type="float">
            <text:p>140,228712350904</text:p>
          </table:table-cell>
          <table:table-cell office:value-type="float" office:value="132.98067483539" calcext:value-type="float">
            <text:p>132,98067483539</text:p>
          </table:table-cell>
          <table:table-cell office:value-type="float" office:value="134.990326836274" calcext:value-type="float">
            <text:p>134,990326836274</text:p>
          </table:table-cell>
          <table:table-cell office:value-type="float" office:value="136.175857342657" calcext:value-type="float">
            <text:p>136,175857342657</text:p>
          </table:table-cell>
          <table:table-cell office:value-type="float" office:value="121.915449548284" calcext:value-type="float">
            <text:p>121,915449548284</text:p>
          </table:table-cell>
          <table:table-cell office:value-type="float" office:value="123.5493089838" calcext:value-type="float">
            <text:p>123,5493089838</text:p>
          </table:table-cell>
          <table:table-cell office:value-type="float" office:value="126.305709117647" calcext:value-type="float">
            <text:p>126,305709117647</text:p>
          </table:table-cell>
          <table:table-cell office:value-type="float" office:value="131.674876740309" calcext:value-type="float">
            <text:p>131,674876740309</text:p>
          </table:table-cell>
          <table:table-cell office:value-type="float" office:value="114.952526237007" calcext:value-type="float">
            <text:p>114,9525262370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60.8" calcext:value-type="float">
            <text:p>60,8</text:p>
          </table:table-cell>
          <table:table-cell office:value-type="float" office:value="56.7" calcext:value-type="float">
            <text:p>56,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.7" calcext:value-type="float">
            <text:p>57,7</text:p>
          </table:table-cell>
          <table:table-cell office:value-type="float" office:value="57.1" calcext:value-type="float">
            <text:p>57,1</text:p>
          </table:table-cell>
          <table:table-cell office:value-type="float" office:value="49" calcext:value-type="float">
            <text:p>49</text:p>
          </table:table-cell>
          <table:table-cell office:value-type="float" office:value="57.2" calcext:value-type="float">
            <text:p>57,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9.791078540269" calcext:value-type="float">
            <text:p>139,791078540269</text:p>
          </table:table-cell>
          <table:table-cell office:value-type="float" office:value="124.274839253689" calcext:value-type="float">
            <text:p>124,274839253689</text:p>
          </table:table-cell>
          <table:table-cell office:value-type="float" office:value="117.472881664727" calcext:value-type="float">
            <text:p>117,472881664727</text:p>
          </table:table-cell>
          <table:table-cell office:value-type="float" office:value="145.649078195938" calcext:value-type="float">
            <text:p>145,649078195938</text:p>
          </table:table-cell>
          <table:table-cell office:value-type="float" office:value="104.373173560812" calcext:value-type="float">
            <text:p>104,373173560812</text:p>
          </table:table-cell>
          <table:table-cell office:value-type="float" office:value="98.2309860665847" calcext:value-type="float">
            <text:p>98,2309860665847</text:p>
          </table:table-cell>
          <table:table-cell office:value-type="float" office:value="106.939004746029" calcext:value-type="float">
            <text:p>106,939004746029</text:p>
          </table:table-cell>
          <table:table-cell office:value-type="float" office:value="108.487447384306" calcext:value-type="float">
            <text:p>108,487447384306</text:p>
          </table:table-cell>
          <table:table-cell office:value-type="float" office:value="103.924697655069" calcext:value-type="float">
            <text:p>103,924697655069</text:p>
          </table:table-cell>
          <table:table-cell office:value-type="float" office:value="104.227596479431" calcext:value-type="float">
            <text:p>104,2275964794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9" calcext:value-type="float">
            <text:p>61,9</text:p>
          </table:table-cell>
          <table:table-cell office:value-type="float" office:value="58.1" calcext:value-type="float">
            <text:p>58,1</text:p>
          </table:table-cell>
          <table:table-cell office:value-type="float" office:value="54.8" calcext:value-type="float">
            <text:p>54,8</text:p>
          </table:table-cell>
          <table:table-cell office:value-type="float" office:value="70.4" calcext:value-type="float">
            <text:p>70,4</text:p>
          </table:table-cell>
          <table:table-cell office:value-type="float" office:value="51.1" calcext:value-type="float">
            <text:p>51,1</text:p>
          </table:table-cell>
          <table:table-cell office:value-type="float" office:value="51.2" calcext:value-type="float">
            <text:p>51,2</text:p>
          </table:table-cell>
          <table:table-cell office:value-type="float" office:value="55.7" calcext:value-type="float">
            <text:p>55,7</text:p>
          </table:table-cell>
          <table:table-cell office:value-type="float" office:value="54.3" calcext:value-type="float">
            <text:p>54,3</text:p>
          </table:table-cell>
          <table:table-cell office:value-type="float" office:value="57.2" calcext:value-type="float">
            <text:p>57,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9.668954216456" calcext:value-type="float">
            <text:p>119,668954216456</text:p>
          </table:table-cell>
          <table:table-cell office:value-type="float" office:value="120.283164831262" calcext:value-type="float">
            <text:p>120,283164831262</text:p>
          </table:table-cell>
          <table:table-cell office:value-type="float" office:value="115.668940164485" calcext:value-type="float">
            <text:p>115,668940164485</text:p>
          </table:table-cell>
          <table:table-cell office:value-type="float" office:value="124.952039477726" calcext:value-type="float">
            <text:p>124,952039477726</text:p>
          </table:table-cell>
          <table:table-cell office:value-type="float" office:value="104.907623976734" calcext:value-type="float">
            <text:p>104,907623976734</text:p>
          </table:table-cell>
          <table:table-cell office:value-type="float" office:value="108.976485998743" calcext:value-type="float">
            <text:p>108,976485998743</text:p>
          </table:table-cell>
          <table:table-cell office:value-type="float" office:value="111.747231174172" calcext:value-type="float">
            <text:p>111,747231174172</text:p>
          </table:table-cell>
          <table:table-cell office:value-type="float" office:value="122.403822403054" calcext:value-type="float">
            <text:p>122,403822403054</text:p>
          </table:table-cell>
          <table:table-cell office:value-type="float" office:value="118.949327436975" calcext:value-type="float">
            <text:p>118,949327436975</text:p>
          </table:table-cell>
          <table:table-cell office:value-type="float" office:value="100.713002410284" calcext:value-type="float">
            <text:p>100,71300241028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4.5" calcext:value-type="float">
            <text:p>64,5</text:p>
          </table:table-cell>
          <table:table-cell table:style-name="ce25" office:value-type="float" office:value="62.8" calcext:value-type="float">
            <text:p>62,8</text:p>
          </table:table-cell>
          <table:table-cell table:style-name="ce25" office:value-type="float" office:value="50.7" calcext:value-type="float">
            <text:p>50,7</text:p>
          </table:table-cell>
          <table:table-cell table:style-name="ce25" office:value-type="float" office:value="50.8" calcext:value-type="float">
            <text:p>50,8</text:p>
          </table:table-cell>
          <table:table-cell table:style-name="ce25" office:value-type="float" office:value="54.4" calcext:value-type="float">
            <text:p>54,4</text:p>
          </table:table-cell>
          <table:table-cell table:style-name="ce25" office:value-type="float" office:value="54.6" calcext:value-type="float">
            <text:p>54,6</text:p>
          </table:table-cell>
          <table:table-cell table:style-name="ce25" office:value-type="float" office:value="60.4" calcext:value-type="float">
            <text:p>60,4</text:p>
          </table:table-cell>
          <table:table-cell table:style-name="ce29" office:value-type="float" office:value="46.8" calcext:value-type="float">
            <text:p>46,8</text:p>
          </table:table-cell>
        </table:table-row>
      </table:table>
      <table:table table:name="5" table:style-name="ta1">
        <table:shapes>
          <draw:frame draw:z-index="0" draw:style-name="gr1" draw:text-style-name="P1" svg:width="24.384cm" svg:height="9.001cm" svg:x="0cm" svg:y="14.939cm">
            <draw:object draw:notify-on-update-of-ranges="'1'.A2:'1'.A11 '1'.G1:'1'.G1 '5'.G2:'5'.G11 '1'.H1:'1'.H1 '5'.H2:'5'.H11 '1'.I1:'1'.I1 '5'.I2:'5'.I11 '1'.J1:'1'.J1 '5'.J2:'5'.J11 '1'.K1:'1'.K1 '5'.K2:'5'.K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24.604cm" svg:height="8.982cm" svg:x="27.18cm" svg:y="5.564cm">
            <draw:object draw:notify-on-update-of-ranges="'5'.M2:'5'.M11 '5'.N1:'5'.N1 '5'.N2:'5'.N11 '5'.O1:'5'.O1 '5'.O2:'5'.O11 '5'.P1:'5'.P1 '5'.P2:'5'.P11 '5'.Q1:'5'.Q1 '5'.Q2:'5'.Q11 '5'.R1:'5'.R1 '5'.R2:'5'.R1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24.517cm" svg:height="8.982cm" svg:x="27.18cm" svg:y="15.252cm">
            <draw:object draw:notify-on-update-of-ranges="'5'.M2:'5'.M11 '5'.S1:'5'.S1 '5'.S2:'5'.S11 '5'.T1:'5'.T1 '5'.T2:'5'.T11 '5'.U1:'5'.U1 '5'.U2:'5'.U11 '5'.V1:'5'.V1 '5'.V2:'5'.V11 '5'.W1:'5'.W1 '5'.W2:'5'.W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3" draw:style-name="gr1" draw:text-style-name="P1" svg:width="24.577cm" svg:height="9.002cm" svg:x="0.097cm" svg:y="5.517cm">
            <draw:object draw:notify-on-update-of-ranges="'5'.A1:'5'.A1 '5'.A2:'5'.A11 '5'.B1:'5'.B1 '5'.B2:'5'.B11 '5'.C1:'5'.C1 '5'.C2:'5'.C11 '5'.D1:'5'.D1 '5'.D2:'5'.D11 '5'.E1:'5'.E1 '5'.E2:'5'.E11 '5'.F1:'5'.F1 '5'.F2:'5'.F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65.1895037959587" calcext:value-type="float">
            <text:p>65,1895037959587</text:p>
          </table:table-cell>
          <table:table-cell table:number-columns-repeated="2" office:value-type="float" office:value="32.1496817632389" calcext:value-type="float">
            <text:p>32,1496817632389</text:p>
          </table:table-cell>
          <table:table-cell office:value-type="float" office:value="16.5142100987531" calcext:value-type="float">
            <text:p>16,5142100987531</text:p>
          </table:table-cell>
          <table:table-cell table:number-columns-repeated="2" office:value-type="float" office:value="32.1496817632389" calcext:value-type="float">
            <text:p>32,1496817632389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392.6" calcext:value-type="float">
            <text:p>392,6</text:p>
          </table:table-cell>
          <table:table-cell table:number-columns-repeated="4" table:style-name="ce12" office:value-type="float" office:value="392.6" calcext:value-type="float">
            <text:p>392,6</text:p>
          </table:table-cell>
          <table:table-cell table:number-columns-repeated="2" table:style-name="ce12" office:value-type="float" office:value="402.3" calcext:value-type="float">
            <text:p>402,3</text:p>
          </table:table-cell>
          <table:table-cell table:style-name="ce12" office:value-type="float" office:value="382.4" calcext:value-type="float">
            <text:p>382,4</text:p>
          </table:table-cell>
          <table:table-cell table:style-name="ce12" office:value-type="float" office:value="402.3" calcext:value-type="float">
            <text:p>402,3</text:p>
          </table:table-cell>
          <table:table-cell table:style-name="ce27" office:value-type="float" office:value="402.3" calcext:value-type="float">
            <text:p>40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6.2149771398014" calcext:value-type="float">
            <text:p>16,2149771398014</text:p>
          </table:table-cell>
          <table:table-cell table:number-columns-repeated="2" office:value-type="float" office:value="206.887472173877" calcext:value-type="float">
            <text:p>206,887472173877</text:p>
          </table:table-cell>
          <table:table-cell office:value-type="float" office:value="200.365312255935" calcext:value-type="float">
            <text:p>200,365312255935</text:p>
          </table:table-cell>
          <table:table-cell table:number-columns-repeated="2" office:value-type="float" office:value="206.887472173877" calcext:value-type="float">
            <text:p>206,88747217387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323.9" calcext:value-type="float">
            <text:p>323,9</text:p>
          </table:table-cell>
          <table:table-cell table:number-columns-repeated="2" office:value-type="float" office:value="191.6" calcext:value-type="float">
            <text:p>191,6</text:p>
          </table:table-cell>
          <table:table-cell office:value-type="float" office:value="188.4" calcext:value-type="float">
            <text:p>188,4</text:p>
          </table:table-cell>
          <table:table-cell table:number-columns-repeated="2" office:value-type="float" office:value="191.6" calcext:value-type="float">
            <text:p>191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7.9980152922292" calcext:value-type="float">
            <text:p>47,9980152922292</text:p>
          </table:table-cell>
          <table:table-cell office:value-type="float" office:value="35.335995939262" calcext:value-type="float">
            <text:p>35,335995939262</text:p>
          </table:table-cell>
          <table:table-cell office:value-type="float" office:value="35.6658145934512" calcext:value-type="float">
            <text:p>35,6658145934512</text:p>
          </table:table-cell>
          <table:table-cell office:value-type="float" office:value="41.8734213356827" calcext:value-type="float">
            <text:p>41,8734213356827</text:p>
          </table:table-cell>
          <table:table-cell office:value-type="float" office:value="34.5039946852031" calcext:value-type="float">
            <text:p>34,5039946852031</text:p>
          </table:table-cell>
          <table:table-cell office:value-type="float" office:value="59.725019379955" calcext:value-type="float">
            <text:p>59,725019379955</text:p>
          </table:table-cell>
          <table:table-cell office:value-type="float" office:value="43.9916056102167" calcext:value-type="float">
            <text:p>43,9916056102167</text:p>
          </table:table-cell>
          <table:table-cell office:value-type="float" office:value="38.2978988053071" calcext:value-type="float">
            <text:p>38,2978988053071</text:p>
          </table:table-cell>
          <table:table-cell office:value-type="float" office:value="49.5044444864808" calcext:value-type="float">
            <text:p>49,5044444864808</text:p>
          </table:table-cell>
          <table:table-cell office:value-type="float" office:value="57.5788652272704" calcext:value-type="float">
            <text:p>57,5788652272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9.4" calcext:value-type="float">
            <text:p>249,4</text:p>
          </table:table-cell>
          <table:table-cell office:value-type="float" office:value="273.8" calcext:value-type="float">
            <text:p>273,8</text:p>
          </table:table-cell>
          <table:table-cell office:value-type="float" office:value="266.1" calcext:value-type="float">
            <text:p>266,1</text:p>
          </table:table-cell>
          <table:table-cell office:value-type="float" office:value="243.2" calcext:value-type="float">
            <text:p>243,2</text:p>
          </table:table-cell>
          <table:table-cell office:value-type="float" office:value="295" calcext:value-type="float">
            <text:p>295</text:p>
          </table:table-cell>
          <table:table-cell office:value-type="float" office:value="256.7" calcext:value-type="float">
            <text:p>256,7</text:p>
          </table:table-cell>
          <table:table-cell office:value-type="float" office:value="259.2" calcext:value-type="float">
            <text:p>259,2</text:p>
          </table:table-cell>
          <table:table-cell office:value-type="float" office:value="252.2" calcext:value-type="float">
            <text:p>252,2</text:p>
          </table:table-cell>
          <table:table-cell office:value-type="float" office:value="236" calcext:value-type="float">
            <text:p>236</text:p>
          </table:table-cell>
          <table:table-cell office:value-type="float" office:value="254.2" calcext:value-type="float">
            <text:p>25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.7028639203567" calcext:value-type="float">
            <text:p>31,7028639203567</text:p>
          </table:table-cell>
          <table:table-cell office:value-type="float" office:value="24.5293133357261" calcext:value-type="float">
            <text:p>24,5293133357261</text:p>
          </table:table-cell>
          <table:table-cell office:value-type="float" office:value="19.8905197761401" calcext:value-type="float">
            <text:p>19,8905197761401</text:p>
          </table:table-cell>
          <table:table-cell office:value-type="float" office:value="42.2152148265628" calcext:value-type="float">
            <text:p>42,2152148265628</text:p>
          </table:table-cell>
          <table:table-cell office:value-type="float" office:value="27.9832240520116" calcext:value-type="float">
            <text:p>27,9832240520116</text:p>
          </table:table-cell>
          <table:table-cell office:value-type="float" office:value="89.2422919365102" calcext:value-type="float">
            <text:p>89,2422919365102</text:p>
          </table:table-cell>
          <table:table-cell office:value-type="float" office:value="111.052420786072" calcext:value-type="float">
            <text:p>111,052420786072</text:p>
          </table:table-cell>
          <table:table-cell office:value-type="float" office:value="120.069676994189" calcext:value-type="float">
            <text:p>120,069676994189</text:p>
          </table:table-cell>
          <table:table-cell office:value-type="float" office:value="114.064638385588" calcext:value-type="float">
            <text:p>114,064638385588</text:p>
          </table:table-cell>
          <table:table-cell office:value-type="float" office:value="109.023474956359" calcext:value-type="float">
            <text:p>109,0234749563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0.4" calcext:value-type="float">
            <text:p>280,4</text:p>
          </table:table-cell>
          <table:table-cell office:value-type="float" office:value="299.6" calcext:value-type="float">
            <text:p>299,6</text:p>
          </table:table-cell>
          <table:table-cell office:value-type="float" office:value="301" calcext:value-type="float">
            <text:p>301</text:p>
          </table:table-cell>
          <table:table-cell office:value-type="float" office:value="256.4" calcext:value-type="float">
            <text:p>256,4</text:p>
          </table:table-cell>
          <table:table-cell office:value-type="float" office:value="284.6" calcext:value-type="float">
            <text:p>284,6</text:p>
          </table:table-cell>
          <table:table-cell office:value-type="float" office:value="183.5" calcext:value-type="float">
            <text:p>183,5</text:p>
          </table:table-cell>
          <table:table-cell office:value-type="float" office:value="179.1" calcext:value-type="float">
            <text:p>179,1</text:p>
          </table:table-cell>
          <table:table-cell office:value-type="float" office:value="170.6" calcext:value-type="float">
            <text:p>170,6</text:p>
          </table:table-cell>
          <table:table-cell office:value-type="float" office:value="176.2" calcext:value-type="float">
            <text:p>176,2</text:p>
          </table:table-cell>
          <table:table-cell office:value-type="float" office:value="177.6" calcext:value-type="float">
            <text:p>177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9.1248763272574" calcext:value-type="float">
            <text:p>59,1248763272574</text:p>
          </table:table-cell>
          <table:table-cell office:value-type="float" office:value="110.610140790579" calcext:value-type="float">
            <text:p>110,610140790579</text:p>
          </table:table-cell>
          <table:table-cell office:value-type="float" office:value="49.9380085517774" calcext:value-type="float">
            <text:p>49,9380085517774</text:p>
          </table:table-cell>
          <table:table-cell office:value-type="float" office:value="107.763133274927" calcext:value-type="float">
            <text:p>107,763133274927</text:p>
          </table:table-cell>
          <table:table-cell office:value-type="float" office:value="62.3967920742741" calcext:value-type="float">
            <text:p>62,3967920742741</text:p>
          </table:table-cell>
          <table:table-cell office:value-type="float" office:value="109.541735906505" calcext:value-type="float">
            <text:p>109,541735906505</text:p>
          </table:table-cell>
          <table:table-cell office:value-type="float" office:value="101.657053734512" calcext:value-type="float">
            <text:p>101,657053734512</text:p>
          </table:table-cell>
          <table:table-cell office:value-type="float" office:value="101.48248180909" calcext:value-type="float">
            <text:p>101,48248180909</text:p>
          </table:table-cell>
          <table:table-cell office:value-type="float" office:value="108.610731900015" calcext:value-type="float">
            <text:p>108,610731900015</text:p>
          </table:table-cell>
          <table:table-cell office:value-type="float" office:value="102.538518059019" calcext:value-type="float">
            <text:p>102,5385180590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4.7" calcext:value-type="float">
            <text:p>234,7</text:p>
          </table:table-cell>
          <table:table-cell office:value-type="float" office:value="206.9" calcext:value-type="float">
            <text:p>206,9</text:p>
          </table:table-cell>
          <table:table-cell office:value-type="float" office:value="242.9" calcext:value-type="float">
            <text:p>242,9</text:p>
          </table:table-cell>
          <table:table-cell office:value-type="float" office:value="208.6" calcext:value-type="float">
            <text:p>208,6</text:p>
          </table:table-cell>
          <table:table-cell office:value-type="float" office:value="241.5" calcext:value-type="float">
            <text:p>241,5</text:p>
          </table:table-cell>
          <table:table-cell office:value-type="float" office:value="167.6" calcext:value-type="float">
            <text:p>167,6</text:p>
          </table:table-cell>
          <table:table-cell office:value-type="float" office:value="169.1" calcext:value-type="float">
            <text:p>169,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9.936821059548" calcext:value-type="float">
            <text:p>149,936821059548</text:p>
          </table:table-cell>
          <table:table-cell office:value-type="float" office:value="165.497728609594" calcext:value-type="float">
            <text:p>165,497728609594</text:p>
          </table:table-cell>
          <table:table-cell office:value-type="float" office:value="162.941632730669" calcext:value-type="float">
            <text:p>162,941632730669</text:p>
          </table:table-cell>
          <table:table-cell office:value-type="float" office:value="168.213941287012" calcext:value-type="float">
            <text:p>168,213941287012</text:p>
          </table:table-cell>
          <table:table-cell office:value-type="float" office:value="151.473881632757" calcext:value-type="float">
            <text:p>151,473881632757</text:p>
          </table:table-cell>
          <table:table-cell office:value-type="float" office:value="113.290413365291" calcext:value-type="float">
            <text:p>113,290413365291</text:p>
          </table:table-cell>
          <table:table-cell office:value-type="float" office:value="128.656662627359" calcext:value-type="float">
            <text:p>128,656662627359</text:p>
          </table:table-cell>
          <table:table-cell office:value-type="float" office:value="140.29389740468" calcext:value-type="float">
            <text:p>140,29389740468</text:p>
          </table:table-cell>
          <table:table-cell office:value-type="float" office:value="145.550140202538" calcext:value-type="float">
            <text:p>145,550140202538</text:p>
          </table:table-cell>
          <table:table-cell office:value-type="float" office:value="140.57161684186" calcext:value-type="float">
            <text:p>140,571616841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9.2" calcext:value-type="float">
            <text:p>159,2</text:p>
          </table:table-cell>
          <table:table-cell office:value-type="float" office:value="155.4" calcext:value-type="float">
            <text:p>155,4</text:p>
          </table:table-cell>
          <table:table-cell office:value-type="float" office:value="155.6" calcext:value-type="float">
            <text:p>155,6</text:p>
          </table:table-cell>
          <table:table-cell office:value-type="float" office:value="158.2" calcext:value-type="float">
            <text:p>158,2</text:p>
          </table:table-cell>
          <table:table-cell office:value-type="float" office:value="164.8" calcext:value-type="float">
            <text:p>164,8</text:p>
          </table:table-cell>
          <table:table-cell office:value-type="float" office:value="149.3" calcext:value-type="float">
            <text:p>149,3</text:p>
          </table:table-cell>
          <table:table-cell office:value-type="float" office:value="134.6" calcext:value-type="float">
            <text:p>134,6</text:p>
          </table:table-cell>
          <table:table-cell office:value-type="float" office:value="128.7" calcext:value-type="float">
            <text:p>128,7</text:p>
          </table:table-cell>
          <table:table-cell office:value-type="float" office:value="137" calcext:value-type="float">
            <text:p>137</text:p>
          </table:table-cell>
          <table:table-cell office:value-type="float" office:value="140.8" calcext:value-type="float">
            <text:p>140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.5163570485289" calcext:value-type="float">
            <text:p>36,5163570485289</text:p>
          </table:table-cell>
          <table:table-cell office:value-type="float" office:value="45.5778685635124" calcext:value-type="float">
            <text:p>45,5778685635124</text:p>
          </table:table-cell>
          <table:table-cell office:value-type="float" office:value="59.159125089709" calcext:value-type="float">
            <text:p>59,159125089709</text:p>
          </table:table-cell>
          <table:table-cell office:value-type="float" office:value="54.7793170731309" calcext:value-type="float">
            <text:p>54,7793170731309</text:p>
          </table:table-cell>
          <table:table-cell office:value-type="float" office:value="54.9017095022125" calcext:value-type="float">
            <text:p>54,9017095022125</text:p>
          </table:table-cell>
          <table:table-cell office:value-type="float" office:value="124.515300930314" calcext:value-type="float">
            <text:p>124,515300930314</text:p>
          </table:table-cell>
          <table:table-cell office:value-type="float" office:value="123.853582636841" calcext:value-type="float">
            <text:p>123,853582636841</text:p>
          </table:table-cell>
          <table:table-cell office:value-type="float" office:value="127.463697429367" calcext:value-type="float">
            <text:p>127,463697429367</text:p>
          </table:table-cell>
          <table:table-cell office:value-type="float" office:value="128.489352192888" calcext:value-type="float">
            <text:p>128,489352192888</text:p>
          </table:table-cell>
          <table:table-cell office:value-type="float" office:value="136.264488201807" calcext:value-type="float">
            <text:p>136,2644882018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0.7" calcext:value-type="float">
            <text:p>260,7</text:p>
          </table:table-cell>
          <table:table-cell office:value-type="float" office:value="233.2" calcext:value-type="float">
            <text:p>233,2</text:p>
          </table:table-cell>
          <table:table-cell office:value-type="float" office:value="232.2" calcext:value-type="float">
            <text:p>232,2</text:p>
          </table:table-cell>
          <table:table-cell office:value-type="float" office:value="226.6" calcext:value-type="float">
            <text:p>226,6</text:p>
          </table:table-cell>
          <table:table-cell office:value-type="float" office:value="237.4" calcext:value-type="float">
            <text:p>237,4</text:p>
          </table:table-cell>
          <table:table-cell office:value-type="float" office:value="143.7" calcext:value-type="float">
            <text:p>143,7</text:p>
          </table:table-cell>
          <table:table-cell office:value-type="float" office:value="142.4" calcext:value-type="float">
            <text:p>142,4</text:p>
          </table:table-cell>
          <table:table-cell office:value-type="float" office:value="167.5" calcext:value-type="float">
            <text:p>167,5</text:p>
          </table:table-cell>
          <table:table-cell office:value-type="float" office:value="133" calcext:value-type="float">
            <text:p>133</text:p>
          </table:table-cell>
          <table:table-cell office:value-type="float" office:value="138.4" calcext:value-type="float">
            <text:p>138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3.0374406666326" calcext:value-type="float">
            <text:p>93,0374406666326</text:p>
          </table:table-cell>
          <table:table-cell office:value-type="float" office:value="106.966676836285" calcext:value-type="float">
            <text:p>106,966676836285</text:p>
          </table:table-cell>
          <table:table-cell office:value-type="float" office:value="112.731044110479" calcext:value-type="float">
            <text:p>112,731044110479</text:p>
          </table:table-cell>
          <table:table-cell office:value-type="float" office:value="105.088883856207" calcext:value-type="float">
            <text:p>105,088883856207</text:p>
          </table:table-cell>
          <table:table-cell office:value-type="float" office:value="103.971387191035" calcext:value-type="float">
            <text:p>103,971387191035</text:p>
          </table:table-cell>
          <table:table-cell office:value-type="float" office:value="121.90174966041" calcext:value-type="float">
            <text:p>121,90174966041</text:p>
          </table:table-cell>
          <table:table-cell office:value-type="float" office:value="120.013199247333" calcext:value-type="float">
            <text:p>120,013199247333</text:p>
          </table:table-cell>
          <table:table-cell office:value-type="float" office:value="103.271646653709" calcext:value-type="float">
            <text:p>103,271646653709</text:p>
          </table:table-cell>
          <table:table-cell office:value-type="float" office:value="115.828124930302" calcext:value-type="float">
            <text:p>115,828124930302</text:p>
          </table:table-cell>
          <table:table-cell office:value-type="float" office:value="114.051726544872" calcext:value-type="float">
            <text:p>114,0517265448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.6" calcext:value-type="float">
            <text:p>155,6</text:p>
          </table:table-cell>
          <table:table-cell office:value-type="float" office:value="135.7" calcext:value-type="float">
            <text:p>135,7</text:p>
          </table:table-cell>
          <table:table-cell office:value-type="float" office:value="138.6" calcext:value-type="float">
            <text:p>138,6</text:p>
          </table:table-cell>
          <table:table-cell office:value-type="float" office:value="137.6" calcext:value-type="float">
            <text:p>137,6</text:p>
          </table:table-cell>
          <table:table-cell office:value-type="float" office:value="136.3" calcext:value-type="float">
            <text:p>136,3</text:p>
          </table:table-cell>
          <table:table-cell office:value-type="float" office:value="156.7" calcext:value-type="float">
            <text:p>156,7</text:p>
          </table:table-cell>
          <table:table-cell office:value-type="float" office:value="150" calcext:value-type="float">
            <text:p>150</text:p>
          </table:table-cell>
          <table:table-cell office:value-type="float" office:value="150.3" calcext:value-type="float">
            <text:p>150,3</text:p>
          </table:table-cell>
          <table:table-cell office:value-type="float" office:value="151.6" calcext:value-type="float">
            <text:p>151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3.7302521646247" calcext:value-type="float">
            <text:p>93,7302521646247</text:p>
          </table:table-cell>
          <table:table-cell office:value-type="float" office:value="78.3761104592977" calcext:value-type="float">
            <text:p>78,3761104592977</text:p>
          </table:table-cell>
          <table:table-cell office:value-type="float" office:value="63.8738289372535" calcext:value-type="float">
            <text:p>63,8738289372535</text:p>
          </table:table-cell>
          <table:table-cell office:value-type="float" office:value="52.910376772553" calcext:value-type="float">
            <text:p>52,910376772553</text:p>
          </table:table-cell>
          <table:table-cell office:value-type="float" office:value="65.637787865434" calcext:value-type="float">
            <text:p>65,637787865434</text:p>
          </table:table-cell>
          <table:table-cell office:value-type="float" office:value="126.742146381556" calcext:value-type="float">
            <text:p>126,742146381556</text:p>
          </table:table-cell>
          <table:table-cell office:value-type="float" office:value="117.550005950323" calcext:value-type="float">
            <text:p>117,550005950323</text:p>
          </table:table-cell>
          <table:table-cell office:value-type="float" office:value="136.919530422415" calcext:value-type="float">
            <text:p>136,919530422415</text:p>
          </table:table-cell>
          <table:table-cell office:value-type="float" office:value="113.479489324078" calcext:value-type="float">
            <text:p>113,479489324078</text:p>
          </table:table-cell>
          <table:table-cell office:value-type="float" office:value="129.59923099596" calcext:value-type="float">
            <text:p>129,599230995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0.7" calcext:value-type="float">
            <text:p>160,7</text:p>
          </table:table-cell>
          <table:table-cell office:value-type="float" office:value="189.1" calcext:value-type="float">
            <text:p>189,1</text:p>
          </table:table-cell>
          <table:table-cell office:value-type="float" office:value="183.3" calcext:value-type="float">
            <text:p>183,3</text:p>
          </table:table-cell>
          <table:table-cell office:value-type="float" office:value="203.8" calcext:value-type="float">
            <text:p>203,8</text:p>
          </table:table-cell>
          <table:table-cell office:value-type="float" office:value="177.1" calcext:value-type="float">
            <text:p>177,1</text:p>
          </table:table-cell>
          <table:table-cell office:value-type="float" office:value="130.7" calcext:value-type="float">
            <text:p>130,7</text:p>
          </table:table-cell>
          <table:table-cell office:value-type="float" office:value="142.2" calcext:value-type="float">
            <text:p>142,2</text:p>
          </table:table-cell>
          <table:table-cell office:value-type="float" office:value="131.5" calcext:value-type="float">
            <text:p>131,5</text:p>
          </table:table-cell>
          <table:table-cell office:value-type="float" office:value="134.8" calcext:value-type="float">
            <text:p>134,8</text:p>
          </table:table-cell>
          <table:table-cell office:value-type="float" office:value="152.6" calcext:value-type="float">
            <text:p>15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1.096203338022" calcext:value-type="float">
            <text:p>91,096203338022</text:p>
          </table:table-cell>
          <table:table-cell office:value-type="float" office:value="107.946446316312" calcext:value-type="float">
            <text:p>107,946446316312</text:p>
          </table:table-cell>
          <table:table-cell office:value-type="float" office:value="119.498787483227" calcext:value-type="float">
            <text:p>119,498787483227</text:p>
          </table:table-cell>
          <table:table-cell office:value-type="float" office:value="106.530432015228" calcext:value-type="float">
            <text:p>106,530432015228</text:p>
          </table:table-cell>
          <table:table-cell office:value-type="float" office:value="126.728485720443" calcext:value-type="float">
            <text:p>126,728485720443</text:p>
          </table:table-cell>
          <table:table-cell office:value-type="float" office:value="123.374782340201" calcext:value-type="float">
            <text:p>123,374782340201</text:p>
          </table:table-cell>
          <table:table-cell office:value-type="float" office:value="123.860617411557" calcext:value-type="float">
            <text:p>123,860617411557</text:p>
          </table:table-cell>
          <table:table-cell office:value-type="float" office:value="128.076964569848" calcext:value-type="float">
            <text:p>128,076964569848</text:p>
          </table:table-cell>
          <table:table-cell office:value-type="float" office:value="130.851033821577" calcext:value-type="float">
            <text:p>130,851033821577</text:p>
          </table:table-cell>
          <table:table-cell office:value-type="float" office:value="130.49123392751" calcext:value-type="float">
            <text:p>130,4912339275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9.3" calcext:value-type="float">
            <text:p>139,3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34.1" calcext:value-type="float">
            <text:p>134,1</text:p>
          </table:table-cell>
          <table:table-cell table:style-name="ce25" office:value-type="float" office:value="141.8" calcext:value-type="float">
            <text:p>141,8</text:p>
          </table:table-cell>
          <table:table-cell table:style-name="ce25" office:value-type="float" office:value="143.1" calcext:value-type="float">
            <text:p>143,1</text:p>
          </table:table-cell>
          <table:table-cell table:style-name="ce25" office:value-type="float" office:value="138.2" calcext:value-type="float">
            <text:p>138,2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37.9" calcext:value-type="float">
            <text:p>137,9</text:p>
          </table:table-cell>
          <table:table-cell table:style-name="ce25" office:value-type="float" office:value="135.2" calcext:value-type="float">
            <text:p>135,2</text:p>
          </table:table-cell>
          <table:table-cell table:style-name="ce29" office:value-type="float" office:value="132.4" calcext:value-type="float">
            <text:p>132,4</text:p>
          </table:table-cell>
        </table:table-row>
      </table:table>
      <table:table table:name="6" table:style-name="ta1">
        <table:shapes>
          <draw:frame draw:z-index="0" draw:style-name="gr1" draw:text-style-name="P1" svg:width="24.604cm" svg:height="8.982cm" svg:x="27.18cm" svg:y="5.536cm">
            <draw:object draw:notify-on-update-of-ranges="'6'.M2:'6'.M11 '6'.N1:'6'.N1 '6'.N2:'6'.N11 '6'.O1:'6'.O1 '6'.O2:'6'.O11 '6'.P1:'6'.P1 '6'.P2:'6'.P11 '6'.Q1:'6'.Q1 '6'.Q2:'6'.Q11 '6'.R1:'6'.R1 '6'.R2:'6'.R1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24.518cm" svg:height="8.981cm" svg:x="27.209cm" svg:y="15.252cm">
            <draw:object draw:notify-on-update-of-ranges="'6'.M2:'6'.M11 '6'.S1:'6'.S1 '6'.S2:'6'.S11 '6'.T1:'6'.T1 '6'.T2:'6'.T11 '6'.U1:'6'.U1 '6'.U2:'6'.U11 '6'.V1:'6'.V1 '6'.V2:'6'.V11 '6'.W1:'6'.W1 '6'.W2:'6'.W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" draw:style-name="gr1" draw:text-style-name="P1" svg:width="24.61cm" svg:height="9.002cm" svg:x="0.097cm" svg:y="5.549cm">
            <draw:object draw:notify-on-update-of-ranges="'6'.A1:'6'.A1 '6'.A2:'6'.A11 '6'.B1:'6'.B1 '6'.B2:'6'.B11 '6'.C1:'6'.C1 '6'.C2:'6'.C11 '6'.D1:'6'.D1 '6'.D2:'6'.D11 '6'.E1:'6'.E1 '6'.E2:'6'.E11 '6'.F1:'6'.F1 '6'.F2:'6'.F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4.384cm" svg:height="9.002cm" svg:x="0.161cm" svg:y="15.099cm">
            <draw:object draw:notify-on-update-of-ranges="'6'.A1:'6'.A1 '6'.A2:'6'.A11 '6'.G1:'6'.G1 '6'.G2:'6'.G11 '6'.H1:'6'.H1 '6'.H2:'6'.H11 '6'.I1:'6'.I1 '6'.I2:'6'.I11 '6'.J1:'6'.J1 '6'.J2:'6'.J11 '6'.K1:'6'.K1 '6'.K2:'6'.K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94.5651515827136" calcext:value-type="float">
            <text:p>94,5651515827136</text:p>
          </table:table-cell>
          <table:table-cell table:number-columns-repeated="2" office:value-type="float" office:value="55.2718327047147" calcext:value-type="float">
            <text:p>55,2718327047147</text:p>
          </table:table-cell>
          <table:table-cell office:value-type="float" office:value="51.5788387841191" calcext:value-type="float">
            <text:p>51,5788387841191</text:p>
          </table:table-cell>
          <table:table-cell table:number-columns-repeated="2" office:value-type="float" office:value="55.2718327047147" calcext:value-type="float">
            <text:p>55,271832704714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83.6" calcext:value-type="float">
            <text:p>183,6</text:p>
          </table:table-cell>
          <table:table-cell table:number-columns-repeated="4" table:style-name="ce12" office:value-type="float" office:value="183.6" calcext:value-type="float">
            <text:p>183,6</text:p>
          </table:table-cell>
          <table:table-cell table:number-columns-repeated="4" table:style-name="ce12" office:value-type="float" office:value="203" calcext:value-type="float">
            <text:p>203</text:p>
          </table:table-cell>
          <table:table-cell table:style-name="ce27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04.504011833334" calcext:value-type="float">
            <text:p>104,504011833334</text:p>
          </table:table-cell>
          <table:table-cell table:number-columns-repeated="2" office:value-type="float" office:value="94.9713538339923" calcext:value-type="float">
            <text:p>94,9713538339923</text:p>
          </table:table-cell>
          <table:table-cell office:value-type="float" office:value="124.904647156399" calcext:value-type="float">
            <text:p>124,904647156399</text:p>
          </table:table-cell>
          <table:table-cell table:number-columns-repeated="2" office:value-type="float" office:value="94.9713538339923" calcext:value-type="float">
            <text:p>94,97135383399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48.5" calcext:value-type="float">
            <text:p>148,5</text:p>
          </table:table-cell>
          <table:table-cell table:number-columns-repeated="2" office:value-type="float" office:value="128.2" calcext:value-type="float">
            <text:p>128,2</text:p>
          </table:table-cell>
          <table:table-cell office:value-type="float" office:value="114.4" calcext:value-type="float">
            <text:p>114,4</text:p>
          </table:table-cell>
          <table:table-cell table:number-columns-repeated="2" office:value-type="float" office:value="128.2" calcext:value-type="float">
            <text:p>128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3.1271619574847" calcext:value-type="float">
            <text:p>93,1271619574847</text:p>
          </table:table-cell>
          <table:table-cell office:value-type="float" office:value="100.928011713326" calcext:value-type="float">
            <text:p>100,928011713326</text:p>
          </table:table-cell>
          <table:table-cell office:value-type="float" office:value="97.6975563726706" calcext:value-type="float">
            <text:p>97,6975563726706</text:p>
          </table:table-cell>
          <table:table-cell office:value-type="float" office:value="99.0216382902937" calcext:value-type="float">
            <text:p>99,0216382902937</text:p>
          </table:table-cell>
          <table:table-cell office:value-type="float" office:value="96.3382543713952" calcext:value-type="float">
            <text:p>96,3382543713952</text:p>
          </table:table-cell>
          <table:table-cell office:value-type="float" office:value="121.06098099497" calcext:value-type="float">
            <text:p>121,06098099497</text:p>
          </table:table-cell>
          <table:table-cell office:value-type="float" office:value="114.930822309417" calcext:value-type="float">
            <text:p>114,930822309417</text:p>
          </table:table-cell>
          <table:table-cell office:value-type="float" office:value="115.551411209767" calcext:value-type="float">
            <text:p>115,551411209767</text:p>
          </table:table-cell>
          <table:table-cell office:value-type="float" office:value="117.139327984234" calcext:value-type="float">
            <text:p>117,139327984234</text:p>
          </table:table-cell>
          <table:table-cell office:value-type="float" office:value="112.223344620426" calcext:value-type="float">
            <text:p>112,2233446204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.1" calcext:value-type="float">
            <text:p>115,1</text:p>
          </table:table-cell>
          <table:table-cell office:value-type="float" office:value="113.9" calcext:value-type="float">
            <text:p>113,9</text:p>
          </table:table-cell>
          <table:table-cell office:value-type="float" office:value="113.1" calcext:value-type="float">
            <text:p>113,1</text:p>
          </table:table-cell>
          <table:table-cell office:value-type="float" office:value="114.6" calcext:value-type="float">
            <text:p>114,6</text:p>
          </table:table-cell>
          <table:table-cell office:value-type="float" office:value="110.1" calcext:value-type="float">
            <text:p>110,1</text:p>
          </table:table-cell>
          <table:table-cell office:value-type="float" office:value="91.5" calcext:value-type="float">
            <text:p>91,5</text:p>
          </table:table-cell>
          <table:table-cell office:value-type="float" office:value="90.8" calcext:value-type="float">
            <text:p>90,8</text:p>
          </table:table-cell>
          <table:table-cell office:value-type="float" office:value="92.1" calcext:value-type="float">
            <text:p>92,1</text:p>
          </table:table-cell>
          <table:table-cell office:value-type="float" office:value="90.8" calcext:value-type="float">
            <text:p>90,8</text:p>
          </table:table-cell>
          <table:table-cell office:value-type="float" office:value="93.6" calcext:value-type="float">
            <text:p>93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3.953225669819" calcext:value-type="float">
            <text:p>113,953225669819</text:p>
          </table:table-cell>
          <table:table-cell office:value-type="float" office:value="114.426266762232" calcext:value-type="float">
            <text:p>114,426266762232</text:p>
          </table:table-cell>
          <table:table-cell office:value-type="float" office:value="110.03223730267" calcext:value-type="float">
            <text:p>110,03223730267</text:p>
          </table:table-cell>
          <table:table-cell office:value-type="float" office:value="101.137493155198" calcext:value-type="float">
            <text:p>101,137493155198</text:p>
          </table:table-cell>
          <table:table-cell office:value-type="float" office:value="112.643149960907" calcext:value-type="float">
            <text:p>112,643149960907</text:p>
          </table:table-cell>
          <table:table-cell office:value-type="float" office:value="131.572829236799" calcext:value-type="float">
            <text:p>131,572829236799</text:p>
          </table:table-cell>
          <table:table-cell office:value-type="float" office:value="145.549863601359" calcext:value-type="float">
            <text:p>145,549863601359</text:p>
          </table:table-cell>
          <table:table-cell office:value-type="float" office:value="142.859636501378" calcext:value-type="float">
            <text:p>142,859636501378</text:p>
          </table:table-cell>
          <table:table-cell office:value-type="float" office:value="143.879324246575" calcext:value-type="float">
            <text:p>143,879324246575</text:p>
          </table:table-cell>
          <table:table-cell office:value-type="float" office:value="137.890668867041" calcext:value-type="float">
            <text:p>137,8906688670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.8" calcext:value-type="float">
            <text:p>103,8</text:p>
          </table:table-cell>
          <table:table-cell office:value-type="float" office:value="106.9" calcext:value-type="float">
            <text:p>106,9</text:p>
          </table:table-cell>
          <table:table-cell office:value-type="float" office:value="104.9" calcext:value-type="float">
            <text:p>104,9</text:p>
          </table:table-cell>
          <table:table-cell office:value-type="float" office:value="111.6" calcext:value-type="float">
            <text:p>111,6</text:p>
          </table:table-cell>
          <table:table-cell office:value-type="float" office:value="104.8" calcext:value-type="float">
            <text:p>104,8</text:p>
          </table:table-cell>
          <table:table-cell office:value-type="float" office:value="89.1" calcext:value-type="float">
            <text:p>89,1</text:p>
          </table:table-cell>
          <table:table-cell office:value-type="float" office:value="91.1" calcext:value-type="float">
            <text:p>91,1</text:p>
          </table:table-cell>
          <table:table-cell office:value-type="float" office:value="89.5" calcext:value-type="float">
            <text:p>89,5</text:p>
          </table:table-cell>
          <table:table-cell office:value-type="float" office:value="90" calcext:value-type="float">
            <text:p>90</text:p>
          </table:table-cell>
          <table:table-cell office:value-type="float" office:value="87.8" calcext:value-type="float">
            <text:p>8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5.674199122005" calcext:value-type="float">
            <text:p>115,674199122005</text:p>
          </table:table-cell>
          <table:table-cell office:value-type="float" office:value="128.902165101926" calcext:value-type="float">
            <text:p>128,902165101926</text:p>
          </table:table-cell>
          <table:table-cell office:value-type="float" office:value="124.731357857008" calcext:value-type="float">
            <text:p>124,731357857008</text:p>
          </table:table-cell>
          <table:table-cell office:value-type="float" office:value="111.637512177264" calcext:value-type="float">
            <text:p>111,637512177264</text:p>
          </table:table-cell>
          <table:table-cell office:value-type="float" office:value="135.750441179918" calcext:value-type="float">
            <text:p>135,750441179918</text:p>
          </table:table-cell>
          <table:table-cell office:value-type="float" office:value="100.989969331963" calcext:value-type="float">
            <text:p>100,989969331963</text:p>
          </table:table-cell>
          <table:table-cell office:value-type="float" office:value="93.7003961843886" calcext:value-type="float">
            <text:p>93,7003961843886</text:p>
          </table:table-cell>
          <table:table-cell office:value-type="float" office:value="94.8792362555151" calcext:value-type="float">
            <text:p>94,8792362555151</text:p>
          </table:table-cell>
          <table:table-cell office:value-type="float" office:value="121.124932133334" calcext:value-type="float">
            <text:p>121,124932133334</text:p>
          </table:table-cell>
          <table:table-cell office:value-type="float" office:value="76.8041163290113" calcext:value-type="float">
            <text:p>76,8041163290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1" calcext:value-type="float">
            <text:p>93,1</text:p>
          </table:table-cell>
          <table:table-cell office:value-type="float" office:value="91.3" calcext:value-type="float">
            <text:p>91,3</text:p>
          </table:table-cell>
          <table:table-cell office:value-type="float" office:value="90.6" calcext:value-type="float">
            <text:p>90,6</text:p>
          </table:table-cell>
          <table:table-cell office:value-type="float" office:value="89.2" calcext:value-type="float">
            <text:p>89,2</text:p>
          </table:table-cell>
          <table:table-cell office:value-type="float" office:value="87.4" calcext:value-type="float">
            <text:p>87,4</text:p>
          </table:table-cell>
          <table:table-cell office:value-type="float" office:value="83.4" calcext:value-type="float">
            <text:p>83,4</text:p>
          </table:table-cell>
          <table:table-cell office:value-type="float" office:value="88.8" calcext:value-type="float">
            <text:p>88,8</text:p>
          </table:table-cell>
          <table:table-cell office:value-type="float" office:value="89.5" calcext:value-type="float">
            <text:p>89,5</text:p>
          </table:table-cell>
          <table:table-cell office:value-type="float" office:value="77.8" calcext:value-type="float">
            <text:p>77,8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5.16835184856" calcext:value-type="float">
            <text:p>115,16835184856</text:p>
          </table:table-cell>
          <table:table-cell office:value-type="float" office:value="122.260877917121" calcext:value-type="float">
            <text:p>122,260877917121</text:p>
          </table:table-cell>
          <table:table-cell office:value-type="float" office:value="107.866279599077" calcext:value-type="float">
            <text:p>107,866279599077</text:p>
          </table:table-cell>
          <table:table-cell office:value-type="float" office:value="109.954064552903" calcext:value-type="float">
            <text:p>109,954064552903</text:p>
          </table:table-cell>
          <table:table-cell office:value-type="float" office:value="112.650746958417" calcext:value-type="float">
            <text:p>112,650746958417</text:p>
          </table:table-cell>
          <table:table-cell office:value-type="float" office:value="118.925915999252" calcext:value-type="float">
            <text:p>118,925915999252</text:p>
          </table:table-cell>
          <table:table-cell office:value-type="float" office:value="115.73870961359" calcext:value-type="float">
            <text:p>115,73870961359</text:p>
          </table:table-cell>
          <table:table-cell office:value-type="float" office:value="116.255486197339" calcext:value-type="float">
            <text:p>116,255486197339</text:p>
          </table:table-cell>
          <table:table-cell office:value-type="float" office:value="125.196495996797" calcext:value-type="float">
            <text:p>125,196495996797</text:p>
          </table:table-cell>
          <table:table-cell office:value-type="float" office:value="110.695229339002" calcext:value-type="float">
            <text:p>110,6952293390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3" calcext:value-type="float">
            <text:p>83</text:p>
          </table:table-cell>
          <table:table-cell office:value-type="float" office:value="82.6" calcext:value-type="float">
            <text:p>82,6</text:p>
          </table:table-cell>
          <table:table-cell office:value-type="float" office:value="81.4" calcext:value-type="float">
            <text:p>81,4</text:p>
          </table:table-cell>
          <table:table-cell office:value-type="float" office:value="78.6" calcext:value-type="float">
            <text:p>78,6</text:p>
          </table:table-cell>
          <table:table-cell office:value-type="float" office:value="80.3" calcext:value-type="float">
            <text:p>80,3</text:p>
          </table:table-cell>
          <table:table-cell office:value-type="float" office:value="80.7" calcext:value-type="float">
            <text:p>80,7</text:p>
          </table:table-cell>
          <table:table-cell office:value-type="float" office:value="74.6" calcext:value-type="float">
            <text:p>74,6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0.6952242122001" calcext:value-type="float">
            <text:p>90,6952242122001</text:p>
          </table:table-cell>
          <table:table-cell office:value-type="float" office:value="81.6895276417603" calcext:value-type="float">
            <text:p>81,6895276417603</text:p>
          </table:table-cell>
          <table:table-cell office:value-type="float" office:value="83.0445283994841" calcext:value-type="float">
            <text:p>83,0445283994841</text:p>
          </table:table-cell>
          <table:table-cell office:value-type="float" office:value="74.3003295212037" calcext:value-type="float">
            <text:p>74,3003295212037</text:p>
          </table:table-cell>
          <table:table-cell office:value-type="float" office:value="78.8590206221049" calcext:value-type="float">
            <text:p>78,8590206221049</text:p>
          </table:table-cell>
          <table:table-cell office:value-type="float" office:value="113.128361672952" calcext:value-type="float">
            <text:p>113,128361672952</text:p>
          </table:table-cell>
          <table:table-cell office:value-type="float" office:value="108.01305464204" calcext:value-type="float">
            <text:p>108,01305464204</text:p>
          </table:table-cell>
          <table:table-cell office:value-type="float" office:value="114.95598293285" calcext:value-type="float">
            <text:p>114,95598293285</text:p>
          </table:table-cell>
          <table:table-cell office:value-type="float" office:value="118.675913043478" calcext:value-type="float">
            <text:p>118,675913043478</text:p>
          </table:table-cell>
          <table:table-cell office:value-type="float" office:value="117.524082241729" calcext:value-type="float">
            <text:p>117,5240822417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.5" calcext:value-type="float">
            <text:p>88,5</text:p>
          </table:table-cell>
          <table:table-cell office:value-type="float" office:value="101" calcext:value-type="float">
            <text:p>101</text:p>
          </table:table-cell>
          <table:table-cell office:value-type="float" office:value="89.6" calcext:value-type="float">
            <text:p>89,6</text:p>
          </table:table-cell>
          <table:table-cell office:value-type="float" office:value="93.8" calcext:value-type="float">
            <text:p>93,8</text:p>
          </table:table-cell>
          <table:table-cell office:value-type="float" office:value="96.9" calcext:value-type="float">
            <text:p>96,9</text:p>
          </table:table-cell>
          <table:table-cell office:value-type="float" office:value="75.3" calcext:value-type="float">
            <text:p>75,3</text:p>
          </table:table-cell>
          <table:table-cell office:value-type="float" office:value="80.1" calcext:value-type="float">
            <text:p>80,1</text:p>
          </table:table-cell>
          <table:table-cell office:value-type="float" office:value="79.3" calcext:value-type="float">
            <text:p>79,3</text:p>
          </table:table-cell>
          <table:table-cell office:value-type="float" office:value="74.8" calcext:value-type="float">
            <text:p>74,8</text:p>
          </table:table-cell>
          <table:table-cell office:value-type="float" office:value="77.4" calcext:value-type="float">
            <text:p>77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1.271650155812" calcext:value-type="float">
            <text:p>121,271650155812</text:p>
          </table:table-cell>
          <table:table-cell office:value-type="float" office:value="119.469190567485" calcext:value-type="float">
            <text:p>119,469190567485</text:p>
          </table:table-cell>
          <table:table-cell office:value-type="float" office:value="117.343011748879" calcext:value-type="float">
            <text:p>117,343011748879</text:p>
          </table:table-cell>
          <table:table-cell office:value-type="float" office:value="118.811151587302" calcext:value-type="float">
            <text:p>118,811151587302</text:p>
          </table:table-cell>
          <table:table-cell office:value-type="float" office:value="109.612150055266" calcext:value-type="float">
            <text:p>109,612150055266</text:p>
          </table:table-cell>
          <table:table-cell office:value-type="float" office:value="99.2594354919834" calcext:value-type="float">
            <text:p>99,2594354919834</text:p>
          </table:table-cell>
          <table:table-cell office:value-type="float" office:value="109.01746354829" calcext:value-type="float">
            <text:p>109,01746354829</text:p>
          </table:table-cell>
          <table:table-cell office:value-type="float" office:value="104.697639695946" calcext:value-type="float">
            <text:p>104,697639695946</text:p>
          </table:table-cell>
          <table:table-cell office:value-type="float" office:value="88.2459873112753" calcext:value-type="float">
            <text:p>88,2459873112753</text:p>
          </table:table-cell>
          <table:table-cell office:value-type="float" office:value="97.3211808851224" calcext:value-type="float">
            <text:p>97,32118088512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3.6" calcext:value-type="float">
            <text:p>73,6</text:p>
          </table:table-cell>
          <table:table-cell office:value-type="float" office:value="75.4" calcext:value-type="float">
            <text:p>75,4</text:p>
          </table:table-cell>
          <table:table-cell office:value-type="float" office:value="77" calcext:value-type="float">
            <text:p>77</text:p>
          </table:table-cell>
          <table:table-cell office:value-type="float" office:value="72.4" calcext:value-type="float">
            <text:p>72,4</text:p>
          </table:table-cell>
          <table:table-cell office:value-type="float" office:value="73.7" calcext:value-type="float">
            <text:p>73,7</text:p>
          </table:table-cell>
          <table:table-cell office:value-type="float" office:value="73.3" calcext:value-type="float">
            <text:p>73,3</text:p>
          </table:table-cell>
          <table:table-cell office:value-type="float" office:value="77.3" calcext:value-type="float">
            <text:p>77,3</text:p>
          </table:table-cell>
          <table:table-cell office:value-type="float" office:value="75.8" calcext:value-type="float">
            <text:p>75,8</text:p>
          </table:table-cell>
          <table:table-cell office:value-type="float" office:value="73" calcext:value-type="float">
            <text:p>73</text:p>
          </table:table-cell>
          <table:table-cell office:value-type="float" office:value="74.4" calcext:value-type="float">
            <text:p>74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0.115577142127" calcext:value-type="float">
            <text:p>110,115577142127</text:p>
          </table:table-cell>
          <table:table-cell office:value-type="float" office:value="116.387613701068" calcext:value-type="float">
            <text:p>116,387613701068</text:p>
          </table:table-cell>
          <table:table-cell office:value-type="float" office:value="121.737977351222" calcext:value-type="float">
            <text:p>121,737977351222</text:p>
          </table:table-cell>
          <table:table-cell office:value-type="float" office:value="104.976855527985" calcext:value-type="float">
            <text:p>104,976855527985</text:p>
          </table:table-cell>
          <table:table-cell office:value-type="float" office:value="127.203732145793" calcext:value-type="float">
            <text:p>127,203732145793</text:p>
          </table:table-cell>
          <table:table-cell office:value-type="float" office:value="90.6301388339631" calcext:value-type="float">
            <text:p>90,6301388339631</text:p>
          </table:table-cell>
          <table:table-cell office:value-type="float" office:value="87.088671515655" calcext:value-type="float">
            <text:p>87,088671515655</text:p>
          </table:table-cell>
          <table:table-cell office:value-type="float" office:value="91.8885573518964" calcext:value-type="float">
            <text:p>91,8885573518964</text:p>
          </table:table-cell>
          <table:table-cell office:value-type="float" office:value="88.4616713351179" calcext:value-type="float">
            <text:p>88,4616713351179</text:p>
          </table:table-cell>
          <table:table-cell office:value-type="float" office:value="83.9562400745836" calcext:value-type="float">
            <text:p>83,95624007458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.4" calcext:value-type="float">
            <text:p>80,4</text:p>
          </table:table-cell>
          <table:table-cell office:value-type="float" office:value="76.7" calcext:value-type="float">
            <text:p>76,7</text:p>
          </table:table-cell>
          <table:table-cell office:value-type="float" office:value="79.1" calcext:value-type="float">
            <text:p>79,1</text:p>
          </table:table-cell>
          <table:table-cell office:value-type="float" office:value="76.4" calcext:value-type="float">
            <text:p>76,4</text:p>
          </table:table-cell>
          <table:table-cell office:value-type="float" office:value="79.7" calcext:value-type="float">
            <text:p>79,7</text:p>
          </table:table-cell>
          <table:table-cell office:value-type="float" office:value="71.2" calcext:value-type="float">
            <text:p>71,2</text:p>
          </table:table-cell>
          <table:table-cell office:value-type="float" office:value="77.1" calcext:value-type="float">
            <text:p>77,1</text:p>
          </table:table-cell>
          <table:table-cell office:value-type="float" office:value="74.5" calcext:value-type="float">
            <text:p>74,5</text:p>
          </table:table-cell>
          <table:table-cell office:value-type="float" office:value="71.4" calcext:value-type="float">
            <text:p>71,4</text:p>
          </table:table-cell>
          <table:table-cell office:value-type="float" office:value="73.6" calcext:value-type="float">
            <text:p>73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9.9529082567489" calcext:value-type="float">
            <text:p>99,9529082567489</text:p>
          </table:table-cell>
          <table:table-cell office:value-type="float" office:value="112.439520444508" calcext:value-type="float">
            <text:p>112,439520444508</text:p>
          </table:table-cell>
          <table:table-cell office:value-type="float" office:value="106.620769965108" calcext:value-type="float">
            <text:p>106,620769965108</text:p>
          </table:table-cell>
          <table:table-cell office:value-type="float" office:value="95.7935811858233" calcext:value-type="float">
            <text:p>95,7935811858233</text:p>
          </table:table-cell>
          <table:table-cell office:value-type="float" office:value="107.903662351578" calcext:value-type="float">
            <text:p>107,903662351578</text:p>
          </table:table-cell>
          <table:table-cell office:value-type="float" office:value="86.8035021342814" calcext:value-type="float">
            <text:p>86,8035021342814</text:p>
          </table:table-cell>
          <table:table-cell office:value-type="float" office:value="88.7401942358326" calcext:value-type="float">
            <text:p>88,7401942358326</text:p>
          </table:table-cell>
          <table:table-cell office:value-type="float" office:value="95.4275098022831" calcext:value-type="float">
            <text:p>95,4275098022831</text:p>
          </table:table-cell>
          <table:table-cell office:value-type="float" office:value="87.1849705975344" calcext:value-type="float">
            <text:p>87,1849705975344</text:p>
          </table:table-cell>
          <table:table-cell office:value-type="float" office:value="85.7759188691654" calcext:value-type="float">
            <text:p>85,775918869165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72.9" calcext:value-type="float">
            <text:p>72,9</text:p>
          </table:table-cell>
          <table:table-cell table:style-name="ce25" office:value-type="float" office:value="74.6" calcext:value-type="float">
            <text:p>74,6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1.8" calcext:value-type="float">
            <text:p>71,8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0.5" calcext:value-type="float">
            <text:p>70,5</text:p>
          </table:table-cell>
          <table:table-cell table:style-name="ce25" office:value-type="float" office:value="77.7" calcext:value-type="float">
            <text:p>77,7</text:p>
          </table:table-cell>
          <table:table-cell table:style-name="ce25" office:value-type="float" office:value="76.4" calcext:value-type="float">
            <text:p>76,4</text:p>
          </table:table-cell>
          <table:table-cell table:style-name="ce25" office:value-type="float" office:value="76.2" calcext:value-type="float">
            <text:p>76,2</text:p>
          </table:table-cell>
          <table:table-cell table:style-name="ce29" office:value-type="float" office:value="73.2" calcext:value-type="float">
            <text:p>7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6:23:16.3303260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8:25:07.004596504</meta:creation-date>
    <dc:date>2020-02-17T16:39:20.037061064</dc:date>
    <meta:editing-duration>PT1H52M22S</meta:editing-duration>
    <meta:editing-cycles>13</meta:editing-cycles>
    <meta:generator>LibreOffice/6.3.4.2$Linux_X86_64 LibreOffice_project/30$Build-2</meta:generator>
    <meta:document-statistic meta:table-count="6" meta:cell-count="1452" meta:object-count="2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1.121cm" svg:y="0.316cm" chart:style-name="ch2">
          <text:p>PB Epsilon</text:p>
        </chart:title>
        <chart:legend chart:legend-position="end" svg:x="19.795cm" svg:y="1.961cm" style:legend-expansion="high" chart:style-name="ch3"/>
        <chart:plot-area chart:style-name="ch4" table:cell-range-address="'1'.A1:'1'.F11" chart:data-source-has-labels="both" svg:x="1.502cm" svg:y="1.275cm" svg:width="17.802cm" svg:height="6.566cm">
          <chartooo:coordinate-region svg:x="2.309cm" svg:y="1.475cm" svg:width="16.995cm" svg:height="5.719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1'.B2:'1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1'.C2:'1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1'.D2:'1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1'.E2:'1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1'.F2:'1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69.5831555531502">
                <text:p>69.5831555531502</text:p>
                <draw:g>
                  <svg:desc>'1'.B2:'1'.B11</svg:desc>
                </draw:g>
              </table:table-cell>
              <table:table-cell office:value-type="float" office:value="63.8193739225078">
                <text:p>63.8193739225078</text:p>
                <draw:g>
                  <svg:desc>'1'.C2:'1'.C11</svg:desc>
                </draw:g>
              </table:table-cell>
              <table:table-cell office:value-type="float" office:value="63.8193739225078">
                <text:p>63.8193739225078</text:p>
                <draw:g>
                  <svg:desc>'1'.D2:'1'.D11</svg:desc>
                </draw:g>
              </table:table-cell>
              <table:table-cell office:value-type="float" office:value="63.8193739225078">
                <text:p>63.8193739225078</text:p>
                <draw:g>
                  <svg:desc>'1'.E2:'1'.E11</svg:desc>
                </draw:g>
              </table:table-cell>
              <table:table-cell office:value-type="float" office:value="63.8193739225078">
                <text:p>63.8193739225078</text:p>
                <draw:g>
                  <svg:desc>'1'.F2:'1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5.2364208573019">
                <text:p>85.2364208573019</text:p>
              </table:table-cell>
              <table:table-cell office:value-type="float" office:value="82.8162388868278">
                <text:p>82.8162388868278</text:p>
              </table:table-cell>
              <table:table-cell office:value-type="float" office:value="82.8162388868278">
                <text:p>82.8162388868278</text:p>
              </table:table-cell>
              <table:table-cell office:value-type="float" office:value="82.8162388868278">
                <text:p>82.8162388868278</text:p>
              </table:table-cell>
              <table:table-cell office:value-type="float" office:value="82.8162388868278">
                <text:p>82.81623888682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4.4554194318328">
                <text:p>74.4554194318328</text:p>
              </table:table-cell>
              <table:table-cell office:value-type="float" office:value="104.568812122428">
                <text:p>104.568812122428</text:p>
              </table:table-cell>
              <table:table-cell office:value-type="float" office:value="79.6853700013573">
                <text:p>79.6853700013573</text:p>
              </table:table-cell>
              <table:table-cell office:value-type="float" office:value="82.7092045581654">
                <text:p>82.7092045581654</text:p>
              </table:table-cell>
              <table:table-cell office:value-type="float" office:value="82.9372743061517">
                <text:p>82.93727430615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9.983767713353">
                <text:p>79.983767713353</text:p>
              </table:table-cell>
              <table:table-cell office:value-type="float" office:value="86.8830823568051">
                <text:p>86.8830823568051</text:p>
              </table:table-cell>
              <table:table-cell office:value-type="float" office:value="113.40100919473">
                <text:p>113.40100919473</text:p>
              </table:table-cell>
              <table:table-cell office:value-type="float" office:value="106.916949024458">
                <text:p>106.916949024458</text:p>
              </table:table-cell>
              <table:table-cell office:value-type="float" office:value="125.636550811616">
                <text:p>125.6365508116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2.6415689254711">
                <text:p>72.6415689254711</text:p>
              </table:table-cell>
              <table:table-cell office:value-type="float" office:value="86.902136140261">
                <text:p>86.902136140261</text:p>
              </table:table-cell>
              <table:table-cell office:value-type="float" office:value="73.2987388965516">
                <text:p>73.2987388965516</text:p>
              </table:table-cell>
              <table:table-cell office:value-type="float" office:value="72.0008626433917">
                <text:p>72.0008626433917</text:p>
              </table:table-cell>
              <table:table-cell office:value-type="float" office:value="77.9539873394068">
                <text:p>77.95398733940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1.209898667559">
                <text:p>101.209898667559</text:p>
              </table:table-cell>
              <table:table-cell office:value-type="float" office:value="97.8040892009749">
                <text:p>97.8040892009749</text:p>
              </table:table-cell>
              <table:table-cell office:value-type="float" office:value="99.5803717333975">
                <text:p>99.5803717333975</text:p>
              </table:table-cell>
              <table:table-cell office:value-type="float" office:value="104.269912600402">
                <text:p>104.269912600402</text:p>
              </table:table-cell>
              <table:table-cell office:value-type="float" office:value="103.405381161734">
                <text:p>103.4053811617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4.7171068856745">
                <text:p>94.7171068856745</text:p>
              </table:table-cell>
              <table:table-cell office:value-type="float" office:value="80.0413608904553">
                <text:p>80.0413608904553</text:p>
              </table:table-cell>
              <table:table-cell office:value-type="float" office:value="81.0850340409799">
                <text:p>81.0850340409799</text:p>
              </table:table-cell>
              <table:table-cell office:value-type="float" office:value="87.2101325671282">
                <text:p>87.2101325671282</text:p>
              </table:table-cell>
              <table:table-cell office:value-type="float" office:value="88.0064730370375">
                <text:p>88.00647303703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.031242285879">
                <text:p>80.031242285879</text:p>
              </table:table-cell>
              <table:table-cell office:value-type="float" office:value="91.3938803470964">
                <text:p>91.3938803470964</text:p>
              </table:table-cell>
              <table:table-cell office:value-type="float" office:value="92.0319903783234">
                <text:p>92.0319903783234</text:p>
              </table:table-cell>
              <table:table-cell office:value-type="float" office:value="95.4027179893173">
                <text:p>95.4027179893173</text:p>
              </table:table-cell>
              <table:table-cell office:value-type="float" office:value="90.8543380557569">
                <text:p>90.85433805575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.7151887820003">
                <text:p>46.7151887820003</text:p>
              </table:table-cell>
              <table:table-cell office:value-type="float" office:value="83.0598339649404">
                <text:p>83.0598339649404</text:p>
              </table:table-cell>
              <table:table-cell office:value-type="float" office:value="52.040064522465">
                <text:p>52.040064522465</text:p>
              </table:table-cell>
              <table:table-cell office:value-type="float" office:value="53.4296712506488">
                <text:p>53.4296712506488</text:p>
              </table:table-cell>
              <table:table-cell office:value-type="float" office:value="72.9101473542066">
                <text:p>72.91014735420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1.2605327450209">
                <text:p>91.2605327450209</text:p>
              </table:table-cell>
              <table:table-cell office:value-type="float" office:value="91.8983113594042">
                <text:p>91.8983113594042</text:p>
              </table:table-cell>
              <table:table-cell office:value-type="float" office:value="81.7307864023947">
                <text:p>81.7307864023947</text:p>
              </table:table-cell>
              <table:table-cell office:value-type="float" office:value="94.1583560344831">
                <text:p>94.1583560344831</text:p>
              </table:table-cell>
              <table:table-cell office:value-type="float" office:value="92.3212904354516">
                <text:p>92.3212904354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482cm" svg:height="9.002cm" xlink:href=".." xlink:type="simple" chart:class="chart:bar" chart:style-name="ch1">
        <chart:title svg:x="11.06cm" svg:y="0.316cm" chart:style-name="ch2">
          <text:p>PR Epsilon</text:p>
        </chart:title>
        <chart:legend chart:legend-position="end" svg:x="19.593cm" svg:y="1.961cm" style:legend-expansion="high" chart:style-name="ch3"/>
        <chart:plot-area chart:style-name="ch4" table:cell-range-address="'4'.A1:'4'.A11 '4'.G1:'4'.K11" chart:data-source-has-labels="both" svg:x="1.5cm" svg:y="1.275cm" svg:width="17.604cm" svg:height="6.566cm">
          <chartooo:coordinate-region svg:x="2.307cm" svg:y="1.475cm" svg:width="16.797cm" svg:height="5.719cm"/>
          <chart:axis chart:dimension="x" chart:name="primary-x" chart:style-name="ch5" chartooo:axis-type="auto">
            <chartooo:date-scale/>
            <chart:title svg:x="9.927cm" svg:y="8.021cm" chart:style-name="ch6">
              <text:p>Size</text:p>
            </chart:title>
            <chart:categories table:cell-range-address="'4'.A2:'4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4'.G2:'4'.G11" chart:label-cell-address="'4'.G1:'4'.G1" chart:class="chart:bar">
            <chart:regression-curve chart:style-name="ch11"/>
            <chart:data-point chart:repeated="10"/>
          </chart:series>
          <chart:series chart:style-name="ch12" chart:values-cell-range-address="'4'.H2:'4'.H11" chart:label-cell-address="'4'.H1:'4'.H1" chart:class="chart:bar">
            <chart:regression-curve chart:style-name="ch13"/>
            <chart:data-point chart:repeated="10"/>
          </chart:series>
          <chart:series chart:style-name="ch14" chart:values-cell-range-address="'4'.I2:'4'.I11" chart:label-cell-address="'4'.I1:'4'.I1" chart:class="chart:bar">
            <chart:regression-curve chart:style-name="ch15"/>
            <chart:data-point chart:repeated="10"/>
          </chart:series>
          <chart:series chart:style-name="ch16" chart:values-cell-range-address="'4'.J2:'4'.J11" chart:label-cell-address="'4'.J1:'4'.J1" chart:class="chart:bar">
            <chart:regression-curve chart:style-name="ch17"/>
            <chart:data-point chart:repeated="10"/>
          </chart:series>
          <chart:series chart:style-name="ch18" chart:values-cell-range-address="'4'.K2:'4'.K11" chart:label-cell-address="'4'.K1:'4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4'.G1:'4'.G1</svg:desc>
                </draw:g>
              </table:table-cell>
              <table:table-cell office:value-type="string">
                <text:p>PR V C1 </text:p>
                <draw:g>
                  <svg:desc>'4'.H1:'4'.H1</svg:desc>
                </draw:g>
              </table:table-cell>
              <table:table-cell office:value-type="string">
                <text:p>PR V B1</text:p>
                <draw:g>
                  <svg:desc>'4'.I1:'4'.I1</svg:desc>
                </draw:g>
              </table:table-cell>
              <table:table-cell office:value-type="string">
                <text:p>PR T C1</text:p>
                <draw:g>
                  <svg:desc>'4'.J1:'4'.J1</svg:desc>
                </draw:g>
              </table:table-cell>
              <table:table-cell office:value-type="string">
                <text:p>PR T B1</text:p>
                <draw:g>
                  <svg:desc>'4'.K1:'4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A2:'4'.A11</svg:desc>
                </draw:g>
              </table:table-cell>
              <table:table-cell office:value-type="float" office:value="321.415990351758">
                <text:p>321.415990351758</text:p>
                <draw:g>
                  <svg:desc>'4'.G2:'4'.G11</svg:desc>
                </draw:g>
              </table:table-cell>
              <table:table-cell office:value-type="float" office:value="321.415990351758">
                <text:p>321.415990351758</text:p>
                <draw:g>
                  <svg:desc>'4'.H2:'4'.H11</svg:desc>
                </draw:g>
              </table:table-cell>
              <table:table-cell office:value-type="float" office:value="323.159318168093">
                <text:p>323.159318168093</text:p>
                <draw:g>
                  <svg:desc>'4'.I2:'4'.I11</svg:desc>
                </draw:g>
              </table:table-cell>
              <table:table-cell office:value-type="float" office:value="321.415990351758">
                <text:p>321.415990351758</text:p>
                <draw:g>
                  <svg:desc>'4'.J2:'4'.J11</svg:desc>
                </draw:g>
              </table:table-cell>
              <table:table-cell office:value-type="float" office:value="321.415990351758">
                <text:p>321.415990351758</text:p>
                <draw:g>
                  <svg:desc>'4'.K2:'4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7.4815">
                <text:p>227.4815</text:p>
              </table:table-cell>
              <table:table-cell office:value-type="float" office:value="227.4815">
                <text:p>227.4815</text:p>
              </table:table-cell>
              <table:table-cell office:value-type="float" office:value="227.4815">
                <text:p>227.4815</text:p>
              </table:table-cell>
              <table:table-cell office:value-type="float" office:value="227.4815">
                <text:p>227.4815</text:p>
              </table:table-cell>
              <table:table-cell office:value-type="float" office:value="227.4815">
                <text:p>227.48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5.644918674491">
                <text:p>205.644918674491</text:p>
              </table:table-cell>
              <table:table-cell office:value-type="float" office:value="201.202430301954">
                <text:p>201.202430301954</text:p>
              </table:table-cell>
              <table:table-cell office:value-type="float" office:value="196.413973021061">
                <text:p>196.413973021061</text:p>
              </table:table-cell>
              <table:table-cell office:value-type="float" office:value="196.224403750885">
                <text:p>196.224403750885</text:p>
              </table:table-cell>
              <table:table-cell office:value-type="float" office:value="197.273161099214">
                <text:p>197.2731610992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2.727272338606">
                <text:p>132.727272338606</text:p>
              </table:table-cell>
              <table:table-cell office:value-type="float" office:value="136.095811334226">
                <text:p>136.095811334226</text:p>
              </table:table-cell>
              <table:table-cell office:value-type="float" office:value="134.760561731207">
                <text:p>134.760561731207</text:p>
              </table:table-cell>
              <table:table-cell office:value-type="float" office:value="144.956023878069">
                <text:p>144.956023878069</text:p>
              </table:table-cell>
              <table:table-cell office:value-type="float" office:value="136.720920181818">
                <text:p>136.7209201818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8.880426468507">
                <text:p>138.880426468507</text:p>
              </table:table-cell>
              <table:table-cell office:value-type="float" office:value="161.220367405063">
                <text:p>161.220367405063</text:p>
              </table:table-cell>
              <table:table-cell office:value-type="float" office:value="160.330216750066">
                <text:p>160.330216750066</text:p>
              </table:table-cell>
              <table:table-cell office:value-type="float" office:value="159.211878096269">
                <text:p>159.211878096269</text:p>
              </table:table-cell>
              <table:table-cell office:value-type="float" office:value="155.342929845627">
                <text:p>155.3429298456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0.059816562304">
                <text:p>110.059816562304</text:p>
              </table:table-cell>
              <table:table-cell office:value-type="float" office:value="105.503504940265">
                <text:p>105.503504940265</text:p>
              </table:table-cell>
              <table:table-cell office:value-type="float" office:value="110.43617606727">
                <text:p>110.43617606727</text:p>
              </table:table-cell>
              <table:table-cell office:value-type="float" office:value="134.100835884874">
                <text:p>134.100835884874</text:p>
              </table:table-cell>
              <table:table-cell office:value-type="float" office:value="128.083629980904">
                <text:p>128.0836299809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0.558279151376">
                <text:p>130.558279151376</text:p>
              </table:table-cell>
              <table:table-cell office:value-type="float" office:value="143.127866349525">
                <text:p>143.127866349525</text:p>
              </table:table-cell>
              <table:table-cell office:value-type="float" office:value="137.422253042394">
                <text:p>137.422253042394</text:p>
              </table:table-cell>
              <table:table-cell office:value-type="float" office:value="130.210687569574">
                <text:p>130.210687569574</text:p>
              </table:table-cell>
              <table:table-cell office:value-type="float" office:value="125.923925648149">
                <text:p>125.9239256481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1.915449548284">
                <text:p>121.915449548284</text:p>
              </table:table-cell>
              <table:table-cell office:value-type="float" office:value="123.5493089838">
                <text:p>123.5493089838</text:p>
              </table:table-cell>
              <table:table-cell office:value-type="float" office:value="126.305709117647">
                <text:p>126.305709117647</text:p>
              </table:table-cell>
              <table:table-cell office:value-type="float" office:value="131.674876740309">
                <text:p>131.674876740309</text:p>
              </table:table-cell>
              <table:table-cell office:value-type="float" office:value="114.952526237007">
                <text:p>114.9525262370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.2309860665847">
                <text:p>98.2309860665847</text:p>
              </table:table-cell>
              <table:table-cell office:value-type="float" office:value="106.939004746029">
                <text:p>106.939004746029</text:p>
              </table:table-cell>
              <table:table-cell office:value-type="float" office:value="108.487447384306">
                <text:p>108.487447384306</text:p>
              </table:table-cell>
              <table:table-cell office:value-type="float" office:value="103.924697655069">
                <text:p>103.924697655069</text:p>
              </table:table-cell>
              <table:table-cell office:value-type="float" office:value="104.227596479431">
                <text:p>104.2275964794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8.976485998743">
                <text:p>108.976485998743</text:p>
              </table:table-cell>
              <table:table-cell office:value-type="float" office:value="111.747231174172">
                <text:p>111.747231174172</text:p>
              </table:table-cell>
              <table:table-cell office:value-type="float" office:value="122.403822403054">
                <text:p>122.403822403054</text:p>
              </table:table-cell>
              <table:table-cell office:value-type="float" office:value="118.949327436975">
                <text:p>118.949327436975</text:p>
              </table:table-cell>
              <table:table-cell office:value-type="float" office:value="100.713002410284">
                <text:p>100.7130024102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1.011cm" svg:y="0.316cm" chart:style-name="ch2">
          <text:p>PR Epsilon</text:p>
        </chart:title>
        <chart:legend chart:legend-position="end" svg:x="19.496cm" svg:y="1.961cm" style:legend-expansion="high" chart:style-name="ch3"/>
        <chart:plot-area chart:style-name="ch4" table:cell-range-address="'1'.A2:'1'.A11 '1'.G1:'1'.K1 '5'.G2:'5'.K11" chart:data-source-has-labels="both" svg:x="1.498cm" svg:y="1.275cm" svg:width="17.511cm" svg:height="6.566cm">
          <chartooo:coordinate-region svg:x="2.305cm" svg:y="1.475cm" svg:width="16.704cm" svg:height="5.719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5'.G2:'5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5'.H2:'5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5'.I2:'5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5'.J2:'5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5'.K2:'5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2.1496817632389">
                <text:p>32.1496817632389</text:p>
                <draw:g>
                  <svg:desc>'5'.G2:'5'.G11</svg:desc>
                </draw:g>
              </table:table-cell>
              <table:table-cell office:value-type="float" office:value="32.1496817632389">
                <text:p>32.1496817632389</text:p>
                <draw:g>
                  <svg:desc>'5'.H2:'5'.H11</svg:desc>
                </draw:g>
              </table:table-cell>
              <table:table-cell office:value-type="float" office:value="16.5142100987531">
                <text:p>16.5142100987531</text:p>
                <draw:g>
                  <svg:desc>'5'.I2:'5'.I11</svg:desc>
                </draw:g>
              </table:table-cell>
              <table:table-cell office:value-type="float" office:value="32.1496817632389">
                <text:p>32.1496817632389</text:p>
                <draw:g>
                  <svg:desc>'5'.J2:'5'.J11</svg:desc>
                </draw:g>
              </table:table-cell>
              <table:table-cell office:value-type="float" office:value="32.1496817632389">
                <text:p>32.1496817632389</text:p>
                <draw:g>
                  <svg:desc>'5'.K2:'5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6.887472173877">
                <text:p>206.887472173877</text:p>
              </table:table-cell>
              <table:table-cell office:value-type="float" office:value="206.887472173877">
                <text:p>206.887472173877</text:p>
              </table:table-cell>
              <table:table-cell office:value-type="float" office:value="200.365312255935">
                <text:p>200.365312255935</text:p>
              </table:table-cell>
              <table:table-cell office:value-type="float" office:value="206.887472173877">
                <text:p>206.887472173877</text:p>
              </table:table-cell>
              <table:table-cell office:value-type="float" office:value="206.887472173877">
                <text:p>206.8874721738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9.725019379955">
                <text:p>59.725019379955</text:p>
              </table:table-cell>
              <table:table-cell office:value-type="float" office:value="43.9916056102167">
                <text:p>43.9916056102167</text:p>
              </table:table-cell>
              <table:table-cell office:value-type="float" office:value="38.2978988053071">
                <text:p>38.2978988053071</text:p>
              </table:table-cell>
              <table:table-cell office:value-type="float" office:value="49.5044444864808">
                <text:p>49.5044444864808</text:p>
              </table:table-cell>
              <table:table-cell office:value-type="float" office:value="57.5788652272704">
                <text:p>57.57886522727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2422919365102">
                <text:p>89.2422919365102</text:p>
              </table:table-cell>
              <table:table-cell office:value-type="float" office:value="111.052420786072">
                <text:p>111.052420786072</text:p>
              </table:table-cell>
              <table:table-cell office:value-type="float" office:value="120.069676994189">
                <text:p>120.069676994189</text:p>
              </table:table-cell>
              <table:table-cell office:value-type="float" office:value="114.064638385588">
                <text:p>114.064638385588</text:p>
              </table:table-cell>
              <table:table-cell office:value-type="float" office:value="109.023474956359">
                <text:p>109.0234749563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9.541735906505">
                <text:p>109.541735906505</text:p>
              </table:table-cell>
              <table:table-cell office:value-type="float" office:value="101.657053734512">
                <text:p>101.657053734512</text:p>
              </table:table-cell>
              <table:table-cell office:value-type="float" office:value="101.48248180909">
                <text:p>101.48248180909</text:p>
              </table:table-cell>
              <table:table-cell office:value-type="float" office:value="108.610731900015">
                <text:p>108.610731900015</text:p>
              </table:table-cell>
              <table:table-cell office:value-type="float" office:value="102.538518059019">
                <text:p>102.5385180590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3.290413365291">
                <text:p>113.290413365291</text:p>
              </table:table-cell>
              <table:table-cell office:value-type="float" office:value="128.656662627359">
                <text:p>128.656662627359</text:p>
              </table:table-cell>
              <table:table-cell office:value-type="float" office:value="140.29389740468">
                <text:p>140.29389740468</text:p>
              </table:table-cell>
              <table:table-cell office:value-type="float" office:value="145.550140202538">
                <text:p>145.550140202538</text:p>
              </table:table-cell>
              <table:table-cell office:value-type="float" office:value="140.57161684186">
                <text:p>140.571616841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4.515300930314">
                <text:p>124.515300930314</text:p>
              </table:table-cell>
              <table:table-cell office:value-type="float" office:value="123.853582636841">
                <text:p>123.853582636841</text:p>
              </table:table-cell>
              <table:table-cell office:value-type="float" office:value="127.463697429367">
                <text:p>127.463697429367</text:p>
              </table:table-cell>
              <table:table-cell office:value-type="float" office:value="128.489352192888">
                <text:p>128.489352192888</text:p>
              </table:table-cell>
              <table:table-cell office:value-type="float" office:value="136.264488201807">
                <text:p>136.2644882018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1.90174966041">
                <text:p>121.90174966041</text:p>
              </table:table-cell>
              <table:table-cell office:value-type="float" office:value="120.013199247333">
                <text:p>120.013199247333</text:p>
              </table:table-cell>
              <table:table-cell office:value-type="float" office:value="103.271646653709">
                <text:p>103.271646653709</text:p>
              </table:table-cell>
              <table:table-cell office:value-type="float" office:value="115.828124930302">
                <text:p>115.828124930302</text:p>
              </table:table-cell>
              <table:table-cell office:value-type="float" office:value="114.051726544872">
                <text:p>114.0517265448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6.742146381556">
                <text:p>126.742146381556</text:p>
              </table:table-cell>
              <table:table-cell office:value-type="float" office:value="117.550005950323">
                <text:p>117.550005950323</text:p>
              </table:table-cell>
              <table:table-cell office:value-type="float" office:value="136.919530422415">
                <text:p>136.919530422415</text:p>
              </table:table-cell>
              <table:table-cell office:value-type="float" office:value="113.479489324078">
                <text:p>113.479489324078</text:p>
              </table:table-cell>
              <table:table-cell office:value-type="float" office:value="129.59923099596">
                <text:p>129.599230995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3.374782340201">
                <text:p>123.374782340201</text:p>
              </table:table-cell>
              <table:table-cell office:value-type="float" office:value="123.860617411557">
                <text:p>123.860617411557</text:p>
              </table:table-cell>
              <table:table-cell office:value-type="float" office:value="128.076964569848">
                <text:p>128.076964569848</text:p>
              </table:table-cell>
              <table:table-cell office:value-type="float" office:value="130.851033821577">
                <text:p>130.851033821577</text:p>
              </table:table-cell>
              <table:table-cell office:value-type="float" office:value="130.49123392751">
                <text:p>130.4912339275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3cm" xlink:href=".." xlink:type="simple" chart:class="chart:bar" chart:style-name="ch1">
        <chart:title svg:x="11.011cm" svg:y="0.316cm" chart:style-name="ch2">
          <text:p>PR Epsilon</text:p>
        </chart:title>
        <chart:legend chart:legend-position="end" svg:x="19.496cm" svg:y="1.961cm" style:legend-expansion="high" chart:style-name="ch3"/>
        <chart:plot-area chart:style-name="ch4" table:cell-range-address="'6'.A1:'6'.A11 '6'.G1:'6'.K11" chart:data-source-has-labels="both" svg:x="1.498cm" svg:y="1.275cm" svg:width="17.511cm" svg:height="6.567cm">
          <chartooo:coordinate-region svg:x="2.305cm" svg:y="1.474cm" svg:width="16.704cm" svg:height="5.721cm"/>
          <chart:axis chart:dimension="x" chart:name="primary-x" chart:style-name="ch5" chartooo:axis-type="auto">
            <chartooo:date-scale/>
            <chart:title svg:x="9.878cm" svg:y="8.022cm" chart:style-name="ch6">
              <text:p>Size</text:p>
            </chart:title>
            <chart:categories table:cell-range-address="'6'.A2:'6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6'.G2:'6'.G11" chart:label-cell-address="'6'.G1:'6'.G1" chart:class="chart:bar">
            <chart:regression-curve chart:style-name="ch11"/>
            <chart:data-point chart:repeated="10"/>
          </chart:series>
          <chart:series chart:style-name="ch12" chart:values-cell-range-address="'6'.H2:'6'.H11" chart:label-cell-address="'6'.H1:'6'.H1" chart:class="chart:bar">
            <chart:regression-curve chart:style-name="ch13"/>
            <chart:data-point chart:repeated="10"/>
          </chart:series>
          <chart:series chart:style-name="ch14" chart:values-cell-range-address="'6'.I2:'6'.I11" chart:label-cell-address="'6'.I1:'6'.I1" chart:class="chart:bar">
            <chart:regression-curve chart:style-name="ch15"/>
            <chart:data-point chart:repeated="10"/>
          </chart:series>
          <chart:series chart:style-name="ch16" chart:values-cell-range-address="'6'.J2:'6'.J11" chart:label-cell-address="'6'.J1:'6'.J1" chart:class="chart:bar">
            <chart:regression-curve chart:style-name="ch17"/>
            <chart:data-point chart:repeated="10"/>
          </chart:series>
          <chart:series chart:style-name="ch18" chart:values-cell-range-address="'6'.K2:'6'.K11" chart:label-cell-address="'6'.K1:'6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6'.G1:'6'.G1</svg:desc>
                </draw:g>
              </table:table-cell>
              <table:table-cell office:value-type="string">
                <text:p>PR V C1 </text:p>
                <draw:g>
                  <svg:desc>'6'.H1:'6'.H1</svg:desc>
                </draw:g>
              </table:table-cell>
              <table:table-cell office:value-type="string">
                <text:p>PR V B1</text:p>
                <draw:g>
                  <svg:desc>'6'.I1:'6'.I1</svg:desc>
                </draw:g>
              </table:table-cell>
              <table:table-cell office:value-type="string">
                <text:p>PR T C1</text:p>
                <draw:g>
                  <svg:desc>'6'.J1:'6'.J1</svg:desc>
                </draw:g>
              </table:table-cell>
              <table:table-cell office:value-type="string">
                <text:p>PR T B1</text:p>
                <draw:g>
                  <svg:desc>'6'.K1:'6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A2:'6'.A11</svg:desc>
                </draw:g>
              </table:table-cell>
              <table:table-cell office:value-type="float" office:value="55.2718327047147">
                <text:p>55.2718327047147</text:p>
                <draw:g>
                  <svg:desc>'6'.G2:'6'.G11</svg:desc>
                </draw:g>
              </table:table-cell>
              <table:table-cell office:value-type="float" office:value="55.2718327047147">
                <text:p>55.2718327047147</text:p>
                <draw:g>
                  <svg:desc>'6'.H2:'6'.H11</svg:desc>
                </draw:g>
              </table:table-cell>
              <table:table-cell office:value-type="float" office:value="51.5788387841191">
                <text:p>51.5788387841191</text:p>
                <draw:g>
                  <svg:desc>'6'.I2:'6'.I11</svg:desc>
                </draw:g>
              </table:table-cell>
              <table:table-cell office:value-type="float" office:value="55.2718327047147">
                <text:p>55.2718327047147</text:p>
                <draw:g>
                  <svg:desc>'6'.J2:'6'.J11</svg:desc>
                </draw:g>
              </table:table-cell>
              <table:table-cell office:value-type="float" office:value="55.2718327047147">
                <text:p>55.2718327047147</text:p>
                <draw:g>
                  <svg:desc>'6'.K2:'6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4.9713538339923">
                <text:p>94.9713538339923</text:p>
              </table:table-cell>
              <table:table-cell office:value-type="float" office:value="94.9713538339923">
                <text:p>94.9713538339923</text:p>
              </table:table-cell>
              <table:table-cell office:value-type="float" office:value="124.904647156399">
                <text:p>124.904647156399</text:p>
              </table:table-cell>
              <table:table-cell office:value-type="float" office:value="94.9713538339923">
                <text:p>94.9713538339923</text:p>
              </table:table-cell>
              <table:table-cell office:value-type="float" office:value="94.9713538339923">
                <text:p>94.97135383399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1.06098099497">
                <text:p>121.06098099497</text:p>
              </table:table-cell>
              <table:table-cell office:value-type="float" office:value="114.930822309417">
                <text:p>114.930822309417</text:p>
              </table:table-cell>
              <table:table-cell office:value-type="float" office:value="115.551411209767">
                <text:p>115.551411209767</text:p>
              </table:table-cell>
              <table:table-cell office:value-type="float" office:value="117.139327984234">
                <text:p>117.139327984234</text:p>
              </table:table-cell>
              <table:table-cell office:value-type="float" office:value="112.223344620426">
                <text:p>112.223344620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.572829236799">
                <text:p>131.572829236799</text:p>
              </table:table-cell>
              <table:table-cell office:value-type="float" office:value="145.549863601359">
                <text:p>145.549863601359</text:p>
              </table:table-cell>
              <table:table-cell office:value-type="float" office:value="142.859636501378">
                <text:p>142.859636501378</text:p>
              </table:table-cell>
              <table:table-cell office:value-type="float" office:value="143.879324246575">
                <text:p>143.879324246575</text:p>
              </table:table-cell>
              <table:table-cell office:value-type="float" office:value="137.890668867041">
                <text:p>137.8906688670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.989969331963">
                <text:p>100.989969331963</text:p>
              </table:table-cell>
              <table:table-cell office:value-type="float" office:value="93.7003961843886">
                <text:p>93.7003961843886</text:p>
              </table:table-cell>
              <table:table-cell office:value-type="float" office:value="94.8792362555151">
                <text:p>94.8792362555151</text:p>
              </table:table-cell>
              <table:table-cell office:value-type="float" office:value="121.124932133334">
                <text:p>121.124932133334</text:p>
              </table:table-cell>
              <table:table-cell office:value-type="float" office:value="76.8041163290113">
                <text:p>76.80411632901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.925915999252">
                <text:p>118.925915999252</text:p>
              </table:table-cell>
              <table:table-cell office:value-type="float" office:value="115.73870961359">
                <text:p>115.73870961359</text:p>
              </table:table-cell>
              <table:table-cell office:value-type="float" office:value="116.255486197339">
                <text:p>116.255486197339</text:p>
              </table:table-cell>
              <table:table-cell office:value-type="float" office:value="125.196495996797">
                <text:p>125.196495996797</text:p>
              </table:table-cell>
              <table:table-cell office:value-type="float" office:value="110.695229339002">
                <text:p>110.695229339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3.128361672952">
                <text:p>113.128361672952</text:p>
              </table:table-cell>
              <table:table-cell office:value-type="float" office:value="108.01305464204">
                <text:p>108.01305464204</text:p>
              </table:table-cell>
              <table:table-cell office:value-type="float" office:value="114.95598293285">
                <text:p>114.95598293285</text:p>
              </table:table-cell>
              <table:table-cell office:value-type="float" office:value="118.675913043478">
                <text:p>118.675913043478</text:p>
              </table:table-cell>
              <table:table-cell office:value-type="float" office:value="117.524082241729">
                <text:p>117.5240822417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9.2594354919834">
                <text:p>99.2594354919834</text:p>
              </table:table-cell>
              <table:table-cell office:value-type="float" office:value="109.01746354829">
                <text:p>109.01746354829</text:p>
              </table:table-cell>
              <table:table-cell office:value-type="float" office:value="104.697639695946">
                <text:p>104.697639695946</text:p>
              </table:table-cell>
              <table:table-cell office:value-type="float" office:value="88.2459873112753">
                <text:p>88.2459873112753</text:p>
              </table:table-cell>
              <table:table-cell office:value-type="float" office:value="97.3211808851224">
                <text:p>97.32118088512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0.6301388339631">
                <text:p>90.6301388339631</text:p>
              </table:table-cell>
              <table:table-cell office:value-type="float" office:value="87.088671515655">
                <text:p>87.088671515655</text:p>
              </table:table-cell>
              <table:table-cell office:value-type="float" office:value="91.8885573518964">
                <text:p>91.8885573518964</text:p>
              </table:table-cell>
              <table:table-cell office:value-type="float" office:value="88.4616713351179">
                <text:p>88.4616713351179</text:p>
              </table:table-cell>
              <table:table-cell office:value-type="float" office:value="83.9562400745836">
                <text:p>83.95624007458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6.8035021342814">
                <text:p>86.8035021342814</text:p>
              </table:table-cell>
              <table:table-cell office:value-type="float" office:value="88.7401942358326">
                <text:p>88.7401942358326</text:p>
              </table:table-cell>
              <table:table-cell office:value-type="float" office:value="95.4275098022831">
                <text:p>95.4275098022831</text:p>
              </table:table-cell>
              <table:table-cell office:value-type="float" office:value="87.1849705975344">
                <text:p>87.1849705975344</text:p>
              </table:table-cell>
              <table:table-cell office:value-type="float" office:value="85.7759188691654">
                <text:p>85.775918869165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549cm" svg:height="9.067cm" xlink:href=".." xlink:type="simple" chart:class="chart:bar" chart:style-name="ch1">
        <chart:title svg:x="12.41cm" svg:y="0.317cm" chart:style-name="ch2">
          <text:p>PB step</text:p>
        </chart:title>
        <chart:legend chart:legend-position="end" svg:x="20.548cm" svg:y="2.74cm" style:legend-expansion="high" chart:style-name="ch3"/>
        <chart:plot-area chart:style-name="ch4" table:cell-range-address="'1'.M2:'1'.R11 '1'.N1:'1'.R1" chart:data-source-has-labels="both" svg:x="1.541cm" svg:y="1.277cm" svg:width="18.477cm" svg:height="6.628cm">
          <chartooo:coordinate-region svg:x="2.348cm" svg:y="1.477cm" svg:width="17.67cm" svg:height="5.781cm"/>
          <chart:axis chart:dimension="x" chart:name="primary-x" chart:style-name="ch5" chartooo:axis-type="auto">
            <chartooo:date-scale/>
            <chart:title svg:x="10.404cm" svg:y="8.086cm" chart:style-name="ch6">
              <text:p>Size</text:p>
            </chart:title>
            <chart:categories table:cell-range-address="'1'.M2:'1'.M11"/>
          </chart:axis>
          <chart:axis chart:dimension="y" chart:name="primary-y" chart:style-name="ch7">
            <chart:title svg:x="0.451cm" svg:y="4.979cm" chart:style-name="ch8">
              <text:p>Step</text:p>
            </chart:title>
            <chart:grid chart:style-name="ch9" chart:class="major"/>
          </chart:axis>
          <chart:series chart:style-name="ch10" chart:values-cell-range-address="'1'.N2:'1'.N11" chart:label-cell-address="'1'.N1:'1'.N1" chart:class="chart:bar">
            <chart:regression-curve chart:style-name="ch11"/>
            <chart:data-point chart:repeated="10"/>
          </chart:series>
          <chart:series chart:style-name="ch12" chart:values-cell-range-address="'1'.O2:'1'.O11" chart:label-cell-address="'1'.O1:'1'.O1" chart:class="chart:bar">
            <chart:data-point chart:repeated="10"/>
          </chart:series>
          <chart:series chart:style-name="ch13" chart:values-cell-range-address="'1'.P2:'1'.P11" chart:label-cell-address="'1'.P1:'1'.P1" chart:class="chart:bar">
            <chart:data-point chart:repeated="10"/>
          </chart:series>
          <chart:series chart:style-name="ch14" chart:values-cell-range-address="'1'.Q2:'1'.Q11" chart:label-cell-address="'1'.Q1:'1'.Q1" chart:class="chart:bar">
            <chart:data-point chart:repeated="10"/>
          </chart:series>
          <chart:series chart:style-name="ch15" chart:values-cell-range-address="'1'.R2:'1'.R11" chart:label-cell-address="'1'.R1:'1'.R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1'.N1:'1'.N1</svg:desc>
                </draw:g>
              </table:table-cell>
              <table:table-cell office:value-type="string">
                <text:p>Media - PB V C1</text:p>
                <draw:g>
                  <svg:desc>'1'.O1:'1'.O1</svg:desc>
                </draw:g>
              </table:table-cell>
              <table:table-cell office:value-type="string">
                <text:p>Media - PB V B1</text:p>
                <draw:g>
                  <svg:desc>'1'.P1:'1'.P1</svg:desc>
                </draw:g>
              </table:table-cell>
              <table:table-cell office:value-type="string">
                <text:p>Media - PB T C1</text:p>
                <draw:g>
                  <svg:desc>'1'.Q1:'1'.Q1</svg:desc>
                </draw:g>
              </table:table-cell>
              <table:table-cell office:value-type="string">
                <text:p>Media - PB T B1</text:p>
                <draw:g>
                  <svg:desc>'1'.R1:'1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M2:'1'.M11</svg:desc>
                </draw:g>
              </table:table-cell>
              <table:table-cell office:value-type="float" office:value="240.6">
                <text:p>240.6</text:p>
                <draw:g>
                  <svg:desc>'1'.N2:'1'.N11</svg:desc>
                </draw:g>
              </table:table-cell>
              <table:table-cell office:value-type="float" office:value="240.6">
                <text:p>240.6</text:p>
                <draw:g>
                  <svg:desc>'1'.O2:'1'.O11</svg:desc>
                </draw:g>
              </table:table-cell>
              <table:table-cell office:value-type="float" office:value="240.6">
                <text:p>240.6</text:p>
                <draw:g>
                  <svg:desc>'1'.P2:'1'.P11</svg:desc>
                </draw:g>
              </table:table-cell>
              <table:table-cell office:value-type="float" office:value="240.6">
                <text:p>240.6</text:p>
                <draw:g>
                  <svg:desc>'1'.Q2:'1'.Q11</svg:desc>
                </draw:g>
              </table:table-cell>
              <table:table-cell office:value-type="float" office:value="240.6">
                <text:p>240.6</text:p>
                <draw:g>
                  <svg:desc>'1'.R2:'1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4.8">
                <text:p>194.8</text:p>
              </table:table-cell>
              <table:table-cell office:value-type="float" office:value="191.5">
                <text:p>191.5</text:p>
              </table:table-cell>
              <table:table-cell office:value-type="float" office:value="186.9">
                <text:p>186.9</text:p>
              </table:table-cell>
              <table:table-cell office:value-type="float" office:value="183">
                <text:p>183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0.7">
                <text:p>130.7</text:p>
              </table:table-cell>
              <table:table-cell office:value-type="float" office:value="156.4">
                <text:p>156.4</text:p>
              </table:table-cell>
              <table:table-cell office:value-type="float" office:value="139.2">
                <text:p>139.2</text:p>
              </table:table-cell>
              <table:table-cell office:value-type="float" office:value="149.8">
                <text:p>149.8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0.3">
                <text:p>150.3</text:p>
              </table:table-cell>
              <table:table-cell office:value-type="float" office:value="133.9">
                <text:p>133.9</text:p>
              </table:table-cell>
              <table:table-cell office:value-type="float" office:value="143.4">
                <text:p>143.4</text:p>
              </table:table-cell>
              <table:table-cell office:value-type="float" office:value="137.8">
                <text:p>137.8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.1">
                <text:p>123.1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8">
                <text:p>116.8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.4">
                <text:p>117.4</text:p>
              </table:table-cell>
              <table:table-cell office:value-type="float" office:value="120.7">
                <text:p>120.7</text:p>
              </table:table-cell>
              <table:table-cell office:value-type="float" office:value="126.4">
                <text:p>126.4</text:p>
              </table:table-cell>
              <table:table-cell office:value-type="float" office:value="127.2">
                <text:p>127.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.9">
                <text:p>117.9</text:p>
              </table:table-cell>
              <table:table-cell office:value-type="float" office:value="119.9">
                <text:p>119.9</text:p>
              </table:table-cell>
              <table:table-cell office:value-type="float" office:value="111.8">
                <text:p>111.8</text:p>
              </table:table-cell>
              <table:table-cell office:value-type="float" office:value="119.6">
                <text:p>119.6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.4">
                <text:p>128.4</text:p>
              </table:table-cell>
              <table:table-cell office:value-type="float" office:value="102.5">
                <text:p>102.5</text:p>
              </table:table-cell>
              <table:table-cell office:value-type="float" office:value="128.3">
                <text:p>128.3</text:p>
              </table:table-cell>
              <table:table-cell office:value-type="float" office:value="119.8">
                <text:p>119.8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4.7">
                <text:p>104.7</text:p>
              </table:table-cell>
              <table:table-cell office:value-type="float" office:value="112.7">
                <text:p>112.7</text:p>
              </table:table-cell>
              <table:table-cell office:value-type="float" office:value="108">
                <text:p>108</text:p>
              </table:table-cell>
              <table:table-cell office:value-type="float" office:value="108.4">
                <text:p>108.4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324cm" svg:height="9.002cm" xlink:href=".." xlink:type="simple" chart:class="chart:bar" chart:style-name="ch1">
        <chart:title svg:x="12.285cm" svg:y="0.316cm" chart:style-name="ch2">
          <text:p>PR step</text:p>
        </chart:title>
        <chart:legend chart:legend-position="end" svg:x="20.297cm" svg:y="2.708cm" style:legend-expansion="high" chart:style-name="ch3"/>
        <chart:plot-area chart:style-name="ch4" table:cell-range-address="'1'.M2:'1'.M11 '1'.S1:'1'.W11" chart:data-source-has-labels="both" svg:x="1.537cm" svg:y="1.275cm" svg:width="18.234cm" svg:height="6.566cm">
          <chartooo:coordinate-region svg:x="2.344cm" svg:y="1.475cm" svg:width="17.427cm" svg:height="5.719cm"/>
          <chart:axis chart:dimension="x" chart:name="primary-x" chart:style-name="ch5" chartooo:axis-type="auto">
            <chartooo:date-scale/>
            <chart:title svg:x="10.279cm" svg:y="8.021cm" chart:style-name="ch6">
              <text:p>Size</text:p>
            </chart:title>
            <chart:categories table:cell-range-address="'1'.M2:'1'.M11"/>
          </chart:axis>
          <chart:axis chart:dimension="y" chart:name="primary-y" chart:style-name="ch7">
            <chart:title svg:x="0.451cm" svg:y="4.946cm" chart:style-name="ch8">
              <text:p>Step</text:p>
            </chart:title>
            <chart:grid chart:style-name="ch9" chart:class="major"/>
          </chart:axis>
          <chart:series chart:style-name="ch10" chart:values-cell-range-address="'1'.S2:'1'.S11" chart:label-cell-address="'1'.S1:'1'.S1" chart:class="chart:bar">
            <chart:regression-curve chart:style-name="ch11"/>
            <chart:data-point chart:repeated="10"/>
          </chart:series>
          <chart:series chart:style-name="ch12" chart:values-cell-range-address="'1'.T2:'1'.T11" chart:label-cell-address="'1'.T1:'1'.T1" chart:class="chart:bar">
            <chart:data-point chart:repeated="10"/>
          </chart:series>
          <chart:series chart:style-name="ch13" chart:values-cell-range-address="'1'.U2:'1'.U11" chart:label-cell-address="'1'.U1:'1'.U1" chart:class="chart:bar">
            <chart:regression-curve chart:style-name="ch14"/>
            <chart:data-point chart:repeated="10"/>
          </chart:series>
          <chart:series chart:style-name="ch15" chart:values-cell-range-address="'1'.V2:'1'.V11" chart:label-cell-address="'1'.V1:'1'.V1" chart:class="chart:bar">
            <chart:data-point chart:repeated="10"/>
          </chart:series>
          <chart:series chart:style-name="ch16" chart:values-cell-range-address="'1'.W2:'1'.W11" chart:label-cell-address="'1'.W1:'1'.W1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1'.S1:'1'.S1</svg:desc>
                </draw:g>
              </table:table-cell>
              <table:table-cell office:value-type="string">
                <text:p>Media - PR V C1 </text:p>
                <draw:g>
                  <svg:desc>'1'.T1:'1'.T1</svg:desc>
                </draw:g>
              </table:table-cell>
              <table:table-cell office:value-type="string">
                <text:p>Media - PR V B1</text:p>
                <draw:g>
                  <svg:desc>'1'.U1:'1'.U1</svg:desc>
                </draw:g>
              </table:table-cell>
              <table:table-cell office:value-type="string">
                <text:p>Media - PR T C1</text:p>
                <draw:g>
                  <svg:desc>'1'.V1:'1'.V1</svg:desc>
                </draw:g>
              </table:table-cell>
              <table:table-cell office:value-type="string">
                <text:p>Media - PR T B1</text:p>
                <draw:g>
                  <svg:desc>'1'.W1:'1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M2:'1'.M11</svg:desc>
                </draw:g>
              </table:table-cell>
              <table:table-cell office:value-type="float" office:value="242.3">
                <text:p>242.3</text:p>
                <draw:g>
                  <svg:desc>'1'.S2:'1'.S11</svg:desc>
                </draw:g>
              </table:table-cell>
              <table:table-cell office:value-type="float" office:value="249.4">
                <text:p>249.4</text:p>
                <draw:g>
                  <svg:desc>'1'.T2:'1'.T11</svg:desc>
                </draw:g>
              </table:table-cell>
              <table:table-cell office:value-type="float" office:value="245.8">
                <text:p>245.8</text:p>
                <draw:g>
                  <svg:desc>'1'.U2:'1'.U11</svg:desc>
                </draw:g>
              </table:table-cell>
              <table:table-cell office:value-type="float" office:value="242.3">
                <text:p>242.3</text:p>
                <draw:g>
                  <svg:desc>'1'.V2:'1'.V11</svg:desc>
                </draw:g>
              </table:table-cell>
              <table:table-cell office:value-type="float" office:value="242.3">
                <text:p>242.3</text:p>
                <draw:g>
                  <svg:desc>'1'.W2:'1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.6">
                <text:p>200.6</text:p>
              </table:table-cell>
              <table:table-cell office:value-type="float" office:value="203">
                <text:p>203</text:p>
              </table:table-cell>
              <table:table-cell office:value-type="float" office:value="203.6">
                <text:p>203.6</text:p>
              </table:table-cell>
              <table:table-cell office:value-type="float" office:value="200.6">
                <text:p>200.6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77.1">
                <text:p>177.1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6.4">
                <text:p>136.4</text:p>
              </table:table-cell>
              <table:table-cell office:value-type="float" office:value="154.1">
                <text:p>154.1</text:p>
              </table:table-cell>
              <table:table-cell office:value-type="float" office:value="153.1">
                <text:p>153.1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.8">
                <text:p>156.8</text:p>
              </table:table-cell>
              <table:table-cell office:value-type="float" office:value="147">
                <text:p>147</text:p>
              </table:table-cell>
              <table:table-cell office:value-type="float" office:value="135.3">
                <text:p>135.3</text:p>
              </table:table-cell>
              <table:table-cell office:value-type="float" office:value="128.4">
                <text:p>128.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.6">
                <text:p>118.6</text:p>
              </table:table-cell>
              <table:table-cell office:value-type="float" office:value="127.2">
                <text:p>127.2</text:p>
              </table:table-cell>
              <table:table-cell office:value-type="float" office:value="126.1">
                <text:p>126.1</text:p>
              </table:table-cell>
              <table:table-cell office:value-type="float" office:value="125.2">
                <text:p>125.2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.5">
                <text:p>105.5</text:p>
              </table:table-cell>
              <table:table-cell office:value-type="float" office:value="121.5">
                <text:p>121.5</text:p>
              </table:table-cell>
              <table:table-cell office:value-type="float" office:value="126.6">
                <text:p>126.6</text:p>
              </table:table-cell>
              <table:table-cell office:value-type="float" office:value="124.4">
                <text:p>12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115.9">
                <text:p>115.9</text:p>
              </table:table-cell>
              <table:table-cell office:value-type="float" office:value="118.7">
                <text:p>118.7</text:p>
              </table:table-cell>
              <table:table-cell office:value-type="float" office:value="123">
                <text:p>12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.6">
                <text:p>121.6</text:p>
              </table:table-cell>
              <table:table-cell office:value-type="float" office:value="119.1">
                <text:p>119.1</text:p>
              </table:table-cell>
              <table:table-cell office:value-type="float" office:value="123.2">
                <text:p>123.2</text:p>
              </table:table-cell>
              <table:table-cell office:value-type="float" office:value="120.2">
                <text:p>120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5">
                <text:p>115.5</text:p>
              </table:table-cell>
              <table:table-cell office:value-type="float" office:value="120.8">
                <text:p>120.8</text:p>
              </table:table-cell>
              <table:table-cell office:value-type="float" office:value="115.8">
                <text:p>115.8</text:p>
              </table:table-cell>
              <table:table-cell office:value-type="float" office:value="116">
                <text:p>116</text:p>
              </table:table-cell>
              <table:table-cell office:value-type="float" office:value="123.4">
                <text:p>123.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61cm" svg:height="8.983cm" xlink:href=".." xlink:type="simple" chart:class="chart:bar" chart:style-name="ch1">
        <chart:title svg:x="10.266cm" svg:y="0.315cm" chart:style-name="ch2">
          <text:p>PB step</text:p>
        </chart:title>
        <chart:legend chart:legend-position="end" svg:x="16.234cm" svg:y="2.449cm" style:legend-expansion="high" chart:style-name="ch3"/>
        <chart:plot-area chart:style-name="ch4" table:cell-range-address="'2'.M1:'2'.R11" chart:data-source-has-labels="both" svg:x="1.456cm" svg:y="1.273cm" svg:width="14.333cm" svg:height="6.55cm">
          <chartooo:coordinate-region svg:x="2.263cm" svg:y="1.472cm" svg:width="13.526cm" svg:height="5.704cm"/>
          <chart:axis chart:dimension="x" chart:name="primary-x" chart:style-name="ch5" chartooo:axis-type="auto">
            <chartooo:date-scale/>
            <chart:title svg:x="8.247cm" svg:y="8.002cm" chart:style-name="ch6">
              <text:p>Size</text:p>
            </chart:title>
            <chart:categories table:cell-range-address="'2'.M2:'2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N2:'2'.N11" chart:label-cell-address="'2'.N1:'2'.N1" chart:class="chart:bar">
            <chart:regression-curve chart:style-name="ch11"/>
            <chart:data-point chart:repeated="10"/>
          </chart:series>
          <chart:series chart:style-name="ch12" chart:values-cell-range-address="'2'.O2:'2'.O11" chart:label-cell-address="'2'.O1:'2'.O1" chart:class="chart:bar">
            <chart:regression-curve chart:style-name="ch13"/>
            <chart:data-point chart:repeated="10"/>
          </chart:series>
          <chart:series chart:style-name="ch14" chart:values-cell-range-address="'2'.P2:'2'.P11" chart:label-cell-address="'2'.P1:'2'.P1" chart:class="chart:bar">
            <chart:regression-curve chart:style-name="ch15"/>
            <chart:data-point chart:repeated="10"/>
          </chart:series>
          <chart:series chart:style-name="ch16" chart:values-cell-range-address="'2'.Q2:'2'.Q11" chart:label-cell-address="'2'.Q1:'2'.Q1" chart:class="chart:bar">
            <chart:data-point chart:repeated="10"/>
          </chart:series>
          <chart:series chart:style-name="ch17" chart:values-cell-range-address="'2'.R2:'2'.R11" chart:label-cell-address="'2'.R1:'2'.R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2'.N1:'2'.N1</svg:desc>
                </draw:g>
              </table:table-cell>
              <table:table-cell office:value-type="string">
                <text:p>Media - PB V C1</text:p>
                <draw:g>
                  <svg:desc>'2'.O1:'2'.O1</svg:desc>
                </draw:g>
              </table:table-cell>
              <table:table-cell office:value-type="string">
                <text:p>Media - PB V B1</text:p>
                <draw:g>
                  <svg:desc>'2'.P1:'2'.P1</svg:desc>
                </draw:g>
              </table:table-cell>
              <table:table-cell office:value-type="string">
                <text:p>Media - PB T C1</text:p>
                <draw:g>
                  <svg:desc>'2'.Q1:'2'.Q1</svg:desc>
                </draw:g>
              </table:table-cell>
              <table:table-cell office:value-type="string">
                <text:p>Media - PB T B1</text:p>
                <draw:g>
                  <svg:desc>'2'.R1:'2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M2:'2'.M11</svg:desc>
                </draw:g>
              </table:table-cell>
              <table:table-cell office:value-type="float" office:value="179.4">
                <text:p>179.4</text:p>
                <draw:g>
                  <svg:desc>'2'.N2:'2'.N11</svg:desc>
                </draw:g>
              </table:table-cell>
              <table:table-cell office:value-type="float" office:value="179.4">
                <text:p>179.4</text:p>
                <draw:g>
                  <svg:desc>'2'.O2:'2'.O11</svg:desc>
                </draw:g>
              </table:table-cell>
              <table:table-cell office:value-type="float" office:value="179.4">
                <text:p>179.4</text:p>
                <draw:g>
                  <svg:desc>'2'.P2:'2'.P11</svg:desc>
                </draw:g>
              </table:table-cell>
              <table:table-cell office:value-type="float" office:value="179.4">
                <text:p>179.4</text:p>
                <draw:g>
                  <svg:desc>'2'.Q2:'2'.Q11</svg:desc>
                </draw:g>
              </table:table-cell>
              <table:table-cell office:value-type="float" office:value="179.4">
                <text:p>179.4</text:p>
                <draw:g>
                  <svg:desc>'2'.R2:'2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6.6">
                <text:p>166.6</text:p>
              </table:table-cell>
              <table:table-cell office:value-type="float" office:value="166">
                <text:p>166</text:p>
              </table:table-cell>
              <table:table-cell office:value-type="float" office:value="171.1">
                <text:p>171.1</text:p>
              </table:table-cell>
              <table:table-cell office:value-type="float" office:value="168.4">
                <text:p>168.4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8">
                <text:p>129.8</text:p>
              </table:table-cell>
              <table:table-cell office:value-type="float" office:value="131">
                <text:p>131</text:p>
              </table:table-cell>
              <table:table-cell office:value-type="float" office:value="133.3">
                <text:p>133.3</text:p>
              </table:table-cell>
              <table:table-cell office:value-type="float" office:value="130.6">
                <text:p>130.6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.4">
                <text:p>129.4</text:p>
              </table:table-cell>
              <table:table-cell office:value-type="float" office:value="131.7">
                <text:p>131.7</text:p>
              </table:table-cell>
              <table:table-cell office:value-type="float" office:value="129.6">
                <text:p>129.6</text:p>
              </table:table-cell>
              <table:table-cell office:value-type="float" office:value="133.2">
                <text:p>133.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2.6">
                <text:p>142.6</text:p>
              </table:table-cell>
              <table:table-cell office:value-type="float" office:value="139.4">
                <text:p>139.4</text:p>
              </table:table-cell>
              <table:table-cell office:value-type="float" office:value="140.2">
                <text:p>140.2</text:p>
              </table:table-cell>
              <table:table-cell office:value-type="float" office:value="145">
                <text:p>145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137.2">
                <text:p>137.2</text:p>
              </table:table-cell>
              <table:table-cell office:value-type="float" office:value="138.6">
                <text:p>138.6</text:p>
              </table:table-cell>
              <table:table-cell office:value-type="float" office:value="142.2">
                <text:p>142.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6.6">
                <text:p>136.6</text:p>
              </table:table-cell>
              <table:table-cell office:value-type="float" office:value="141">
                <text:p>141</text:p>
              </table:table-cell>
              <table:table-cell office:value-type="float" office:value="141.7">
                <text:p>141.7</text:p>
              </table:table-cell>
              <table:table-cell office:value-type="float" office:value="147.2">
                <text:p>147.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8.7">
                <text:p>138.7</text:p>
              </table:table-cell>
              <table:table-cell office:value-type="float" office:value="137.9">
                <text:p>137.9</text:p>
              </table:table-cell>
              <table:table-cell office:value-type="float" office:value="141.1">
                <text:p>141.1</text:p>
              </table:table-cell>
              <table:table-cell office:value-type="float" office:value="138.4">
                <text:p>138.4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.9">
                <text:p>131.9</text:p>
              </table:table-cell>
              <table:table-cell office:value-type="float" office:value="131.7">
                <text:p>131.7</text:p>
              </table:table-cell>
              <table:table-cell office:value-type="float" office:value="136">
                <text:p>136</text:p>
              </table:table-cell>
              <table:table-cell office:value-type="float" office:value="136.6">
                <text:p>136.6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9cm" svg:height="8.983cm" xlink:href=".." xlink:type="simple" chart:class="chart:bar" chart:style-name="ch1">
        <chart:title svg:x="10.268cm" svg:y="0.315cm" chart:style-name="ch2">
          <text:p>PR step</text:p>
        </chart:title>
        <chart:legend chart:legend-position="end" svg:x="16.157cm" svg:y="2.449cm" style:legend-expansion="high" chart:style-name="ch3"/>
        <chart:plot-area chart:style-name="ch4" table:cell-range-address="'2'.M2:'2'.M11 '2'.S1:'2'.W11" chart:data-source-has-labels="both" svg:x="1.456cm" svg:y="1.273cm" svg:width="14.256cm" svg:height="6.55cm">
          <chartooo:coordinate-region svg:x="2.263cm" svg:y="1.472cm" svg:width="13.449cm" svg:height="5.704cm"/>
          <chart:axis chart:dimension="x" chart:name="primary-x" chart:style-name="ch5" chartooo:axis-type="auto">
            <chartooo:date-scale/>
            <chart:title svg:x="8.209cm" svg:y="8.002cm" chart:style-name="ch6">
              <text:p>Size</text:p>
            </chart:title>
            <chart:categories table:cell-range-address="'2'.M2:'2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S2:'2'.S11" chart:label-cell-address="'2'.S1:'2'.S1" chart:class="chart:bar">
            <chart:regression-curve chart:style-name="ch11"/>
            <chart:data-point chart:repeated="10"/>
          </chart:series>
          <chart:series chart:style-name="ch12" chart:values-cell-range-address="'2'.T2:'2'.T11" chart:label-cell-address="'2'.T1:'2'.T1" chart:class="chart:bar">
            <chart:regression-curve chart:style-name="ch13"/>
            <chart:data-point chart:repeated="10"/>
          </chart:series>
          <chart:series chart:style-name="ch14" chart:values-cell-range-address="'2'.U2:'2'.U11" chart:label-cell-address="'2'.U1:'2'.U1" chart:class="chart:bar">
            <chart:regression-curve chart:style-name="ch15"/>
            <chart:data-point chart:repeated="10"/>
          </chart:series>
          <chart:series chart:style-name="ch16" chart:values-cell-range-address="'2'.V2:'2'.V11" chart:label-cell-address="'2'.V1:'2'.V1" chart:class="chart:bar">
            <chart:data-point chart:repeated="10"/>
          </chart:series>
          <chart:series chart:style-name="ch17" chart:values-cell-range-address="'2'.W2:'2'.W11" chart:label-cell-address="'2'.W1:'2'.W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2'.S1:'2'.S1</svg:desc>
                </draw:g>
              </table:table-cell>
              <table:table-cell office:value-type="string">
                <text:p>Media - PR V C1 </text:p>
                <draw:g>
                  <svg:desc>'2'.T1:'2'.T1</svg:desc>
                </draw:g>
              </table:table-cell>
              <table:table-cell office:value-type="string">
                <text:p>Media - PR V B1</text:p>
                <draw:g>
                  <svg:desc>'2'.U1:'2'.U1</svg:desc>
                </draw:g>
              </table:table-cell>
              <table:table-cell office:value-type="string">
                <text:p>Media - PR T C1</text:p>
                <draw:g>
                  <svg:desc>'2'.V1:'2'.V1</svg:desc>
                </draw:g>
              </table:table-cell>
              <table:table-cell office:value-type="string">
                <text:p>Media - PR T B1</text:p>
                <draw:g>
                  <svg:desc>'2'.W1:'2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M2:'2'.M11</svg:desc>
                </draw:g>
              </table:table-cell>
              <table:table-cell office:value-type="float" office:value="289">
                <text:p>289</text:p>
                <draw:g>
                  <svg:desc>'2'.S2:'2'.S11</svg:desc>
                </draw:g>
              </table:table-cell>
              <table:table-cell office:value-type="float" office:value="289">
                <text:p>289</text:p>
                <draw:g>
                  <svg:desc>'2'.T2:'2'.T11</svg:desc>
                </draw:g>
              </table:table-cell>
              <table:table-cell office:value-type="float" office:value="289">
                <text:p>289</text:p>
                <draw:g>
                  <svg:desc>'2'.U2:'2'.U11</svg:desc>
                </draw:g>
              </table:table-cell>
              <table:table-cell office:value-type="float" office:value="289">
                <text:p>289</text:p>
                <draw:g>
                  <svg:desc>'2'.V2:'2'.V11</svg:desc>
                </draw:g>
              </table:table-cell>
              <table:table-cell office:value-type="float" office:value="289">
                <text:p>289</text:p>
                <draw:g>
                  <svg:desc>'2'.W2:'2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152.1">
                <text:p>152.1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9.2">
                <text:p>159.2</text:p>
              </table:table-cell>
              <table:table-cell office:value-type="float" office:value="168.5">
                <text:p>168.5</text:p>
              </table:table-cell>
              <table:table-cell office:value-type="float" office:value="172.6">
                <text:p>172.6</text:p>
              </table:table-cell>
              <table:table-cell office:value-type="float" office:value="187.2">
                <text:p>187.2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135.8">
                <text:p>135.8</text:p>
              </table:table-cell>
              <table:table-cell office:value-type="float" office:value="133.2">
                <text:p>133.2</text:p>
              </table:table-cell>
              <table:table-cell office:value-type="float" office:value="135.2">
                <text:p>135.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2.7">
                <text:p>152.7</text:p>
              </table:table-cell>
              <table:table-cell office:value-type="float" office:value="146.9">
                <text:p>146.9</text:p>
              </table:table-cell>
              <table:table-cell office:value-type="float" office:value="152.2">
                <text:p>152.2</text:p>
              </table:table-cell>
              <table:table-cell office:value-type="float" office:value="165.6">
                <text:p>165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8.3">
                <text:p>138.3</text:p>
              </table:table-cell>
              <table:table-cell office:value-type="float" office:value="157.9">
                <text:p>157.9</text:p>
              </table:table-cell>
              <table:table-cell office:value-type="float" office:value="149.7">
                <text:p>149.7</text:p>
              </table:table-cell>
              <table:table-cell office:value-type="float" office:value="151.4">
                <text:p>151.4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1.6">
                <text:p>131.6</text:p>
              </table:table-cell>
              <table:table-cell office:value-type="float" office:value="136">
                <text:p>136</text:p>
              </table:table-cell>
              <table:table-cell office:value-type="float" office:value="145.3">
                <text:p>145.3</text:p>
              </table:table-cell>
              <table:table-cell office:value-type="float" office:value="134.4">
                <text:p>134.4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2.7">
                <text:p>132.7</text:p>
              </table:table-cell>
              <table:table-cell office:value-type="float" office:value="135.8">
                <text:p>135.8</text:p>
              </table:table-cell>
              <table:table-cell office:value-type="float" office:value="143.4">
                <text:p>143.4</text:p>
              </table:table-cell>
              <table:table-cell office:value-type="float" office:value="136.8">
                <text:p>136.8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4.1">
                <text:p>164.1</text:p>
              </table:table-cell>
              <table:table-cell office:value-type="float" office:value="141.2">
                <text:p>141.2</text:p>
              </table:table-cell>
              <table:table-cell office:value-type="float" office:value="146">
                <text:p>146</text:p>
              </table:table-cell>
              <table:table-cell office:value-type="float" office:value="161.6">
                <text:p>161.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6">
                <text:p>146</text:p>
              </table:table-cell>
              <table:table-cell office:value-type="float" office:value="137">
                <text:p>137</text:p>
              </table:table-cell>
              <table:table-cell office:value-type="float" office:value="142.6">
                <text:p>142.6</text:p>
              </table:table-cell>
              <table:table-cell office:value-type="float" office:value="141">
                <text:p>141</text:p>
              </table:table-cell>
              <table:table-cell office:value-type="float" office:value="141.4">
                <text:p>141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2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3'.M2:'3'.R11 '3'.N1:'3'.R1" chart:data-source-has-labels="both" svg:x="1.503cm" svg:y="1.273cm" svg:width="16.583cm" svg:height="6.549cm">
          <chartooo:coordinate-region svg:x="2.31cm" svg:y="1.472cm" svg:width="15.776cm" svg:height="5.703cm"/>
          <chart:axis chart:dimension="x" chart:name="primary-x" chart:style-name="ch5" chartooo:axis-type="auto">
            <chartooo:date-scale/>
            <chart:title svg:x="9.419cm" svg:y="8.001cm" chart:style-name="ch6">
              <text:p>Size</text:p>
            </chart:title>
            <chart:categories table:cell-range-address="'3'.M2:'3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3'.N2:'3'.N11" chart:label-cell-address="'3'.N1:'3'.N1" chart:class="chart:bar">
            <chart:regression-curve chart:style-name="ch11"/>
            <chart:data-point chart:repeated="10"/>
          </chart:series>
          <chart:series chart:style-name="ch12" chart:values-cell-range-address="'3'.O2:'3'.O11" chart:label-cell-address="'3'.O1:'3'.O1" chart:class="chart:bar">
            <chart:regression-curve chart:style-name="ch13"/>
            <chart:data-point chart:repeated="10"/>
          </chart:series>
          <chart:series chart:style-name="ch14" chart:values-cell-range-address="'3'.P2:'3'.P11" chart:label-cell-address="'3'.P1:'3'.P1" chart:class="chart:bar">
            <chart:regression-curve chart:style-name="ch15"/>
            <chart:data-point chart:repeated="10"/>
          </chart:series>
          <chart:series chart:style-name="ch16" chart:values-cell-range-address="'3'.Q2:'3'.Q11" chart:label-cell-address="'3'.Q1:'3'.Q1" chart:class="chart:bar">
            <chart:regression-curve chart:style-name="ch17"/>
            <chart:data-point chart:repeated="10"/>
          </chart:series>
          <chart:series chart:style-name="ch18" chart:values-cell-range-address="'3'.R2:'3'.R11" chart:label-cell-address="'3'.R1:'3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3'.N1:'3'.N1</svg:desc>
                </draw:g>
              </table:table-cell>
              <table:table-cell office:value-type="string">
                <text:p>Media - PB V C1</text:p>
                <draw:g>
                  <svg:desc>'3'.O1:'3'.O1</svg:desc>
                </draw:g>
              </table:table-cell>
              <table:table-cell office:value-type="string">
                <text:p>Media - PB V B1</text:p>
                <draw:g>
                  <svg:desc>'3'.P1:'3'.P1</svg:desc>
                </draw:g>
              </table:table-cell>
              <table:table-cell office:value-type="string">
                <text:p>Media - PB T C1</text:p>
                <draw:g>
                  <svg:desc>'3'.Q1:'3'.Q1</svg:desc>
                </draw:g>
              </table:table-cell>
              <table:table-cell office:value-type="string">
                <text:p>Media - PB T B1</text:p>
                <draw:g>
                  <svg:desc>'3'.R1:'3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M2:'3'.M11</svg:desc>
                </draw:g>
              </table:table-cell>
              <table:table-cell office:value-type="float" office:value="182.6">
                <text:p>182.6</text:p>
                <draw:g>
                  <svg:desc>'3'.N2:'3'.N11</svg:desc>
                </draw:g>
              </table:table-cell>
              <table:table-cell office:value-type="float" office:value="182.6">
                <text:p>182.6</text:p>
                <draw:g>
                  <svg:desc>'3'.O2:'3'.O11</svg:desc>
                </draw:g>
              </table:table-cell>
              <table:table-cell office:value-type="float" office:value="182.6">
                <text:p>182.6</text:p>
                <draw:g>
                  <svg:desc>'3'.P2:'3'.P11</svg:desc>
                </draw:g>
              </table:table-cell>
              <table:table-cell office:value-type="float" office:value="182.6">
                <text:p>182.6</text:p>
                <draw:g>
                  <svg:desc>'3'.Q2:'3'.Q11</svg:desc>
                </draw:g>
              </table:table-cell>
              <table:table-cell office:value-type="float" office:value="182.6">
                <text:p>182.6</text:p>
                <draw:g>
                  <svg:desc>'3'.R2:'3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2">
                <text:p>152</text:p>
              </table:table-cell>
              <table:table-cell office:value-type="float" office:value="151.4">
                <text:p>151.4</text:p>
              </table:table-cell>
              <table:table-cell office:value-type="float" office:value="153.3">
                <text:p>153.3</text:p>
              </table:table-cell>
              <table:table-cell office:value-type="float" office:value="138.2">
                <text:p>138.2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2.6">
                <text:p>112.6</text:p>
              </table:table-cell>
              <table:table-cell office:value-type="float" office:value="104.1">
                <text:p>104.1</text:p>
              </table:table-cell>
              <table:table-cell office:value-type="float" office:value="104.1">
                <text:p>104.1</text:p>
              </table:table-cell>
              <table:table-cell office:value-type="float" office:value="104.8">
                <text:p>104.8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3.1">
                <text:p>123.1</text:p>
              </table:table-cell>
              <table:table-cell office:value-type="float" office:value="123.2">
                <text:p>123.2</text:p>
              </table:table-cell>
              <table:table-cell office:value-type="float" office:value="123">
                <text:p>123</text:p>
              </table:table-cell>
              <table:table-cell office:value-type="float" office:value="126.2">
                <text:p>126.2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.6">
                <text:p>100.6</text:p>
              </table:table-cell>
              <table:table-cell office:value-type="float" office:value="99.7">
                <text:p>99.7</text:p>
              </table:table-cell>
              <table:table-cell office:value-type="float" office:value="99.8">
                <text:p>99.8</text:p>
              </table:table-cell>
              <table:table-cell office:value-type="float" office:value="100.6">
                <text:p>100.6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.5">
                <text:p>100.5</text:p>
              </table:table-cell>
              <table:table-cell office:value-type="float" office:value="102.7">
                <text:p>102.7</text:p>
              </table:table-cell>
              <table:table-cell office:value-type="float" office:value="120.2">
                <text:p>120.2</text:p>
              </table:table-cell>
              <table:table-cell office:value-type="float" office:value="102.2">
                <text:p>102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.6">
                <text:p>80.6</text:p>
              </table:table-cell>
              <table:table-cell office:value-type="float" office:value="80.5">
                <text:p>80.5</text:p>
              </table:table-cell>
              <table:table-cell office:value-type="float" office:value="89.8">
                <text:p>89.8</text:p>
              </table:table-cell>
              <table:table-cell office:value-type="float" office:value="89.2">
                <text:p>89.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6">
                <text:p>82.6</text:p>
              </table:table-cell>
              <table:table-cell office:value-type="float" office:value="86">
                <text:p>86</text:p>
              </table:table-cell>
              <table:table-cell office:value-type="float" office:value="84.6">
                <text:p>84.6</text:p>
              </table:table-cell>
              <table:table-cell office:value-type="float" office:value="84.8">
                <text:p>84.8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1.7">
                <text:p>81.7</text:p>
              </table:table-cell>
              <table:table-cell office:value-type="float" office:value="86.8">
                <text:p>86.8</text:p>
              </table:table-cell>
              <table:table-cell office:value-type="float" office:value="84.5">
                <text:p>84.5</text:p>
              </table:table-cell>
              <table:table-cell office:value-type="float" office:value="83">
                <text:p>83</text:p>
              </table:table-cell>
              <table:table-cell office:value-type="float" office:value="79.9">
                <text:p>79.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443cm" svg:y="1.951cm" style:legend-expansion="high" chart:style-name="ch3"/>
        <chart:plot-area chart:style-name="ch4" table:cell-range-address="'3'.M2:'3'.M11 '3'.S1:'3'.W11" chart:data-source-has-labels="both" svg:x="1.502cm" svg:y="1.273cm" svg:width="16.45cm" svg:height="6.55cm">
          <chartooo:coordinate-region svg:x="2.309cm" svg:y="1.472cm" svg:width="15.643cm" svg:height="5.704cm"/>
          <chart:axis chart:dimension="x" chart:name="primary-x" chart:style-name="ch5" chartooo:axis-type="auto">
            <chartooo:date-scale/>
            <chart:title svg:x="9.352cm" svg:y="8.002cm" chart:style-name="ch6">
              <text:p>Size</text:p>
            </chart:title>
            <chart:categories table:cell-range-address="'3'.M2:'3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3'.S2:'3'.S11" chart:label-cell-address="'3'.S1:'3'.S1" chart:class="chart:bar">
            <chart:regression-curve chart:style-name="ch11"/>
            <chart:data-point chart:repeated="10"/>
          </chart:series>
          <chart:series chart:style-name="ch12" chart:values-cell-range-address="'3'.T2:'3'.T11" chart:label-cell-address="'3'.T1:'3'.T1" chart:class="chart:bar">
            <chart:regression-curve chart:style-name="ch13"/>
            <chart:data-point chart:repeated="10"/>
          </chart:series>
          <chart:series chart:style-name="ch14" chart:values-cell-range-address="'3'.U2:'3'.U11" chart:label-cell-address="'3'.U1:'3'.U1" chart:class="chart:bar">
            <chart:regression-curve chart:style-name="ch15"/>
            <chart:data-point chart:repeated="10"/>
          </chart:series>
          <chart:series chart:style-name="ch16" chart:values-cell-range-address="'3'.V2:'3'.V11" chart:label-cell-address="'3'.V1:'3'.V1" chart:class="chart:bar">
            <chart:regression-curve chart:style-name="ch17"/>
            <chart:data-point chart:repeated="10"/>
          </chart:series>
          <chart:series chart:style-name="ch18" chart:values-cell-range-address="'3'.W2:'3'.W11" chart:label-cell-address="'3'.W1:'3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3'.S1:'3'.S1</svg:desc>
                </draw:g>
              </table:table-cell>
              <table:table-cell office:value-type="string">
                <text:p>Media - PR V C1 </text:p>
                <draw:g>
                  <svg:desc>'3'.T1:'3'.T1</svg:desc>
                </draw:g>
              </table:table-cell>
              <table:table-cell office:value-type="string">
                <text:p>Media - PR V B1</text:p>
                <draw:g>
                  <svg:desc>'3'.U1:'3'.U1</svg:desc>
                </draw:g>
              </table:table-cell>
              <table:table-cell office:value-type="string">
                <text:p>Media - PR T C1</text:p>
                <draw:g>
                  <svg:desc>'3'.V1:'3'.V1</svg:desc>
                </draw:g>
              </table:table-cell>
              <table:table-cell office:value-type="string">
                <text:p>Media - PR T B1</text:p>
                <draw:g>
                  <svg:desc>'3'.W1:'3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M2:'3'.M11</svg:desc>
                </draw:g>
              </table:table-cell>
              <table:table-cell office:value-type="float" office:value="167.8">
                <text:p>167.8</text:p>
                <draw:g>
                  <svg:desc>'3'.S2:'3'.S11</svg:desc>
                </draw:g>
              </table:table-cell>
              <table:table-cell office:value-type="float" office:value="167.9">
                <text:p>167.9</text:p>
                <draw:g>
                  <svg:desc>'3'.T2:'3'.T11</svg:desc>
                </draw:g>
              </table:table-cell>
              <table:table-cell office:value-type="float" office:value="168.5">
                <text:p>168.5</text:p>
                <draw:g>
                  <svg:desc>'3'.U2:'3'.U11</svg:desc>
                </draw:g>
              </table:table-cell>
              <table:table-cell office:value-type="float" office:value="167.8">
                <text:p>167.8</text:p>
                <draw:g>
                  <svg:desc>'3'.V2:'3'.V11</svg:desc>
                </draw:g>
              </table:table-cell>
              <table:table-cell office:value-type="float" office:value="167.8">
                <text:p>167.8</text:p>
                <draw:g>
                  <svg:desc>'3'.W2:'3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6.1">
                <text:p>136.1</text:p>
              </table:table-cell>
              <table:table-cell office:value-type="float" office:value="136.1">
                <text:p>136.1</text:p>
              </table:table-cell>
              <table:table-cell office:value-type="float" office:value="139.6">
                <text:p>139.6</text:p>
              </table:table-cell>
              <table:table-cell office:value-type="float" office:value="136.1">
                <text:p>136.1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11.3">
                <text:p>111.3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.4">
                <text:p>111.4</text:p>
              </table:table-cell>
              <table:table-cell office:value-type="float" office:value="105.6">
                <text:p>105.6</text:p>
              </table:table-cell>
              <table:table-cell office:value-type="float" office:value="116">
                <text:p>116</text:p>
              </table:table-cell>
              <table:table-cell office:value-type="float" office:value="101.4">
                <text:p>101.4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2.2">
                <text:p>92.2</text:p>
              </table:table-cell>
              <table:table-cell office:value-type="float" office:value="94.4">
                <text:p>94.4</text:p>
              </table:table-cell>
              <table:table-cell office:value-type="float" office:value="93.5">
                <text:p>93.5</text:p>
              </table:table-cell>
              <table:table-cell office:value-type="float" office:value="95.2">
                <text:p>95.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5">
                <text:p>92.5</text:p>
              </table:table-cell>
              <table:table-cell office:value-type="float" office:value="98.4">
                <text:p>98.4</text:p>
              </table:table-cell>
              <table:table-cell office:value-type="float" office:value="95.8">
                <text:p>95.8</text:p>
              </table:table-cell>
              <table:table-cell office:value-type="float" office:value="92.6">
                <text:p>92.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9.8">
                <text:p>79.8</text:p>
              </table:table-cell>
              <table:table-cell office:value-type="float" office:value="82.2">
                <text:p>82.2</text:p>
              </table:table-cell>
              <table:table-cell office:value-type="float" office:value="88.4">
                <text:p>88.4</text:p>
              </table:table-cell>
              <table:table-cell office:value-type="float" office:value="79.8">
                <text:p>79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79.1">
                <text:p>79.1</text:p>
              </table:table-cell>
              <table:table-cell office:value-type="float" office:value="86.1">
                <text:p>86.1</text:p>
              </table:table-cell>
              <table:table-cell office:value-type="float" office:value="79.8">
                <text:p>79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82.8">
                <text:p>82.8</text:p>
              </table:table-cell>
              <table:table-cell office:value-type="float" office:value="80">
                <text:p>80</text:p>
              </table:table-cell>
              <table:table-cell office:value-type="float" office:value="75.2">
                <text:p>75.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.1">
                <text:p>69.1</text:p>
              </table:table-cell>
              <table:table-cell office:value-type="float" office:value="80.9">
                <text:p>80.9</text:p>
              </table:table-cell>
              <table:table-cell office:value-type="float" office:value="81.5">
                <text:p>81.5</text:p>
              </table:table-cell>
              <table:table-cell office:value-type="float" office:value="79.4">
                <text:p>79.4</text:p>
              </table:table-cell>
              <table:table-cell office:value-type="float" office:value="71.6">
                <text:p>71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63cm" svg:height="8.982cm" xlink:href=".." xlink:type="simple" chart:class="chart:bar" chart:style-name="ch1">
        <chart:title svg:x="11.467cm" svg:y="0.315cm" chart:style-name="ch2">
          <text:p>PB step</text:p>
        </chart:title>
        <chart:legend chart:legend-position="end" svg:x="18.662cm" svg:y="2.698cm" style:legend-expansion="high" chart:style-name="ch3"/>
        <chart:plot-area chart:style-name="ch4" table:cell-range-address="'4'.M2:'4'.R11 '4'.N1:'4'.R1" chart:data-source-has-labels="both" svg:x="1.504cm" svg:y="1.273cm" svg:width="16.665cm" svg:height="6.549cm">
          <chartooo:coordinate-region svg:x="2.311cm" svg:y="1.472cm" svg:width="15.858cm" svg:height="5.703cm"/>
          <chart:axis chart:dimension="x" chart:name="primary-x" chart:style-name="ch5" chartooo:axis-type="auto">
            <chartooo:date-scale/>
            <chart:title svg:x="9.461cm" svg:y="8.001cm" chart:style-name="ch6">
              <text:p>Size</text:p>
            </chart:title>
            <chart:categories table:cell-range-address="'4'.M2:'4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4'.N2:'4'.N11" chart:label-cell-address="'4'.N1:'4'.N1" chart:class="chart:bar">
            <chart:regression-curve chart:style-name="ch11"/>
            <chart:data-point chart:repeated="10"/>
          </chart:series>
          <chart:series chart:style-name="ch12" chart:values-cell-range-address="'4'.O2:'4'.O11" chart:label-cell-address="'4'.O1:'4'.O1" chart:class="chart:bar">
            <chart:data-point chart:repeated="10"/>
          </chart:series>
          <chart:series chart:style-name="ch13" chart:values-cell-range-address="'4'.P2:'4'.P11" chart:label-cell-address="'4'.P1:'4'.P1" chart:class="chart:bar">
            <chart:data-point chart:repeated="10"/>
          </chart:series>
          <chart:series chart:style-name="ch14" chart:values-cell-range-address="'4'.Q2:'4'.Q11" chart:label-cell-address="'4'.Q1:'4'.Q1" chart:class="chart:bar">
            <chart:data-point chart:repeated="10"/>
          </chart:series>
          <chart:series chart:style-name="ch15" chart:values-cell-range-address="'4'.R2:'4'.R11" chart:label-cell-address="'4'.R1:'4'.R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4'.N1:'4'.N1</svg:desc>
                </draw:g>
              </table:table-cell>
              <table:table-cell office:value-type="string">
                <text:p>Media - PB V C1</text:p>
                <draw:g>
                  <svg:desc>'4'.O1:'4'.O1</svg:desc>
                </draw:g>
              </table:table-cell>
              <table:table-cell office:value-type="string">
                <text:p>Media - PB V B1</text:p>
                <draw:g>
                  <svg:desc>'4'.P1:'4'.P1</svg:desc>
                </draw:g>
              </table:table-cell>
              <table:table-cell office:value-type="string">
                <text:p>Media - PB T C1</text:p>
                <draw:g>
                  <svg:desc>'4'.Q1:'4'.Q1</svg:desc>
                </draw:g>
              </table:table-cell>
              <table:table-cell office:value-type="string">
                <text:p>Media - PB T B1</text:p>
                <draw:g>
                  <svg:desc>'4'.R1:'4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M2:'4'.M11</svg:desc>
                </draw:g>
              </table:table-cell>
              <table:table-cell office:value-type="float" office:value="105">
                <text:p>105</text:p>
                <draw:g>
                  <svg:desc>'4'.N2:'4'.N11</svg:desc>
                </draw:g>
              </table:table-cell>
              <table:table-cell office:value-type="float" office:value="105">
                <text:p>105</text:p>
                <draw:g>
                  <svg:desc>'4'.O2:'4'.O11</svg:desc>
                </draw:g>
              </table:table-cell>
              <table:table-cell office:value-type="float" office:value="105">
                <text:p>105</text:p>
                <draw:g>
                  <svg:desc>'4'.P2:'4'.P11</svg:desc>
                </draw:g>
              </table:table-cell>
              <table:table-cell office:value-type="float" office:value="105">
                <text:p>105</text:p>
                <draw:g>
                  <svg:desc>'4'.Q2:'4'.Q11</svg:desc>
                </draw:g>
              </table:table-cell>
              <table:table-cell office:value-type="float" office:value="105">
                <text:p>105</text:p>
                <draw:g>
                  <svg:desc>'4'.R2:'4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3.5">
                <text:p>83.5</text:p>
              </table:table-cell>
              <table:table-cell office:value-type="float" office:value="82.9">
                <text:p>82.9</text:p>
              </table:table-cell>
              <table:table-cell office:value-type="float" office:value="84.8">
                <text:p>84.8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1">
                <text:p>91.1</text:p>
              </table:table-cell>
              <table:table-cell office:value-type="float" office:value="91.8">
                <text:p>91.8</text:p>
              </table:table-cell>
              <table:table-cell office:value-type="float" office:value="105.9">
                <text:p>105.9</text:p>
              </table:table-cell>
              <table:table-cell office:value-type="float" office:value="91.2">
                <text:p>91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3.7">
                <text:p>73.7</text:p>
              </table:table-cell>
              <table:table-cell office:value-type="float" office:value="60.8">
                <text:p>60.8</text:p>
              </table:table-cell>
              <table:table-cell office:value-type="float" office:value="65">
                <text:p>65</text:p>
              </table:table-cell>
              <table:table-cell office:value-type="float" office:value="68.2">
                <text:p>68.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6">
                <text:p>57.6</text:p>
              </table:table-cell>
              <table:table-cell office:value-type="float" office:value="61.2">
                <text:p>61.2</text:p>
              </table:table-cell>
              <table:table-cell office:value-type="float" office:value="63.4">
                <text:p>63.4</text:p>
              </table:table-cell>
              <table:table-cell office:value-type="float" office:value="78.4">
                <text:p>78.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.5">
                <text:p>63.5</text:p>
              </table:table-cell>
              <table:table-cell office:value-type="float" office:value="64.5">
                <text:p>64.5</text:p>
              </table:table-cell>
              <table:table-cell office:value-type="float" office:value="67.2">
                <text:p>67.2</text:p>
              </table:table-cell>
              <table:table-cell office:value-type="float" office:value="68.6">
                <text:p>68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60.8">
                <text:p>60.8</text:p>
              </table:table-cell>
              <table:table-cell office:value-type="float" office:value="56.7">
                <text:p>56.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9">
                <text:p>61.9</text:p>
              </table:table-cell>
              <table:table-cell office:value-type="float" office:value="58.1">
                <text:p>58.1</text:p>
              </table:table-cell>
              <table:table-cell office:value-type="float" office:value="54.8">
                <text:p>54.8</text:p>
              </table:table-cell>
              <table:table-cell office:value-type="float" office:value="70.4">
                <text:p>70.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64.5">
                <text:p>64.5</text:p>
              </table:table-cell>
              <table:table-cell office:value-type="float" office:value="62.8">
                <text:p>62.8</text:p>
              </table:table-cell>
              <table:table-cell office:value-type="float" office:value="50.7">
                <text:p>50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1.011cm" svg:y="0.316cm" chart:style-name="ch2">
          <text:p>PR Epsilon</text:p>
        </chart:title>
        <chart:legend chart:legend-position="end" svg:x="19.496cm" svg:y="1.961cm" style:legend-expansion="high" chart:style-name="ch3"/>
        <chart:plot-area chart:style-name="ch4" table:cell-range-address="'1'.A2:'1'.A11 '1'.G1:'1'.K11" chart:data-source-has-labels="both" svg:x="1.498cm" svg:y="1.275cm" svg:width="17.511cm" svg:height="6.566cm">
          <chartooo:coordinate-region svg:x="2.305cm" svg:y="1.474cm" svg:width="16.704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1'.G2:'1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1'.H2:'1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1'.I2:'1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1'.J2:'1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1'.K2:'1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7.3031681165453">
                <text:p>37.3031681165453</text:p>
                <draw:g>
                  <svg:desc>'1'.G2:'1'.G11</svg:desc>
                </draw:g>
              </table:table-cell>
              <table:table-cell office:value-type="float" office:value="26.365536317704">
                <text:p>26.365536317704</text:p>
                <draw:g>
                  <svg:desc>'1'.H2:'1'.H11</svg:desc>
                </draw:g>
              </table:table-cell>
              <table:table-cell office:value-type="float" office:value="31.6187891509434">
                <text:p>31.6187891509434</text:p>
                <draw:g>
                  <svg:desc>'1'.I2:'1'.I11</svg:desc>
                </draw:g>
              </table:table-cell>
              <table:table-cell office:value-type="float" office:value="37.3031681165453">
                <text:p>37.3031681165453</text:p>
                <draw:g>
                  <svg:desc>'1'.J2:'1'.J11</svg:desc>
                </draw:g>
              </table:table-cell>
              <table:table-cell office:value-type="float" office:value="37.3031681165453">
                <text:p>37.3031681165453</text:p>
                <draw:g>
                  <svg:desc>'1'.K2:'1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78372551511">
                <text:p>28.78372551511</text:p>
              </table:table-cell>
              <table:table-cell office:value-type="float" office:value="21.5121823389831">
                <text:p>21.5121823389831</text:p>
              </table:table-cell>
              <table:table-cell office:value-type="float" office:value="22.7372649712741">
                <text:p>22.7372649712741</text:p>
              </table:table-cell>
              <table:table-cell office:value-type="float" office:value="28.78372551511">
                <text:p>28.78372551511</text:p>
              </table:table-cell>
              <table:table-cell office:value-type="float" office:value="28.78372551511">
                <text:p>28.783725515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.651742510907">
                <text:p>92.651742510907</text:p>
              </table:table-cell>
              <table:table-cell office:value-type="float" office:value="107.048745076717">
                <text:p>107.048745076717</text:p>
              </table:table-cell>
              <table:table-cell office:value-type="float" office:value="101.492338093846">
                <text:p>101.492338093846</text:p>
              </table:table-cell>
              <table:table-cell office:value-type="float" office:value="83.9476991321122">
                <text:p>83.9476991321122</text:p>
              </table:table-cell>
              <table:table-cell office:value-type="float" office:value="95.6417155085603">
                <text:p>95.64171550856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4.1725249886827">
                <text:p>84.1725249886827</text:p>
              </table:table-cell>
              <table:table-cell office:value-type="float" office:value="56.2329068434449">
                <text:p>56.2329068434449</text:p>
              </table:table-cell>
              <table:table-cell office:value-type="float" office:value="76.6493285714289">
                <text:p>76.6493285714289</text:p>
              </table:table-cell>
              <table:table-cell office:value-type="float" office:value="51.0541437701398">
                <text:p>51.0541437701398</text:p>
              </table:table-cell>
              <table:table-cell office:value-type="float" office:value="43.7392927348212">
                <text:p>43.73929273482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.6648143411284">
                <text:p>47.6648143411284</text:p>
              </table:table-cell>
              <table:table-cell office:value-type="float" office:value="52.7754438374028">
                <text:p>52.7754438374028</text:p>
              </table:table-cell>
              <table:table-cell office:value-type="float" office:value="85.6815672145889">
                <text:p>85.6815672145889</text:p>
              </table:table-cell>
              <table:table-cell office:value-type="float" office:value="83.6678454817639">
                <text:p>83.6678454817639</text:p>
              </table:table-cell>
              <table:table-cell office:value-type="float" office:value="79.0888121325366">
                <text:p>79.08881213253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6.8126259607068">
                <text:p>86.8126259607068</text:p>
              </table:table-cell>
              <table:table-cell office:value-type="float" office:value="83.0196814220453">
                <text:p>83.0196814220453</text:p>
              </table:table-cell>
              <table:table-cell office:value-type="float" office:value="85.7960745689151">
                <text:p>85.7960745689151</text:p>
              </table:table-cell>
              <table:table-cell office:value-type="float" office:value="83.2546892071006">
                <text:p>83.2546892071006</text:p>
              </table:table-cell>
              <table:table-cell office:value-type="float" office:value="90.1228418102341">
                <text:p>90.12284181023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3.5213575076362">
                <text:p>93.5213575076362</text:p>
              </table:table-cell>
              <table:table-cell office:value-type="float" office:value="86.4805913817428">
                <text:p>86.4805913817428</text:p>
              </table:table-cell>
              <table:table-cell office:value-type="float" office:value="84.7553501545116">
                <text:p>84.7553501545116</text:p>
              </table:table-cell>
              <table:table-cell office:value-type="float" office:value="53.7804214165263">
                <text:p>53.7804214165263</text:p>
              </table:table-cell>
              <table:table-cell office:value-type="float" office:value="54.913965733707">
                <text:p>54.9139657337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4.0704046760843">
                <text:p>64.0704046760843</text:p>
              </table:table-cell>
              <table:table-cell office:value-type="float" office:value="74.0510683854011">
                <text:p>74.0510683854011</text:p>
              </table:table-cell>
              <table:table-cell office:value-type="float" office:value="84.0868083037824">
                <text:p>84.0868083037824</text:p>
              </table:table-cell>
              <table:table-cell office:value-type="float" office:value="66.6455200227749">
                <text:p>66.6455200227749</text:p>
              </table:table-cell>
              <table:table-cell office:value-type="float" office:value="63.2711194883813">
                <text:p>63.27111948838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.5346034157833">
                <text:p>41.5346034157833</text:p>
              </table:table-cell>
              <table:table-cell office:value-type="float" office:value="56.0600040092449">
                <text:p>56.0600040092449</text:p>
              </table:table-cell>
              <table:table-cell office:value-type="float" office:value="46.9688745794232">
                <text:p>46.9688745794232</text:p>
              </table:table-cell>
              <table:table-cell office:value-type="float" office:value="63.0916924587866">
                <text:p>63.0916924587866</text:p>
              </table:table-cell>
              <table:table-cell office:value-type="float" office:value="54.3792502661042">
                <text:p>54.37925026610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7.4383538599481">
                <text:p>77.4383538599481</text:p>
              </table:table-cell>
              <table:table-cell office:value-type="float" office:value="75.7729860373649">
                <text:p>75.7729860373649</text:p>
              </table:table-cell>
              <table:table-cell office:value-type="float" office:value="82.3363776838782">
                <text:p>82.3363776838782</text:p>
              </table:table-cell>
              <table:table-cell office:value-type="float" office:value="76.0079462649088">
                <text:p>76.0079462649088</text:p>
              </table:table-cell>
              <table:table-cell office:value-type="float" office:value="68.6660479666927">
                <text:p>68.6660479666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549cm" svg:y="2.449cm" style:legend-expansion="high" chart:style-name="ch3"/>
        <chart:plot-area chart:style-name="ch4" table:cell-range-address="'4'.M2:'4'.M11 '4'.S1:'4'.W11" chart:data-source-has-labels="both" svg:x="1.502cm" svg:y="1.273cm" svg:width="16.556cm" svg:height="6.55cm">
          <chartooo:coordinate-region svg:x="2.309cm" svg:y="1.472cm" svg:width="15.749cm" svg:height="5.704cm"/>
          <chart:axis chart:dimension="x" chart:name="primary-x" chart:style-name="ch5" chartooo:axis-type="auto">
            <chartooo:date-scale/>
            <chart:title svg:x="9.405cm" svg:y="8.002cm" chart:style-name="ch6">
              <text:p>Size</text:p>
            </chart:title>
            <chart:categories table:cell-range-address="'4'.M2:'4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4'.S2:'4'.S11" chart:label-cell-address="'4'.S1:'4'.S1" chart:class="chart:bar">
            <chart:regression-curve chart:style-name="ch11"/>
            <chart:data-point chart:repeated="10"/>
          </chart:series>
          <chart:series chart:style-name="ch12" chart:values-cell-range-address="'4'.T2:'4'.T11" chart:label-cell-address="'4'.T1:'4'.T1" chart:class="chart:bar">
            <chart:data-point chart:repeated="10"/>
          </chart:series>
          <chart:series chart:style-name="ch13" chart:values-cell-range-address="'4'.U2:'4'.U11" chart:label-cell-address="'4'.U1:'4'.U1" chart:class="chart:bar">
            <chart:regression-curve chart:style-name="ch14"/>
            <chart:data-point chart:repeated="10"/>
          </chart:series>
          <chart:series chart:style-name="ch15" chart:values-cell-range-address="'4'.V2:'4'.V11" chart:label-cell-address="'4'.V1:'4'.V1" chart:class="chart:bar">
            <chart:data-point chart:repeated="10"/>
          </chart:series>
          <chart:series chart:style-name="ch16" chart:values-cell-range-address="'4'.W2:'4'.W11" chart:label-cell-address="'4'.W1:'4'.W1" chart:class="chart:bar">
            <chart:regression-curve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4'.S1:'4'.S1</svg:desc>
                </draw:g>
              </table:table-cell>
              <table:table-cell office:value-type="string">
                <text:p>Media - PR V C1 </text:p>
                <draw:g>
                  <svg:desc>'4'.T1:'4'.T1</svg:desc>
                </draw:g>
              </table:table-cell>
              <table:table-cell office:value-type="string">
                <text:p>Media - PR V B1</text:p>
                <draw:g>
                  <svg:desc>'4'.U1:'4'.U1</svg:desc>
                </draw:g>
              </table:table-cell>
              <table:table-cell office:value-type="string">
                <text:p>Media - PR T C1</text:p>
                <draw:g>
                  <svg:desc>'4'.V1:'4'.V1</svg:desc>
                </draw:g>
              </table:table-cell>
              <table:table-cell office:value-type="string">
                <text:p>Media - PR T B1</text:p>
                <draw:g>
                  <svg:desc>'4'.W1:'4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M2:'4'.M11</svg:desc>
                </draw:g>
              </table:table-cell>
              <table:table-cell office:value-type="float" office:value="101">
                <text:p>101</text:p>
                <draw:g>
                  <svg:desc>'4'.S2:'4'.S11</svg:desc>
                </draw:g>
              </table:table-cell>
              <table:table-cell office:value-type="float" office:value="101">
                <text:p>101</text:p>
                <draw:g>
                  <svg:desc>'4'.T2:'4'.T11</svg:desc>
                </draw:g>
              </table:table-cell>
              <table:table-cell office:value-type="float" office:value="100.9">
                <text:p>100.9</text:p>
                <draw:g>
                  <svg:desc>'4'.U2:'4'.U11</svg:desc>
                </draw:g>
              </table:table-cell>
              <table:table-cell office:value-type="float" office:value="101">
                <text:p>101</text:p>
                <draw:g>
                  <svg:desc>'4'.V2:'4'.V11</svg:desc>
                </draw:g>
              </table:table-cell>
              <table:table-cell office:value-type="float" office:value="101">
                <text:p>101</text:p>
                <draw:g>
                  <svg:desc>'4'.W2:'4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.4">
                <text:p>78.4</text:p>
              </table:table-cell>
              <table:table-cell office:value-type="float" office:value="76.3">
                <text:p>76.3</text:p>
              </table:table-cell>
              <table:table-cell office:value-type="float" office:value="74.9">
                <text:p>74.9</text:p>
              </table:table-cell>
              <table:table-cell office:value-type="float" office:value="76.6">
                <text:p>76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1">
                <text:p>53.1</text:p>
              </table:table-cell>
              <table:table-cell office:value-type="float" office:value="51">
                <text:p>51</text:p>
              </table:table-cell>
              <table:table-cell office:value-type="float" office:value="50.1">
                <text:p>50.1</text:p>
              </table:table-cell>
              <table:table-cell office:value-type="float" office:value="53.4">
                <text:p>53.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.7">
                <text:p>77.7</text:p>
              </table:table-cell>
              <table:table-cell office:value-type="float" office:value="69.9">
                <text:p>69.9</text:p>
              </table:table-cell>
              <table:table-cell office:value-type="float" office:value="70.1">
                <text:p>70.1</text:p>
              </table:table-cell>
              <table:table-cell office:value-type="float" office:value="68.4">
                <text:p>68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4">
                <text:p>52.4</text:p>
              </table:table-cell>
              <table:table-cell office:value-type="float" office:value="51.2">
                <text:p>51.2</text:p>
              </table:table-cell>
              <table:table-cell office:value-type="float" office:value="51.1">
                <text:p>51.1</text:p>
              </table:table-cell>
              <table:table-cell office:value-type="float" office:value="52.4">
                <text:p>52.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4.3">
                <text:p>54.3</text:p>
              </table:table-cell>
              <table:table-cell office:value-type="float" office:value="54.3">
                <text:p>54.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7">
                <text:p>57.7</text:p>
              </table:table-cell>
              <table:table-cell office:value-type="float" office:value="57.1">
                <text:p>57.1</text:p>
              </table:table-cell>
              <table:table-cell office:value-type="float" office:value="49">
                <text:p>49</text:p>
              </table:table-cell>
              <table:table-cell office:value-type="float" office:value="57.2">
                <text:p>5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5.7">
                <text:p>55.7</text:p>
              </table:table-cell>
              <table:table-cell office:value-type="float" office:value="54.3">
                <text:p>54.3</text:p>
              </table:table-cell>
              <table:table-cell office:value-type="float" office:value="57.2">
                <text:p>57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.8">
                <text:p>50.8</text:p>
              </table:table-cell>
              <table:table-cell office:value-type="float" office:value="54.4">
                <text:p>54.4</text:p>
              </table:table-cell>
              <table:table-cell office:value-type="float" office:value="54.6">
                <text:p>54.6</text:p>
              </table:table-cell>
              <table:table-cell office:value-type="float" office:value="60.4">
                <text:p>60.4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5'.M2:'5'.R11 '5'.N1:'5'.R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5'.M2:'5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N2:'5'.N11" chart:label-cell-address="'5'.N1:'5'.N1" chart:class="chart:bar">
            <chart:regression-curve chart:style-name="ch11"/>
            <chart:data-point chart:repeated="10"/>
          </chart:series>
          <chart:series chart:style-name="ch12" chart:values-cell-range-address="'5'.O2:'5'.O11" chart:label-cell-address="'5'.O1:'5'.O1" chart:class="chart:bar">
            <chart:regression-curve chart:style-name="ch13"/>
            <chart:data-point chart:repeated="10"/>
          </chart:series>
          <chart:series chart:style-name="ch14" chart:values-cell-range-address="'5'.P2:'5'.P11" chart:label-cell-address="'5'.P1:'5'.P1" chart:class="chart:bar">
            <chart:regression-curve chart:style-name="ch15"/>
            <chart:data-point chart:repeated="10"/>
          </chart:series>
          <chart:series chart:style-name="ch16" chart:values-cell-range-address="'5'.Q2:'5'.Q11" chart:label-cell-address="'5'.Q1:'5'.Q1" chart:class="chart:bar">
            <chart:regression-curve chart:style-name="ch17"/>
            <chart:data-point chart:repeated="10"/>
          </chart:series>
          <chart:series chart:style-name="ch18" chart:values-cell-range-address="'5'.R2:'5'.R11" chart:label-cell-address="'5'.R1:'5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5'.N1:'5'.N1</svg:desc>
                </draw:g>
              </table:table-cell>
              <table:table-cell office:value-type="string">
                <text:p>Media - PB V C1</text:p>
                <draw:g>
                  <svg:desc>'5'.O1:'5'.O1</svg:desc>
                </draw:g>
              </table:table-cell>
              <table:table-cell office:value-type="string">
                <text:p>Media - PB V B1</text:p>
                <draw:g>
                  <svg:desc>'5'.P1:'5'.P1</svg:desc>
                </draw:g>
              </table:table-cell>
              <table:table-cell office:value-type="string">
                <text:p>Media - PB T C1</text:p>
                <draw:g>
                  <svg:desc>'5'.Q1:'5'.Q1</svg:desc>
                </draw:g>
              </table:table-cell>
              <table:table-cell office:value-type="string">
                <text:p>Media - PB T B1</text:p>
                <draw:g>
                  <svg:desc>'5'.R1:'5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M2:'5'.M11</svg:desc>
                </draw:g>
              </table:table-cell>
              <table:table-cell office:value-type="float" office:value="392.6">
                <text:p>392.6</text:p>
                <draw:g>
                  <svg:desc>'5'.N2:'5'.N11</svg:desc>
                </draw:g>
              </table:table-cell>
              <table:table-cell office:value-type="float" office:value="392.6">
                <text:p>392.6</text:p>
                <draw:g>
                  <svg:desc>'5'.O2:'5'.O11</svg:desc>
                </draw:g>
              </table:table-cell>
              <table:table-cell office:value-type="float" office:value="392.6">
                <text:p>392.6</text:p>
                <draw:g>
                  <svg:desc>'5'.P2:'5'.P11</svg:desc>
                </draw:g>
              </table:table-cell>
              <table:table-cell office:value-type="float" office:value="392.6">
                <text:p>392.6</text:p>
                <draw:g>
                  <svg:desc>'5'.Q2:'5'.Q11</svg:desc>
                </draw:g>
              </table:table-cell>
              <table:table-cell office:value-type="float" office:value="392.6">
                <text:p>392.6</text:p>
                <draw:g>
                  <svg:desc>'5'.R2:'5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9.4">
                <text:p>249.4</text:p>
              </table:table-cell>
              <table:table-cell office:value-type="float" office:value="273.8">
                <text:p>273.8</text:p>
              </table:table-cell>
              <table:table-cell office:value-type="float" office:value="266.1">
                <text:p>266.1</text:p>
              </table:table-cell>
              <table:table-cell office:value-type="float" office:value="243.2">
                <text:p>243.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.4">
                <text:p>280.4</text:p>
              </table:table-cell>
              <table:table-cell office:value-type="float" office:value="299.6">
                <text:p>299.6</text:p>
              </table:table-cell>
              <table:table-cell office:value-type="float" office:value="301">
                <text:p>301</text:p>
              </table:table-cell>
              <table:table-cell office:value-type="float" office:value="256.4">
                <text:p>256.4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4.7">
                <text:p>234.7</text:p>
              </table:table-cell>
              <table:table-cell office:value-type="float" office:value="206.9">
                <text:p>206.9</text:p>
              </table:table-cell>
              <table:table-cell office:value-type="float" office:value="242.9">
                <text:p>242.9</text:p>
              </table:table-cell>
              <table:table-cell office:value-type="float" office:value="208.6">
                <text:p>208.6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2">
                <text:p>159.2</text:p>
              </table:table-cell>
              <table:table-cell office:value-type="float" office:value="155.4">
                <text:p>155.4</text:p>
              </table:table-cell>
              <table:table-cell office:value-type="float" office:value="155.6">
                <text:p>155.6</text:p>
              </table:table-cell>
              <table:table-cell office:value-type="float" office:value="158.2">
                <text:p>158.2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0.7">
                <text:p>260.7</text:p>
              </table:table-cell>
              <table:table-cell office:value-type="float" office:value="233.2">
                <text:p>233.2</text:p>
              </table:table-cell>
              <table:table-cell office:value-type="float" office:value="232.2">
                <text:p>232.2</text:p>
              </table:table-cell>
              <table:table-cell office:value-type="float" office:value="226.6">
                <text:p>226.6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6">
                <text:p>155.6</text:p>
              </table:table-cell>
              <table:table-cell office:value-type="float" office:value="135.7">
                <text:p>135.7</text:p>
              </table:table-cell>
              <table:table-cell office:value-type="float" office:value="138.6">
                <text:p>138.6</text:p>
              </table:table-cell>
              <table:table-cell office:value-type="float" office:value="137.6">
                <text:p>137.6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0.7">
                <text:p>160.7</text:p>
              </table:table-cell>
              <table:table-cell office:value-type="float" office:value="189.1">
                <text:p>189.1</text:p>
              </table:table-cell>
              <table:table-cell office:value-type="float" office:value="183.3">
                <text:p>183.3</text:p>
              </table:table-cell>
              <table:table-cell office:value-type="float" office:value="203.8">
                <text:p>203.8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9.3">
                <text:p>139.3</text:p>
              </table:table-cell>
              <table:table-cell office:value-type="float" office:value="147">
                <text:p>147</text:p>
              </table:table-cell>
              <table:table-cell office:value-type="float" office:value="134.1">
                <text:p>134.1</text:p>
              </table:table-cell>
              <table:table-cell office:value-type="float" office:value="141.8">
                <text:p>141.8</text:p>
              </table:table-cell>
              <table:table-cell office:value-type="float" office:value="143.1">
                <text:p>143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8cm" svg:height="8.983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5cm" svg:y="1.951cm" style:legend-expansion="high" chart:style-name="ch3"/>
        <chart:plot-area chart:style-name="ch4" table:cell-range-address="'5'.M2:'5'.M11 '5'.S1:'5'.W11" chart:data-source-has-labels="both" svg:x="1.501cm" svg:y="1.273cm" svg:width="16.394cm" svg:height="6.55cm">
          <chartooo:coordinate-region svg:x="2.308cm" svg:y="1.472cm" svg:width="15.587cm" svg:height="5.704cm"/>
          <chart:axis chart:dimension="x" chart:name="primary-x" chart:style-name="ch5" chartooo:axis-type="auto">
            <chartooo:date-scale/>
            <chart:title svg:x="9.323cm" svg:y="8.002cm" chart:style-name="ch6">
              <text:p>Size</text:p>
            </chart:title>
            <chart:categories table:cell-range-address="'5'.M2:'5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S2:'5'.S11" chart:label-cell-address="'5'.S1:'5'.S1" chart:class="chart:bar">
            <chart:regression-curve chart:style-name="ch11"/>
            <chart:data-point chart:repeated="10"/>
          </chart:series>
          <chart:series chart:style-name="ch12" chart:values-cell-range-address="'5'.T2:'5'.T11" chart:label-cell-address="'5'.T1:'5'.T1" chart:class="chart:bar">
            <chart:regression-curve chart:style-name="ch13"/>
            <chart:data-point chart:repeated="10"/>
          </chart:series>
          <chart:series chart:style-name="ch14" chart:values-cell-range-address="'5'.U2:'5'.U11" chart:label-cell-address="'5'.U1:'5'.U1" chart:class="chart:bar">
            <chart:regression-curve chart:style-name="ch15"/>
            <chart:data-point chart:repeated="10"/>
          </chart:series>
          <chart:series chart:style-name="ch16" chart:values-cell-range-address="'5'.V2:'5'.V11" chart:label-cell-address="'5'.V1:'5'.V1" chart:class="chart:bar">
            <chart:regression-curve chart:style-name="ch17"/>
            <chart:data-point chart:repeated="10"/>
          </chart:series>
          <chart:series chart:style-name="ch18" chart:values-cell-range-address="'5'.W2:'5'.W11" chart:label-cell-address="'5'.W1:'5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5'.S1:'5'.S1</svg:desc>
                </draw:g>
              </table:table-cell>
              <table:table-cell office:value-type="string">
                <text:p>Media - PR V C1 </text:p>
                <draw:g>
                  <svg:desc>'5'.T1:'5'.T1</svg:desc>
                </draw:g>
              </table:table-cell>
              <table:table-cell office:value-type="string">
                <text:p>Media - PR V B1</text:p>
                <draw:g>
                  <svg:desc>'5'.U1:'5'.U1</svg:desc>
                </draw:g>
              </table:table-cell>
              <table:table-cell office:value-type="string">
                <text:p>Media - PR T C1</text:p>
                <draw:g>
                  <svg:desc>'5'.V1:'5'.V1</svg:desc>
                </draw:g>
              </table:table-cell>
              <table:table-cell office:value-type="string">
                <text:p>Media - PR T B1</text:p>
                <draw:g>
                  <svg:desc>'5'.W1:'5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M2:'5'.M11</svg:desc>
                </draw:g>
              </table:table-cell>
              <table:table-cell office:value-type="float" office:value="402.3">
                <text:p>402.3</text:p>
                <draw:g>
                  <svg:desc>'5'.S2:'5'.S11</svg:desc>
                </draw:g>
              </table:table-cell>
              <table:table-cell office:value-type="float" office:value="402.3">
                <text:p>402.3</text:p>
                <draw:g>
                  <svg:desc>'5'.T2:'5'.T11</svg:desc>
                </draw:g>
              </table:table-cell>
              <table:table-cell office:value-type="float" office:value="382.4">
                <text:p>382.4</text:p>
                <draw:g>
                  <svg:desc>'5'.U2:'5'.U11</svg:desc>
                </draw:g>
              </table:table-cell>
              <table:table-cell office:value-type="float" office:value="402.3">
                <text:p>402.3</text:p>
                <draw:g>
                  <svg:desc>'5'.V2:'5'.V11</svg:desc>
                </draw:g>
              </table:table-cell>
              <table:table-cell office:value-type="float" office:value="402.3">
                <text:p>402.3</text:p>
                <draw:g>
                  <svg:desc>'5'.W2:'5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1.6">
                <text:p>191.6</text:p>
              </table:table-cell>
              <table:table-cell office:value-type="float" office:value="191.6">
                <text:p>191.6</text:p>
              </table:table-cell>
              <table:table-cell office:value-type="float" office:value="188.4">
                <text:p>188.4</text:p>
              </table:table-cell>
              <table:table-cell office:value-type="float" office:value="191.6">
                <text:p>191.6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6.7">
                <text:p>256.7</text:p>
              </table:table-cell>
              <table:table-cell office:value-type="float" office:value="259.2">
                <text:p>259.2</text:p>
              </table:table-cell>
              <table:table-cell office:value-type="float" office:value="252.2">
                <text:p>252.2</text:p>
              </table:table-cell>
              <table:table-cell office:value-type="float" office:value="236">
                <text:p>236</text:p>
              </table:table-cell>
              <table:table-cell office:value-type="float" office:value="254.2">
                <text:p>254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3.5">
                <text:p>183.5</text:p>
              </table:table-cell>
              <table:table-cell office:value-type="float" office:value="179.1">
                <text:p>179.1</text:p>
              </table:table-cell>
              <table:table-cell office:value-type="float" office:value="170.6">
                <text:p>170.6</text:p>
              </table:table-cell>
              <table:table-cell office:value-type="float" office:value="176.2">
                <text:p>176.2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7.6">
                <text:p>167.6</text:p>
              </table:table-cell>
              <table:table-cell office:value-type="float" office:value="169.1">
                <text:p>169.1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9.3">
                <text:p>149.3</text:p>
              </table:table-cell>
              <table:table-cell office:value-type="float" office:value="134.6">
                <text:p>134.6</text:p>
              </table:table-cell>
              <table:table-cell office:value-type="float" office:value="128.7">
                <text:p>128.7</text:p>
              </table:table-cell>
              <table:table-cell office:value-type="float" office:value="137">
                <text:p>137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3.7">
                <text:p>143.7</text:p>
              </table:table-cell>
              <table:table-cell office:value-type="float" office:value="142.4">
                <text:p>142.4</text:p>
              </table:table-cell>
              <table:table-cell office:value-type="float" office:value="167.5">
                <text:p>167.5</text:p>
              </table:table-cell>
              <table:table-cell office:value-type="float" office:value="133">
                <text:p>13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.7">
                <text:p>156.7</text:p>
              </table:table-cell>
              <table:table-cell office:value-type="float" office:value="150">
                <text:p>150</text:p>
              </table:table-cell>
              <table:table-cell office:value-type="float" office:value="150.3">
                <text:p>150.3</text:p>
              </table:table-cell>
              <table:table-cell office:value-type="float" office:value="151.6">
                <text:p>151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.7">
                <text:p>130.7</text:p>
              </table:table-cell>
              <table:table-cell office:value-type="float" office:value="142.2">
                <text:p>142.2</text:p>
              </table:table-cell>
              <table:table-cell office:value-type="float" office:value="131.5">
                <text:p>131.5</text:p>
              </table:table-cell>
              <table:table-cell office:value-type="float" office:value="134.8">
                <text:p>134.8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.2">
                <text:p>138.2</text:p>
              </table:table-cell>
              <table:table-cell office:value-type="float" office:value="142.6">
                <text:p>142.6</text:p>
              </table:table-cell>
              <table:table-cell office:value-type="float" office:value="137.9">
                <text:p>137.9</text:p>
              </table:table-cell>
              <table:table-cell office:value-type="float" office:value="135.2">
                <text:p>135.2</text:p>
              </table:table-cell>
              <table:table-cell office:value-type="float" office:value="132.4">
                <text:p>132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6'.M2:'6'.R11 '6'.N1:'6'.R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6'.M2:'6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6'.N2:'6'.N11" chart:label-cell-address="'6'.N1:'6'.N1" chart:class="chart:bar">
            <chart:regression-curve chart:style-name="ch11"/>
            <chart:data-point chart:repeated="10"/>
          </chart:series>
          <chart:series chart:style-name="ch12" chart:values-cell-range-address="'6'.O2:'6'.O11" chart:label-cell-address="'6'.O1:'6'.O1" chart:class="chart:bar">
            <chart:regression-curve chart:style-name="ch13"/>
            <chart:data-point chart:repeated="10"/>
          </chart:series>
          <chart:series chart:style-name="ch14" chart:values-cell-range-address="'6'.P2:'6'.P11" chart:label-cell-address="'6'.P1:'6'.P1" chart:class="chart:bar">
            <chart:regression-curve chart:style-name="ch15"/>
            <chart:data-point chart:repeated="10"/>
          </chart:series>
          <chart:series chart:style-name="ch16" chart:values-cell-range-address="'6'.Q2:'6'.Q11" chart:label-cell-address="'6'.Q1:'6'.Q1" chart:class="chart:bar">
            <chart:regression-curve chart:style-name="ch17"/>
            <chart:data-point chart:repeated="10"/>
          </chart:series>
          <chart:series chart:style-name="ch18" chart:values-cell-range-address="'6'.R2:'6'.R11" chart:label-cell-address="'6'.R1:'6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6'.N1:'6'.N1</svg:desc>
                </draw:g>
              </table:table-cell>
              <table:table-cell office:value-type="string">
                <text:p>Media - PB V C1</text:p>
                <draw:g>
                  <svg:desc>'6'.O1:'6'.O1</svg:desc>
                </draw:g>
              </table:table-cell>
              <table:table-cell office:value-type="string">
                <text:p>Media - PB V B1</text:p>
                <draw:g>
                  <svg:desc>'6'.P1:'6'.P1</svg:desc>
                </draw:g>
              </table:table-cell>
              <table:table-cell office:value-type="string">
                <text:p>Media - PB T C1</text:p>
                <draw:g>
                  <svg:desc>'6'.Q1:'6'.Q1</svg:desc>
                </draw:g>
              </table:table-cell>
              <table:table-cell office:value-type="string">
                <text:p>Media - PB T B1</text:p>
                <draw:g>
                  <svg:desc>'6'.R1:'6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M2:'6'.M11</svg:desc>
                </draw:g>
              </table:table-cell>
              <table:table-cell office:value-type="float" office:value="183.6">
                <text:p>183.6</text:p>
                <draw:g>
                  <svg:desc>'6'.N2:'6'.N11</svg:desc>
                </draw:g>
              </table:table-cell>
              <table:table-cell office:value-type="float" office:value="183.6">
                <text:p>183.6</text:p>
                <draw:g>
                  <svg:desc>'6'.O2:'6'.O11</svg:desc>
                </draw:g>
              </table:table-cell>
              <table:table-cell office:value-type="float" office:value="183.6">
                <text:p>183.6</text:p>
                <draw:g>
                  <svg:desc>'6'.P2:'6'.P11</svg:desc>
                </draw:g>
              </table:table-cell>
              <table:table-cell office:value-type="float" office:value="183.6">
                <text:p>183.6</text:p>
                <draw:g>
                  <svg:desc>'6'.Q2:'6'.Q11</svg:desc>
                </draw:g>
              </table:table-cell>
              <table:table-cell office:value-type="float" office:value="183.6">
                <text:p>183.6</text:p>
                <draw:g>
                  <svg:desc>'6'.R2:'6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5.1">
                <text:p>115.1</text:p>
              </table:table-cell>
              <table:table-cell office:value-type="float" office:value="113.9">
                <text:p>113.9</text:p>
              </table:table-cell>
              <table:table-cell office:value-type="float" office:value="113.1">
                <text:p>113.1</text:p>
              </table:table-cell>
              <table:table-cell office:value-type="float" office:value="114.6">
                <text:p>114.6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.8">
                <text:p>103.8</text:p>
              </table:table-cell>
              <table:table-cell office:value-type="float" office:value="106.9">
                <text:p>106.9</text:p>
              </table:table-cell>
              <table:table-cell office:value-type="float" office:value="104.9">
                <text:p>104.9</text:p>
              </table:table-cell>
              <table:table-cell office:value-type="float" office:value="111.6">
                <text:p>111.6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.1">
                <text:p>93.1</text:p>
              </table:table-cell>
              <table:table-cell office:value-type="float" office:value="91.3">
                <text:p>91.3</text:p>
              </table:table-cell>
              <table:table-cell office:value-type="float" office:value="90.6">
                <text:p>90.6</text:p>
              </table:table-cell>
              <table:table-cell office:value-type="float" office:value="89.2">
                <text:p>89.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2.7">
                <text:p>82.7</text:p>
              </table:table-cell>
              <table:table-cell office:value-type="float" office:value="81.3">
                <text:p>81.3</text:p>
              </table:table-cell>
              <table:table-cell office:value-type="float" office:value="83">
                <text:p>83</text:p>
              </table:table-cell>
              <table:table-cell office:value-type="float" office:value="82.6">
                <text:p>82.6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01">
                <text:p>101</text:p>
              </table:table-cell>
              <table:table-cell office:value-type="float" office:value="89.6">
                <text:p>89.6</text:p>
              </table:table-cell>
              <table:table-cell office:value-type="float" office:value="93.8">
                <text:p>93.8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6">
                <text:p>73.6</text:p>
              </table:table-cell>
              <table:table-cell office:value-type="float" office:value="75.4">
                <text:p>75.4</text:p>
              </table:table-cell>
              <table:table-cell office:value-type="float" office:value="77">
                <text:p>77</text:p>
              </table:table-cell>
              <table:table-cell office:value-type="float" office:value="72.4">
                <text:p>72.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.4">
                <text:p>80.4</text:p>
              </table:table-cell>
              <table:table-cell office:value-type="float" office:value="76.7">
                <text:p>76.7</text:p>
              </table:table-cell>
              <table:table-cell office:value-type="float" office:value="79.1">
                <text:p>79.1</text:p>
              </table:table-cell>
              <table:table-cell office:value-type="float" office:value="76.4">
                <text:p>76.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2.9">
                <text:p>72.9</text:p>
              </table:table-cell>
              <table:table-cell office:value-type="float" office:value="74.6">
                <text:p>74.6</text:p>
              </table:table-cell>
              <table:table-cell office:value-type="float" office:value="75.7">
                <text:p>75.7</text:p>
              </table:table-cell>
              <table:table-cell office:value-type="float" office:value="71.8">
                <text:p>71.8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9cm" svg:height="8.982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6cm" svg:y="1.951cm" style:legend-expansion="high" chart:style-name="ch3"/>
        <chart:plot-area chart:style-name="ch4" table:cell-range-address="'6'.M2:'6'.M11 '6'.S1:'6'.W11" chart:data-source-has-labels="both" svg:x="1.501cm" svg:y="1.273cm" svg:width="16.395cm" svg:height="6.549cm">
          <chartooo:coordinate-region svg:x="2.308cm" svg:y="1.472cm" svg:width="15.588cm" svg:height="5.703cm"/>
          <chart:axis chart:dimension="x" chart:name="primary-x" chart:style-name="ch5" chartooo:axis-type="auto">
            <chartooo:date-scale/>
            <chart:title svg:x="9.323cm" svg:y="8.001cm" chart:style-name="ch6">
              <text:p>Size</text:p>
            </chart:title>
            <chart:categories table:cell-range-address="'6'.M2:'6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6'.S2:'6'.S11" chart:label-cell-address="'6'.S1:'6'.S1" chart:class="chart:bar">
            <chart:regression-curve chart:style-name="ch11"/>
            <chart:data-point chart:repeated="10"/>
          </chart:series>
          <chart:series chart:style-name="ch12" chart:values-cell-range-address="'6'.T2:'6'.T11" chart:label-cell-address="'6'.T1:'6'.T1" chart:class="chart:bar">
            <chart:regression-curve chart:style-name="ch13"/>
            <chart:data-point chart:repeated="10"/>
          </chart:series>
          <chart:series chart:style-name="ch14" chart:values-cell-range-address="'6'.U2:'6'.U11" chart:label-cell-address="'6'.U1:'6'.U1" chart:class="chart:bar">
            <chart:regression-curve chart:style-name="ch15"/>
            <chart:data-point chart:repeated="10"/>
          </chart:series>
          <chart:series chart:style-name="ch16" chart:values-cell-range-address="'6'.V2:'6'.V11" chart:label-cell-address="'6'.V1:'6'.V1" chart:class="chart:bar">
            <chart:regression-curve chart:style-name="ch17"/>
            <chart:data-point chart:repeated="10"/>
          </chart:series>
          <chart:series chart:style-name="ch18" chart:values-cell-range-address="'6'.W2:'6'.W11" chart:label-cell-address="'6'.W1:'6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6'.S1:'6'.S1</svg:desc>
                </draw:g>
              </table:table-cell>
              <table:table-cell office:value-type="string">
                <text:p>Media - PR V C1 </text:p>
                <draw:g>
                  <svg:desc>'6'.T1:'6'.T1</svg:desc>
                </draw:g>
              </table:table-cell>
              <table:table-cell office:value-type="string">
                <text:p>Media - PR V B1</text:p>
                <draw:g>
                  <svg:desc>'6'.U1:'6'.U1</svg:desc>
                </draw:g>
              </table:table-cell>
              <table:table-cell office:value-type="string">
                <text:p>Media - PR T C1</text:p>
                <draw:g>
                  <svg:desc>'6'.V1:'6'.V1</svg:desc>
                </draw:g>
              </table:table-cell>
              <table:table-cell office:value-type="string">
                <text:p>Media - PR T B1</text:p>
                <draw:g>
                  <svg:desc>'6'.W1:'6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M2:'6'.M11</svg:desc>
                </draw:g>
              </table:table-cell>
              <table:table-cell office:value-type="float" office:value="203">
                <text:p>203</text:p>
                <draw:g>
                  <svg:desc>'6'.S2:'6'.S11</svg:desc>
                </draw:g>
              </table:table-cell>
              <table:table-cell office:value-type="float" office:value="203">
                <text:p>203</text:p>
                <draw:g>
                  <svg:desc>'6'.T2:'6'.T11</svg:desc>
                </draw:g>
              </table:table-cell>
              <table:table-cell office:value-type="float" office:value="203">
                <text:p>203</text:p>
                <draw:g>
                  <svg:desc>'6'.U2:'6'.U11</svg:desc>
                </draw:g>
              </table:table-cell>
              <table:table-cell office:value-type="float" office:value="203">
                <text:p>203</text:p>
                <draw:g>
                  <svg:desc>'6'.V2:'6'.V11</svg:desc>
                </draw:g>
              </table:table-cell>
              <table:table-cell office:value-type="float" office:value="203">
                <text:p>203</text:p>
                <draw:g>
                  <svg:desc>'6'.W2:'6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  <table:table-cell office:value-type="float" office:value="114.4">
                <text:p>114.4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.5">
                <text:p>91.5</text:p>
              </table:table-cell>
              <table:table-cell office:value-type="float" office:value="90.8">
                <text:p>90.8</text:p>
              </table:table-cell>
              <table:table-cell office:value-type="float" office:value="92.1">
                <text:p>92.1</text:p>
              </table:table-cell>
              <table:table-cell office:value-type="float" office:value="90.8">
                <text:p>90.8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1">
                <text:p>89.1</text:p>
              </table:table-cell>
              <table:table-cell office:value-type="float" office:value="91.1">
                <text:p>91.1</text:p>
              </table:table-cell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3.4">
                <text:p>83.4</text:p>
              </table:table-cell>
              <table:table-cell office:value-type="float" office:value="88.8">
                <text:p>88.8</text:p>
              </table:table-cell>
              <table:table-cell office:value-type="float" office:value="89.5">
                <text:p>89.5</text:p>
              </table:table-cell>
              <table:table-cell office:value-type="float" office:value="77.8">
                <text:p>77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.6">
                <text:p>78.6</text:p>
              </table:table-cell>
              <table:table-cell office:value-type="float" office:value="80.3">
                <text:p>80.3</text:p>
              </table:table-cell>
              <table:table-cell office:value-type="float" office:value="80.7">
                <text:p>80.7</text:p>
              </table:table-cell>
              <table:table-cell office:value-type="float" office:value="74.6">
                <text:p>74.6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3">
                <text:p>75.3</text:p>
              </table:table-cell>
              <table:table-cell office:value-type="float" office:value="80.1">
                <text:p>80.1</text:p>
              </table:table-cell>
              <table:table-cell office:value-type="float" office:value="79.3">
                <text:p>79.3</text:p>
              </table:table-cell>
              <table:table-cell office:value-type="float" office:value="74.8">
                <text:p>74.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3">
                <text:p>73.3</text:p>
              </table:table-cell>
              <table:table-cell office:value-type="float" office:value="77.3">
                <text:p>77.3</text:p>
              </table:table-cell>
              <table:table-cell office:value-type="float" office:value="75.8">
                <text:p>75.8</text:p>
              </table:table-cell>
              <table:table-cell office:value-type="float" office:value="73">
                <text:p>73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77.1">
                <text:p>77.1</text:p>
              </table:table-cell>
              <table:table-cell office:value-type="float" office:value="74.5">
                <text:p>74.5</text:p>
              </table:table-cell>
              <table:table-cell office:value-type="float" office:value="71.4">
                <text:p>71.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0.5">
                <text:p>70.5</text:p>
              </table:table-cell>
              <table:table-cell office:value-type="float" office:value="77.7">
                <text:p>77.7</text:p>
              </table:table-cell>
              <table:table-cell office:value-type="float" office:value="76.4">
                <text:p>76.4</text:p>
              </table:table-cell>
              <table:table-cell office:value-type="float" office:value="76.2">
                <text:p>76.2</text:p>
              </table:table-cell>
              <table:table-cell office:value-type="float" office:value="73.2">
                <text:p>73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3cm" xlink:href=".." xlink:type="simple" chart:class="chart:bar" chart:style-name="ch1">
        <chart:title svg:x="11.121cm" svg:y="0.316cm" chart:style-name="ch2">
          <text:p>PB Epsilon</text:p>
        </chart:title>
        <chart:legend chart:legend-position="end" svg:x="19.795cm" svg:y="1.961cm" style:legend-expansion="high" chart:style-name="ch3"/>
        <chart:plot-area chart:style-name="ch4" table:cell-range-address="'2'.A1:'2'.F11" chart:data-source-has-labels="both" svg:x="1.502cm" svg:y="1.275cm" svg:width="17.802cm" svg:height="6.567cm">
          <chartooo:coordinate-region svg:x="2.309cm" svg:y="1.474cm" svg:width="16.995cm" svg:height="5.721cm"/>
          <chart:axis chart:dimension="x" chart:name="primary-x" chart:style-name="ch5" chartooo:axis-type="auto">
            <chartooo:date-scale/>
            <chart:title svg:x="10.028cm" svg:y="8.022cm" chart:style-name="ch6">
              <text:p>Size</text:p>
            </chart:title>
            <chart:categories table:cell-range-address="'2'.A2:'2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2'.B2:'2'.B11" chart:label-cell-address="'2'.B1:'2'.B1" chart:class="chart:bar">
            <chart:regression-curve chart:style-name="ch11"/>
            <chart:data-point chart:repeated="10"/>
          </chart:series>
          <chart:series chart:style-name="ch12" chart:values-cell-range-address="'2'.C2:'2'.C11" chart:label-cell-address="'2'.C1:'2'.C1" chart:class="chart:bar">
            <chart:regression-curve chart:style-name="ch13"/>
            <chart:data-point chart:repeated="10"/>
          </chart:series>
          <chart:series chart:style-name="ch14" chart:values-cell-range-address="'2'.D2:'2'.D11" chart:label-cell-address="'2'.D1:'2'.D1" chart:class="chart:bar">
            <chart:regression-curve chart:style-name="ch15"/>
            <chart:data-point chart:repeated="10"/>
          </chart:series>
          <chart:series chart:style-name="ch16" chart:values-cell-range-address="'2'.E2:'2'.E11" chart:label-cell-address="'2'.E1:'2'.E1" chart:class="chart:bar">
            <chart:regression-curve chart:style-name="ch17"/>
            <chart:data-point chart:repeated="10"/>
          </chart:series>
          <chart:series chart:style-name="ch18" chart:values-cell-range-address="'2'.F2:'2'.F11" chart:label-cell-address="'2'.F1:'2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2'.B1:'2'.B1</svg:desc>
                </draw:g>
              </table:table-cell>
              <table:table-cell office:value-type="string">
                <text:p>PB V C1</text:p>
                <draw:g>
                  <svg:desc>'2'.C1:'2'.C1</svg:desc>
                </draw:g>
              </table:table-cell>
              <table:table-cell office:value-type="string">
                <text:p>PB V B1</text:p>
                <draw:g>
                  <svg:desc>'2'.D1:'2'.D1</svg:desc>
                </draw:g>
              </table:table-cell>
              <table:table-cell office:value-type="string">
                <text:p>PB T C1</text:p>
                <draw:g>
                  <svg:desc>'2'.E1:'2'.E1</svg:desc>
                </draw:g>
              </table:table-cell>
              <table:table-cell office:value-type="string">
                <text:p>PB T B1</text:p>
                <draw:g>
                  <svg:desc>'2'.F1:'2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A2:'2'.A11</svg:desc>
                </draw:g>
              </table:table-cell>
              <table:table-cell office:value-type="float" office:value="35.1846576858108">
                <text:p>35.1846576858108</text:p>
                <draw:g>
                  <svg:desc>'2'.B2:'2'.B11</svg:desc>
                </draw:g>
              </table:table-cell>
              <table:table-cell office:value-type="float" office:value="35.1846576858108">
                <text:p>35.1846576858108</text:p>
                <draw:g>
                  <svg:desc>'2'.C2:'2'.C11</svg:desc>
                </draw:g>
              </table:table-cell>
              <table:table-cell office:value-type="float" office:value="35.1846576858108">
                <text:p>35.1846576858108</text:p>
                <draw:g>
                  <svg:desc>'2'.D2:'2'.D11</svg:desc>
                </draw:g>
              </table:table-cell>
              <table:table-cell office:value-type="float" office:value="35.1846576858108">
                <text:p>35.1846576858108</text:p>
                <draw:g>
                  <svg:desc>'2'.E2:'2'.E11</svg:desc>
                </draw:g>
              </table:table-cell>
              <table:table-cell office:value-type="float" office:value="35.1846576858108">
                <text:p>35.1846576858108</text:p>
                <draw:g>
                  <svg:desc>'2'.F2:'2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.2190524557076">
                <text:p>19.2190524557076</text:p>
              </table:table-cell>
              <table:table-cell office:value-type="float" office:value="19.2190524557076">
                <text:p>19.2190524557076</text:p>
              </table:table-cell>
              <table:table-cell office:value-type="float" office:value="19.2190524557076">
                <text:p>19.2190524557076</text:p>
              </table:table-cell>
              <table:table-cell office:value-type="float" office:value="19.2190524557076">
                <text:p>19.2190524557076</text:p>
              </table:table-cell>
              <table:table-cell office:value-type="float" office:value="19.2190524557076">
                <text:p>19.21905245570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.3186725892178">
                <text:p>49.3186725892178</text:p>
              </table:table-cell>
              <table:table-cell office:value-type="float" office:value="52.3397003659092">
                <text:p>52.3397003659092</text:p>
              </table:table-cell>
              <table:table-cell office:value-type="float" office:value="49.6793785121517">
                <text:p>49.6793785121517</text:p>
              </table:table-cell>
              <table:table-cell office:value-type="float" office:value="41.3306655855856">
                <text:p>41.3306655855856</text:p>
              </table:table-cell>
              <table:table-cell office:value-type="float" office:value="40.7699329682033">
                <text:p>40.76993296820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8.4905925827606">
                <text:p>88.4905925827606</text:p>
              </table:table-cell>
              <table:table-cell office:value-type="float" office:value="91.7888529594533">
                <text:p>91.7888529594533</text:p>
              </table:table-cell>
              <table:table-cell office:value-type="float" office:value="72.1528248740261">
                <text:p>72.1528248740261</text:p>
              </table:table-cell>
              <table:table-cell office:value-type="float" office:value="88.1287405236911">
                <text:p>88.1287405236911</text:p>
              </table:table-cell>
              <table:table-cell office:value-type="float" office:value="88.6506885992463">
                <text:p>88.65068859924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2.2787230045728">
                <text:p>62.2787230045728</text:p>
              </table:table-cell>
              <table:table-cell office:value-type="float" office:value="64.7043228734441">
                <text:p>64.7043228734441</text:p>
              </table:table-cell>
              <table:table-cell office:value-type="float" office:value="69.2753182715077">
                <text:p>69.2753182715077</text:p>
              </table:table-cell>
              <table:table-cell office:value-type="float" office:value="68.7198096617119">
                <text:p>68.7198096617119</text:p>
              </table:table-cell>
              <table:table-cell office:value-type="float" office:value="73.754981751543">
                <text:p>73.7549817515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0.0046852728936">
                <text:p>70.0046852728936</text:p>
              </table:table-cell>
              <table:table-cell office:value-type="float" office:value="47.6040411145052">
                <text:p>47.6040411145052</text:p>
              </table:table-cell>
              <table:table-cell office:value-type="float" office:value="65.8536450645562">
                <text:p>65.8536450645562</text:p>
              </table:table-cell>
              <table:table-cell office:value-type="float" office:value="50.1816819715451">
                <text:p>50.1816819715451</text:p>
              </table:table-cell>
              <table:table-cell office:value-type="float" office:value="56.4595140733096">
                <text:p>56.45951407330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.0625440364387">
                <text:p>57.0625440364387</text:p>
              </table:table-cell>
              <table:table-cell office:value-type="float" office:value="65.3037002524777">
                <text:p>65.3037002524777</text:p>
              </table:table-cell>
              <table:table-cell office:value-type="float" office:value="62.1629673690049">
                <text:p>62.1629673690049</text:p>
              </table:table-cell>
              <table:table-cell office:value-type="float" office:value="70.7102058802244">
                <text:p>70.7102058802244</text:p>
              </table:table-cell>
              <table:table-cell office:value-type="float" office:value="59.3523512641998">
                <text:p>59.35235126419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.6928444931738">
                <text:p>49.6928444931738</text:p>
              </table:table-cell>
              <table:table-cell office:value-type="float" office:value="65.5751340809714">
                <text:p>65.5751340809714</text:p>
              </table:table-cell>
              <table:table-cell office:value-type="float" office:value="66.1341832280529">
                <text:p>66.1341832280529</text:p>
              </table:table-cell>
              <table:table-cell office:value-type="float" office:value="54.1317849065422">
                <text:p>54.1317849065422</text:p>
              </table:table-cell>
              <table:table-cell office:value-type="float" office:value="53.6334536193251">
                <text:p>53.63345361932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2.9669349761991">
                <text:p>52.9669349761991</text:p>
              </table:table-cell>
              <table:table-cell office:value-type="float" office:value="70.1488712741201">
                <text:p>70.1488712741201</text:p>
              </table:table-cell>
              <table:table-cell office:value-type="float" office:value="72.178120670964">
                <text:p>72.178120670964</text:p>
              </table:table-cell>
              <table:table-cell office:value-type="float" office:value="56.575928501192">
                <text:p>56.575928501192</text:p>
              </table:table-cell>
              <table:table-cell office:value-type="float" office:value="70.077986750604">
                <text:p>70.0779867506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.0678820570629">
                <text:p>45.0678820570629</text:p>
              </table:table-cell>
              <table:table-cell office:value-type="float" office:value="63.1788556862749">
                <text:p>63.1788556862749</text:p>
              </table:table-cell>
              <table:table-cell office:value-type="float" office:value="65.3197056403178">
                <text:p>65.3197056403178</text:p>
              </table:table-cell>
              <table:table-cell office:value-type="float" office:value="51.9787940164944">
                <text:p>51.9787940164944</text:p>
              </table:table-cell>
              <table:table-cell office:value-type="float" office:value="59.7468586869821">
                <text:p>59.74685868698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11cm" svg:height="9.002cm" xlink:href=".." xlink:type="simple" chart:class="chart:bar" chart:style-name="ch1">
        <chart:title svg:x="11.137cm" svg:y="0.316cm" chart:style-name="ch2">
          <text:p>PB Epsilon</text:p>
        </chart:title>
        <chart:legend chart:legend-position="end" svg:x="19.827cm" svg:y="1.961cm" style:legend-expansion="high" chart:style-name="ch3"/>
        <chart:plot-area chart:style-name="ch4" table:cell-range-address="'3'.A1:'3'.F11" chart:data-source-has-labels="both" svg:x="1.503cm" svg:y="1.275cm" svg:width="17.832cm" svg:height="6.566cm">
          <chartooo:coordinate-region svg:x="2.31cm" svg:y="1.475cm" svg:width="17.025cm" svg:height="5.719cm"/>
          <chart:axis chart:dimension="x" chart:name="primary-x" chart:style-name="ch5" chartooo:axis-type="auto">
            <chartooo:date-scale/>
            <chart:title svg:x="10.044cm" svg:y="8.021cm" chart:style-name="ch6">
              <text:p>Size</text:p>
            </chart:title>
            <chart:categories table:cell-range-address="'3'.A2:'3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3'.B2:'3'.B11" chart:label-cell-address="'3'.B1:'3'.B1" chart:class="chart:bar">
            <chart:regression-curve chart:style-name="ch11"/>
            <chart:data-point chart:repeated="10"/>
          </chart:series>
          <chart:series chart:style-name="ch12" chart:values-cell-range-address="'3'.C2:'3'.C11" chart:label-cell-address="'3'.C1:'3'.C1" chart:class="chart:bar">
            <chart:regression-curve chart:style-name="ch13"/>
            <chart:data-point chart:repeated="10"/>
          </chart:series>
          <chart:series chart:style-name="ch14" chart:values-cell-range-address="'3'.D2:'3'.D11" chart:label-cell-address="'3'.D1:'3'.D1" chart:class="chart:bar">
            <chart:regression-curve chart:style-name="ch15"/>
            <chart:data-point chart:repeated="10"/>
          </chart:series>
          <chart:series chart:style-name="ch16" chart:values-cell-range-address="'3'.E2:'3'.E11" chart:label-cell-address="'3'.E1:'3'.E1" chart:class="chart:bar">
            <chart:regression-curve chart:style-name="ch17"/>
            <chart:data-point chart:repeated="10"/>
          </chart:series>
          <chart:series chart:style-name="ch18" chart:values-cell-range-address="'3'.F2:'3'.F11" chart:label-cell-address="'3'.F1:'3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3'.B1:'3'.B1</svg:desc>
                </draw:g>
              </table:table-cell>
              <table:table-cell office:value-type="string">
                <text:p>PB V C1</text:p>
                <draw:g>
                  <svg:desc>'3'.C1:'3'.C1</svg:desc>
                </draw:g>
              </table:table-cell>
              <table:table-cell office:value-type="string">
                <text:p>PB V B1</text:p>
                <draw:g>
                  <svg:desc>'3'.D1:'3'.D1</svg:desc>
                </draw:g>
              </table:table-cell>
              <table:table-cell office:value-type="string">
                <text:p>PB T C1</text:p>
                <draw:g>
                  <svg:desc>'3'.E1:'3'.E1</svg:desc>
                </draw:g>
              </table:table-cell>
              <table:table-cell office:value-type="string">
                <text:p>PB T B1</text:p>
                <draw:g>
                  <svg:desc>'3'.F1:'3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A2:'3'.A11</svg:desc>
                </draw:g>
              </table:table-cell>
              <table:table-cell office:value-type="float" office:value="194.03259801105">
                <text:p>194.03259801105</text:p>
                <draw:g>
                  <svg:desc>'3'.B2:'3'.B11</svg:desc>
                </draw:g>
              </table:table-cell>
              <table:table-cell office:value-type="float" office:value="194.03259801105">
                <text:p>194.03259801105</text:p>
                <draw:g>
                  <svg:desc>'3'.C2:'3'.C11</svg:desc>
                </draw:g>
              </table:table-cell>
              <table:table-cell office:value-type="float" office:value="194.03259801105">
                <text:p>194.03259801105</text:p>
                <draw:g>
                  <svg:desc>'3'.D2:'3'.D11</svg:desc>
                </draw:g>
              </table:table-cell>
              <table:table-cell office:value-type="float" office:value="194.03259801105">
                <text:p>194.03259801105</text:p>
                <draw:g>
                  <svg:desc>'3'.E2:'3'.E11</svg:desc>
                </draw:g>
              </table:table-cell>
              <table:table-cell office:value-type="float" office:value="194.03259801105">
                <text:p>194.03259801105</text:p>
                <draw:g>
                  <svg:desc>'3'.F2:'3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.9823883363626">
                <text:p>60.9823883363626</text:p>
              </table:table-cell>
              <table:table-cell office:value-type="float" office:value="60.9823883363626">
                <text:p>60.9823883363626</text:p>
              </table:table-cell>
              <table:table-cell office:value-type="float" office:value="60.9823883363626">
                <text:p>60.9823883363626</text:p>
              </table:table-cell>
              <table:table-cell office:value-type="float" office:value="60.9823883363626">
                <text:p>60.9823883363626</text:p>
              </table:table-cell>
              <table:table-cell office:value-type="float" office:value="60.9823883363626">
                <text:p>60.98238833636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9.024863455749">
                <text:p>139.024863455749</text:p>
              </table:table-cell>
              <table:table-cell office:value-type="float" office:value="145.30872555873">
                <text:p>145.30872555873</text:p>
              </table:table-cell>
              <table:table-cell office:value-type="float" office:value="138.071570001671">
                <text:p>138.071570001671</text:p>
              </table:table-cell>
              <table:table-cell office:value-type="float" office:value="153.423777810761">
                <text:p>153.423777810761</text:p>
              </table:table-cell>
              <table:table-cell office:value-type="float" office:value="146.647240290739">
                <text:p>146.6472402907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2.154795351781">
                <text:p>112.154795351781</text:p>
              </table:table-cell>
              <table:table-cell office:value-type="float" office:value="115.062261812488">
                <text:p>115.062261812488</text:p>
              </table:table-cell>
              <table:table-cell office:value-type="float" office:value="117.698976629477">
                <text:p>117.698976629477</text:p>
              </table:table-cell>
              <table:table-cell office:value-type="float" office:value="120.023034887335">
                <text:p>120.023034887335</text:p>
              </table:table-cell>
              <table:table-cell office:value-type="float" office:value="118.935117136021">
                <text:p>118.9351171360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4.287011732305">
                <text:p>124.287011732305</text:p>
              </table:table-cell>
              <table:table-cell office:value-type="float" office:value="114.274426376052">
                <text:p>114.274426376052</text:p>
              </table:table-cell>
              <table:table-cell office:value-type="float" office:value="117.182845661785">
                <text:p>117.182845661785</text:p>
              </table:table-cell>
              <table:table-cell office:value-type="float" office:value="110.91990851752">
                <text:p>110.91990851752</text:p>
              </table:table-cell>
              <table:table-cell office:value-type="float" office:value="120.278929318054">
                <text:p>120.2789293180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6207635111624">
                <text:p>92.6207635111624</text:p>
              </table:table-cell>
              <table:table-cell office:value-type="float" office:value="95.8339904142014">
                <text:p>95.8339904142014</text:p>
              </table:table-cell>
              <table:table-cell office:value-type="float" office:value="92.9782279083435">
                <text:p>92.9782279083435</text:p>
              </table:table-cell>
              <table:table-cell office:value-type="float" office:value="93.2202022228723">
                <text:p>93.2202022228723</text:p>
              </table:table-cell>
              <table:table-cell office:value-type="float" office:value="96.6906647467315">
                <text:p>96.69066474673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1.239533223224">
                <text:p>101.239533223224</text:p>
              </table:table-cell>
              <table:table-cell office:value-type="float" office:value="103.90475321519">
                <text:p>103.90475321519</text:p>
              </table:table-cell>
              <table:table-cell office:value-type="float" office:value="91.5526063655916">
                <text:p>91.5526063655916</text:p>
              </table:table-cell>
              <table:table-cell office:value-type="float" office:value="97.190758825026">
                <text:p>97.190758825026</text:p>
              </table:table-cell>
              <table:table-cell office:value-type="float" office:value="92.2655553779246">
                <text:p>92.26555537792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.2217207582">
                <text:p>97.2217207582</text:p>
              </table:table-cell>
              <table:table-cell office:value-type="float" office:value="100.03768134685">
                <text:p>100.03768134685</text:p>
              </table:table-cell>
              <table:table-cell office:value-type="float" office:value="97.036065066182">
                <text:p>97.036065066182</text:p>
              </table:table-cell>
              <table:table-cell office:value-type="float" office:value="100.346027587992">
                <text:p>100.346027587992</text:p>
              </table:table-cell>
              <table:table-cell office:value-type="float" office:value="95.4259893933517">
                <text:p>95.42598939335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0.0582812112183">
                <text:p>90.0582812112183</text:p>
              </table:table-cell>
              <table:table-cell office:value-type="float" office:value="94.7219003404252">
                <text:p>94.7219003404252</text:p>
              </table:table-cell>
              <table:table-cell office:value-type="float" office:value="94.6067975284228">
                <text:p>94.6067975284228</text:p>
              </table:table-cell>
              <table:table-cell office:value-type="float" office:value="87.5259509256977">
                <text:p>87.5259509256977</text:p>
              </table:table-cell>
              <table:table-cell office:value-type="float" office:value="88.3939382754488">
                <text:p>88.39393827544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5.4062582076421">
                <text:p>85.4062582076421</text:p>
              </table:table-cell>
              <table:table-cell office:value-type="float" office:value="85.8499528581854">
                <text:p>85.8499528581854</text:p>
              </table:table-cell>
              <table:table-cell office:value-type="float" office:value="85.057517925238">
                <text:p>85.057517925238</text:p>
              </table:table-cell>
              <table:table-cell office:value-type="float" office:value="87.1855622652251">
                <text:p>87.1855622652251</text:p>
              </table:table-cell>
              <table:table-cell office:value-type="float" office:value="87.6880332491359">
                <text:p>87.68803324913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46cm" svg:height="9.002cm" xlink:href=".." xlink:type="simple" chart:class="chart:bar" chart:style-name="ch1">
        <chart:title svg:x="11.105cm" svg:y="0.316cm" chart:style-name="ch2">
          <text:p>PB Epsilon</text:p>
        </chart:title>
        <chart:legend chart:legend-position="end" svg:x="19.762cm" svg:y="1.961cm" style:legend-expansion="high" chart:style-name="ch3"/>
        <chart:plot-area chart:style-name="ch4" table:cell-range-address="'4'.A1:'4'.F11" chart:data-source-has-labels="both" svg:x="1.501cm" svg:y="1.275cm" svg:width="17.771cm" svg:height="6.566cm">
          <chartooo:coordinate-region svg:x="2.308cm" svg:y="1.475cm" svg:width="16.964cm" svg:height="5.719cm"/>
          <chart:axis chart:dimension="x" chart:name="primary-x" chart:style-name="ch5" chartooo:axis-type="auto">
            <chartooo:date-scale/>
            <chart:title svg:x="10.011cm" svg:y="8.021cm" chart:style-name="ch6">
              <text:p>Size</text:p>
            </chart:title>
            <chart:categories table:cell-range-address="'4'.A2:'4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4'.B2:'4'.B11" chart:label-cell-address="'4'.B1:'4'.B1" chart:class="chart:bar">
            <chart:regression-curve chart:style-name="ch11"/>
            <chart:data-point chart:repeated="10"/>
          </chart:series>
          <chart:series chart:style-name="ch12" chart:values-cell-range-address="'4'.C2:'4'.C11" chart:label-cell-address="'4'.C1:'4'.C1" chart:class="chart:bar">
            <chart:regression-curve chart:style-name="ch13"/>
            <chart:data-point chart:repeated="10"/>
          </chart:series>
          <chart:series chart:style-name="ch14" chart:values-cell-range-address="'4'.D2:'4'.D11" chart:label-cell-address="'4'.D1:'4'.D1" chart:class="chart:bar">
            <chart:regression-curve chart:style-name="ch15"/>
            <chart:data-point chart:repeated="10"/>
          </chart:series>
          <chart:series chart:style-name="ch16" chart:values-cell-range-address="'4'.E2:'4'.E11" chart:label-cell-address="'4'.E1:'4'.E1" chart:class="chart:bar">
            <chart:regression-curve chart:style-name="ch17"/>
            <chart:data-point chart:repeated="10"/>
          </chart:series>
          <chart:series chart:style-name="ch18" chart:values-cell-range-address="'4'.F2:'4'.F11" chart:label-cell-address="'4'.F1:'4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4'.B1:'4'.B1</svg:desc>
                </draw:g>
              </table:table-cell>
              <table:table-cell office:value-type="string">
                <text:p>PB V C1</text:p>
                <draw:g>
                  <svg:desc>'4'.C1:'4'.C1</svg:desc>
                </draw:g>
              </table:table-cell>
              <table:table-cell office:value-type="string">
                <text:p>PB V B1</text:p>
                <draw:g>
                  <svg:desc>'4'.D1:'4'.D1</svg:desc>
                </draw:g>
              </table:table-cell>
              <table:table-cell office:value-type="string">
                <text:p>PB T C1</text:p>
                <draw:g>
                  <svg:desc>'4'.E1:'4'.E1</svg:desc>
                </draw:g>
              </table:table-cell>
              <table:table-cell office:value-type="string">
                <text:p>PB T B1</text:p>
                <draw:g>
                  <svg:desc>'4'.F1:'4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A2:'4'.A11</svg:desc>
                </draw:g>
              </table:table-cell>
              <table:table-cell office:value-type="float" office:value="297.509016602503">
                <text:p>297.509016602503</text:p>
                <draw:g>
                  <svg:desc>'4'.B2:'4'.B11</svg:desc>
                </draw:g>
              </table:table-cell>
              <table:table-cell office:value-type="float" office:value="297.509016602503">
                <text:p>297.509016602503</text:p>
                <draw:g>
                  <svg:desc>'4'.C2:'4'.C11</svg:desc>
                </draw:g>
              </table:table-cell>
              <table:table-cell office:value-type="float" office:value="297.509016602503">
                <text:p>297.509016602503</text:p>
                <draw:g>
                  <svg:desc>'4'.D2:'4'.D11</svg:desc>
                </draw:g>
              </table:table-cell>
              <table:table-cell office:value-type="float" office:value="297.509016602503">
                <text:p>297.509016602503</text:p>
                <draw:g>
                  <svg:desc>'4'.E2:'4'.E11</svg:desc>
                </draw:g>
              </table:table-cell>
              <table:table-cell office:value-type="float" office:value="297.509016602503">
                <text:p>297.509016602503</text:p>
                <draw:g>
                  <svg:desc>'4'.F2:'4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5.696013178012">
                <text:p>195.696013178012</text:p>
              </table:table-cell>
              <table:table-cell office:value-type="float" office:value="195.696013178012">
                <text:p>195.696013178012</text:p>
              </table:table-cell>
              <table:table-cell office:value-type="float" office:value="195.696013178012">
                <text:p>195.696013178012</text:p>
              </table:table-cell>
              <table:table-cell office:value-type="float" office:value="195.696013178012">
                <text:p>195.696013178012</text:p>
              </table:table-cell>
              <table:table-cell office:value-type="float" office:value="195.696013178012">
                <text:p>195.6960131780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9.194508888114">
                <text:p>179.194508888114</text:p>
              </table:table-cell>
              <table:table-cell office:value-type="float" office:value="176.059073690696">
                <text:p>176.059073690696</text:p>
              </table:table-cell>
              <table:table-cell office:value-type="float" office:value="177.148116792055">
                <text:p>177.148116792055</text:p>
              </table:table-cell>
              <table:table-cell office:value-type="float" office:value="166.767853950777">
                <text:p>166.767853950777</text:p>
              </table:table-cell>
              <table:table-cell office:value-type="float" office:value="175.321225875845">
                <text:p>175.3212258758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9.560569214635">
                <text:p>179.560569214635</text:p>
              </table:table-cell>
              <table:table-cell office:value-type="float" office:value="184.646883757519">
                <text:p>184.646883757519</text:p>
              </table:table-cell>
              <table:table-cell office:value-type="float" office:value="177.456361289678">
                <text:p>177.456361289678</text:p>
              </table:table-cell>
              <table:table-cell office:value-type="float" office:value="177.649356803355">
                <text:p>177.649356803355</text:p>
              </table:table-cell>
              <table:table-cell office:value-type="float" office:value="175.494618743433">
                <text:p>175.4946187434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8.011864414522">
                <text:p>138.011864414522</text:p>
              </table:table-cell>
              <table:table-cell office:value-type="float" office:value="133.345904456654">
                <text:p>133.345904456654</text:p>
              </table:table-cell>
              <table:table-cell office:value-type="float" office:value="145.754849902371">
                <text:p>145.754849902371</text:p>
              </table:table-cell>
              <table:table-cell office:value-type="float" office:value="153.681091968085">
                <text:p>153.681091968085</text:p>
              </table:table-cell>
              <table:table-cell office:value-type="float" office:value="152.734508331122">
                <text:p>152.7345083311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5.308872525773">
                <text:p>125.308872525773</text:p>
              </table:table-cell>
              <table:table-cell office:value-type="float" office:value="140.306188526211">
                <text:p>140.306188526211</text:p>
              </table:table-cell>
              <table:table-cell office:value-type="float" office:value="144.934443635933">
                <text:p>144.934443635933</text:p>
              </table:table-cell>
              <table:table-cell office:value-type="float" office:value="142.517182428842">
                <text:p>142.517182428842</text:p>
              </table:table-cell>
              <table:table-cell office:value-type="float" office:value="147.413777086883">
                <text:p>147.4137770868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0.114580541421">
                <text:p>130.114580541421</text:p>
              </table:table-cell>
              <table:table-cell office:value-type="float" office:value="138.777336056801">
                <text:p>138.777336056801</text:p>
              </table:table-cell>
              <table:table-cell office:value-type="float" office:value="147.392818069453">
                <text:p>147.392818069453</text:p>
              </table:table-cell>
              <table:table-cell office:value-type="float" office:value="142.233546168656">
                <text:p>142.233546168656</text:p>
              </table:table-cell>
              <table:table-cell office:value-type="float" office:value="122.84227893143">
                <text:p>122.842278931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7.371031289979">
                <text:p>137.371031289979</text:p>
              </table:table-cell>
              <table:table-cell office:value-type="float" office:value="140.228712350904">
                <text:p>140.228712350904</text:p>
              </table:table-cell>
              <table:table-cell office:value-type="float" office:value="132.98067483539">
                <text:p>132.98067483539</text:p>
              </table:table-cell>
              <table:table-cell office:value-type="float" office:value="134.990326836274">
                <text:p>134.990326836274</text:p>
              </table:table-cell>
              <table:table-cell office:value-type="float" office:value="136.175857342657">
                <text:p>136.1758573426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9.791078540269">
                <text:p>139.791078540269</text:p>
              </table:table-cell>
              <table:table-cell office:value-type="float" office:value="124.274839253689">
                <text:p>124.274839253689</text:p>
              </table:table-cell>
              <table:table-cell office:value-type="float" office:value="117.472881664727">
                <text:p>117.472881664727</text:p>
              </table:table-cell>
              <table:table-cell office:value-type="float" office:value="145.649078195938">
                <text:p>145.649078195938</text:p>
              </table:table-cell>
              <table:table-cell office:value-type="float" office:value="104.373173560812">
                <text:p>104.3731735608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9.668954216456">
                <text:p>119.668954216456</text:p>
              </table:table-cell>
              <table:table-cell office:value-type="float" office:value="120.283164831262">
                <text:p>120.283164831262</text:p>
              </table:table-cell>
              <table:table-cell office:value-type="float" office:value="115.668940164485">
                <text:p>115.668940164485</text:p>
              </table:table-cell>
              <table:table-cell office:value-type="float" office:value="124.952039477726">
                <text:p>124.952039477726</text:p>
              </table:table-cell>
              <table:table-cell office:value-type="float" office:value="104.907623976734">
                <text:p>104.9076239767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8cm" svg:height="9.003cm" xlink:href=".." xlink:type="simple" chart:class="chart:bar" chart:style-name="ch1">
        <chart:title svg:x="11.121cm" svg:y="0.316cm" chart:style-name="ch2">
          <text:p>PB Epsilon</text:p>
        </chart:title>
        <chart:legend chart:legend-position="end" svg:x="19.794cm" svg:y="1.961cm" style:legend-expansion="high" chart:style-name="ch3"/>
        <chart:plot-area chart:style-name="ch4" table:cell-range-address="'5'.A1:'5'.F11" chart:data-source-has-labels="both" svg:x="1.502cm" svg:y="1.275cm" svg:width="17.801cm" svg:height="6.567cm">
          <chartooo:coordinate-region svg:x="2.309cm" svg:y="1.475cm" svg:width="16.994cm" svg:height="5.72cm"/>
          <chart:axis chart:dimension="x" chart:name="primary-x" chart:style-name="ch5" chartooo:axis-type="auto">
            <chartooo:date-scale/>
            <chart:title svg:x="10.027cm" svg:y="8.022cm" chart:style-name="ch6">
              <text:p>Size</text:p>
            </chart:title>
            <chart:categories table:cell-range-address="'5'.A2:'5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5'.B2:'5'.B11" chart:label-cell-address="'5'.B1:'5'.B1" chart:class="chart:bar">
            <chart:regression-curve chart:style-name="ch11"/>
            <chart:data-point chart:repeated="10"/>
          </chart:series>
          <chart:series chart:style-name="ch12" chart:values-cell-range-address="'5'.C2:'5'.C11" chart:label-cell-address="'5'.C1:'5'.C1" chart:class="chart:bar">
            <chart:regression-curve chart:style-name="ch13"/>
            <chart:data-point chart:repeated="10"/>
          </chart:series>
          <chart:series chart:style-name="ch14" chart:values-cell-range-address="'5'.D2:'5'.D11" chart:label-cell-address="'5'.D1:'5'.D1" chart:class="chart:bar">
            <chart:regression-curve chart:style-name="ch15"/>
            <chart:data-point chart:repeated="10"/>
          </chart:series>
          <chart:series chart:style-name="ch16" chart:values-cell-range-address="'5'.E2:'5'.E11" chart:label-cell-address="'5'.E1:'5'.E1" chart:class="chart:bar">
            <chart:regression-curve chart:style-name="ch17"/>
            <chart:data-point chart:repeated="10"/>
          </chart:series>
          <chart:series chart:style-name="ch18" chart:values-cell-range-address="'5'.F2:'5'.F11" chart:label-cell-address="'5'.F1:'5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5'.B1:'5'.B1</svg:desc>
                </draw:g>
              </table:table-cell>
              <table:table-cell office:value-type="string">
                <text:p>PB V C1</text:p>
                <draw:g>
                  <svg:desc>'5'.C1:'5'.C1</svg:desc>
                </draw:g>
              </table:table-cell>
              <table:table-cell office:value-type="string">
                <text:p>PB V B1</text:p>
                <draw:g>
                  <svg:desc>'5'.D1:'5'.D1</svg:desc>
                </draw:g>
              </table:table-cell>
              <table:table-cell office:value-type="string">
                <text:p>PB T C1</text:p>
                <draw:g>
                  <svg:desc>'5'.E1:'5'.E1</svg:desc>
                </draw:g>
              </table:table-cell>
              <table:table-cell office:value-type="string">
                <text:p>PB T B1</text:p>
                <draw:g>
                  <svg:desc>'5'.F1:'5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A2:'5'.A11</svg:desc>
                </draw:g>
              </table:table-cell>
              <table:table-cell office:value-type="float" office:value="65.1895037959587">
                <text:p>65.1895037959587</text:p>
                <draw:g>
                  <svg:desc>'5'.B2:'5'.B11</svg:desc>
                </draw:g>
              </table:table-cell>
              <table:table-cell office:value-type="float" office:value="65.1895037959587">
                <text:p>65.1895037959587</text:p>
                <draw:g>
                  <svg:desc>'5'.C2:'5'.C11</svg:desc>
                </draw:g>
              </table:table-cell>
              <table:table-cell office:value-type="float" office:value="65.1895037959587">
                <text:p>65.1895037959587</text:p>
                <draw:g>
                  <svg:desc>'5'.D2:'5'.D11</svg:desc>
                </draw:g>
              </table:table-cell>
              <table:table-cell office:value-type="float" office:value="65.1895037959587">
                <text:p>65.1895037959587</text:p>
                <draw:g>
                  <svg:desc>'5'.E2:'5'.E11</svg:desc>
                </draw:g>
              </table:table-cell>
              <table:table-cell office:value-type="float" office:value="65.1895037959587">
                <text:p>65.1895037959587</text:p>
                <draw:g>
                  <svg:desc>'5'.F2:'5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2149771398014">
                <text:p>16.2149771398014</text:p>
              </table:table-cell>
              <table:table-cell office:value-type="float" office:value="16.2149771398014">
                <text:p>16.2149771398014</text:p>
              </table:table-cell>
              <table:table-cell office:value-type="float" office:value="16.2149771398014">
                <text:p>16.2149771398014</text:p>
              </table:table-cell>
              <table:table-cell office:value-type="float" office:value="16.2149771398014">
                <text:p>16.2149771398014</text:p>
              </table:table-cell>
              <table:table-cell office:value-type="float" office:value="16.2149771398014">
                <text:p>16.21497713980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7.9980152922292">
                <text:p>47.9980152922292</text:p>
              </table:table-cell>
              <table:table-cell office:value-type="float" office:value="35.335995939262">
                <text:p>35.335995939262</text:p>
              </table:table-cell>
              <table:table-cell office:value-type="float" office:value="35.6658145934512">
                <text:p>35.6658145934512</text:p>
              </table:table-cell>
              <table:table-cell office:value-type="float" office:value="41.8734213356827">
                <text:p>41.8734213356827</text:p>
              </table:table-cell>
              <table:table-cell office:value-type="float" office:value="34.5039946852031">
                <text:p>34.50399468520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7028639203567">
                <text:p>31.7028639203567</text:p>
              </table:table-cell>
              <table:table-cell office:value-type="float" office:value="24.5293133357261">
                <text:p>24.5293133357261</text:p>
              </table:table-cell>
              <table:table-cell office:value-type="float" office:value="19.8905197761401">
                <text:p>19.8905197761401</text:p>
              </table:table-cell>
              <table:table-cell office:value-type="float" office:value="42.2152148265628">
                <text:p>42.2152148265628</text:p>
              </table:table-cell>
              <table:table-cell office:value-type="float" office:value="27.9832240520116">
                <text:p>27.98322405201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9.1248763272574">
                <text:p>59.1248763272574</text:p>
              </table:table-cell>
              <table:table-cell office:value-type="float" office:value="110.610140790579">
                <text:p>110.610140790579</text:p>
              </table:table-cell>
              <table:table-cell office:value-type="float" office:value="49.9380085517774">
                <text:p>49.9380085517774</text:p>
              </table:table-cell>
              <table:table-cell office:value-type="float" office:value="107.763133274927">
                <text:p>107.763133274927</text:p>
              </table:table-cell>
              <table:table-cell office:value-type="float" office:value="62.3967920742741">
                <text:p>62.39679207427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9.936821059548">
                <text:p>149.936821059548</text:p>
              </table:table-cell>
              <table:table-cell office:value-type="float" office:value="165.497728609594">
                <text:p>165.497728609594</text:p>
              </table:table-cell>
              <table:table-cell office:value-type="float" office:value="162.941632730669">
                <text:p>162.941632730669</text:p>
              </table:table-cell>
              <table:table-cell office:value-type="float" office:value="168.213941287012">
                <text:p>168.213941287012</text:p>
              </table:table-cell>
              <table:table-cell office:value-type="float" office:value="151.473881632757">
                <text:p>151.4738816327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.5163570485289">
                <text:p>36.5163570485289</text:p>
              </table:table-cell>
              <table:table-cell office:value-type="float" office:value="45.5778685635124">
                <text:p>45.5778685635124</text:p>
              </table:table-cell>
              <table:table-cell office:value-type="float" office:value="59.159125089709">
                <text:p>59.159125089709</text:p>
              </table:table-cell>
              <table:table-cell office:value-type="float" office:value="54.7793170731309">
                <text:p>54.7793170731309</text:p>
              </table:table-cell>
              <table:table-cell office:value-type="float" office:value="54.9017095022125">
                <text:p>54.9017095022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3.0374406666326">
                <text:p>93.0374406666326</text:p>
              </table:table-cell>
              <table:table-cell office:value-type="float" office:value="106.966676836285">
                <text:p>106.966676836285</text:p>
              </table:table-cell>
              <table:table-cell office:value-type="float" office:value="112.731044110479">
                <text:p>112.731044110479</text:p>
              </table:table-cell>
              <table:table-cell office:value-type="float" office:value="105.088883856207">
                <text:p>105.088883856207</text:p>
              </table:table-cell>
              <table:table-cell office:value-type="float" office:value="103.971387191035">
                <text:p>103.9713871910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.7302521646247">
                <text:p>93.7302521646247</text:p>
              </table:table-cell>
              <table:table-cell office:value-type="float" office:value="78.3761104592977">
                <text:p>78.3761104592977</text:p>
              </table:table-cell>
              <table:table-cell office:value-type="float" office:value="63.8738289372535">
                <text:p>63.8738289372535</text:p>
              </table:table-cell>
              <table:table-cell office:value-type="float" office:value="52.910376772553">
                <text:p>52.910376772553</text:p>
              </table:table-cell>
              <table:table-cell office:value-type="float" office:value="65.637787865434">
                <text:p>65.6377878654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1.096203338022">
                <text:p>91.096203338022</text:p>
              </table:table-cell>
              <table:table-cell office:value-type="float" office:value="107.946446316312">
                <text:p>107.946446316312</text:p>
              </table:table-cell>
              <table:table-cell office:value-type="float" office:value="119.498787483227">
                <text:p>119.498787483227</text:p>
              </table:table-cell>
              <table:table-cell office:value-type="float" office:value="106.530432015228">
                <text:p>106.530432015228</text:p>
              </table:table-cell>
              <table:table-cell office:value-type="float" office:value="126.728485720443">
                <text:p>126.7284857204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11cm" svg:height="9.003cm" xlink:href=".." xlink:type="simple" chart:class="chart:bar" chart:style-name="ch1">
        <chart:title svg:x="11.137cm" svg:y="0.316cm" chart:style-name="ch2">
          <text:p>PB Epsilon</text:p>
        </chart:title>
        <chart:legend chart:legend-position="end" svg:x="19.827cm" svg:y="1.961cm" style:legend-expansion="high" chart:style-name="ch3"/>
        <chart:plot-area chart:style-name="ch4" table:cell-range-address="'6'.A1:'6'.F11" chart:data-source-has-labels="both" svg:x="1.503cm" svg:y="1.275cm" svg:width="17.832cm" svg:height="6.567cm">
          <chartooo:coordinate-region svg:x="2.31cm" svg:y="1.474cm" svg:width="17.025cm" svg:height="5.721cm"/>
          <chart:axis chart:dimension="x" chart:name="primary-x" chart:style-name="ch5" chartooo:axis-type="auto">
            <chartooo:date-scale/>
            <chart:title svg:x="10.044cm" svg:y="8.022cm" chart:style-name="ch6">
              <text:p>Size</text:p>
            </chart:title>
            <chart:categories table:cell-range-address="'6'.A2:'6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6'.B2:'6'.B11" chart:label-cell-address="'6'.B1:'6'.B1" chart:class="chart:bar">
            <chart:regression-curve chart:style-name="ch11"/>
            <chart:data-point chart:repeated="10"/>
          </chart:series>
          <chart:series chart:style-name="ch12" chart:values-cell-range-address="'6'.C2:'6'.C11" chart:label-cell-address="'6'.C1:'6'.C1" chart:class="chart:bar">
            <chart:regression-curve chart:style-name="ch13"/>
            <chart:data-point chart:repeated="10"/>
          </chart:series>
          <chart:series chart:style-name="ch14" chart:values-cell-range-address="'6'.D2:'6'.D11" chart:label-cell-address="'6'.D1:'6'.D1" chart:class="chart:bar">
            <chart:regression-curve chart:style-name="ch15"/>
            <chart:data-point chart:repeated="10"/>
          </chart:series>
          <chart:series chart:style-name="ch16" chart:values-cell-range-address="'6'.E2:'6'.E11" chart:label-cell-address="'6'.E1:'6'.E1" chart:class="chart:bar">
            <chart:regression-curve chart:style-name="ch17"/>
            <chart:data-point chart:repeated="10"/>
          </chart:series>
          <chart:series chart:style-name="ch18" chart:values-cell-range-address="'6'.F2:'6'.F11" chart:label-cell-address="'6'.F1:'6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6'.B1:'6'.B1</svg:desc>
                </draw:g>
              </table:table-cell>
              <table:table-cell office:value-type="string">
                <text:p>PB V C1</text:p>
                <draw:g>
                  <svg:desc>'6'.C1:'6'.C1</svg:desc>
                </draw:g>
              </table:table-cell>
              <table:table-cell office:value-type="string">
                <text:p>PB V B1</text:p>
                <draw:g>
                  <svg:desc>'6'.D1:'6'.D1</svg:desc>
                </draw:g>
              </table:table-cell>
              <table:table-cell office:value-type="string">
                <text:p>PB T C1</text:p>
                <draw:g>
                  <svg:desc>'6'.E1:'6'.E1</svg:desc>
                </draw:g>
              </table:table-cell>
              <table:table-cell office:value-type="string">
                <text:p>PB T B1</text:p>
                <draw:g>
                  <svg:desc>'6'.F1:'6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A2:'6'.A11</svg:desc>
                </draw:g>
              </table:table-cell>
              <table:table-cell office:value-type="float" office:value="94.5651515827136">
                <text:p>94.5651515827136</text:p>
                <draw:g>
                  <svg:desc>'6'.B2:'6'.B11</svg:desc>
                </draw:g>
              </table:table-cell>
              <table:table-cell office:value-type="float" office:value="94.5651515827136">
                <text:p>94.5651515827136</text:p>
                <draw:g>
                  <svg:desc>'6'.C2:'6'.C11</svg:desc>
                </draw:g>
              </table:table-cell>
              <table:table-cell office:value-type="float" office:value="94.5651515827136">
                <text:p>94.5651515827136</text:p>
                <draw:g>
                  <svg:desc>'6'.D2:'6'.D11</svg:desc>
                </draw:g>
              </table:table-cell>
              <table:table-cell office:value-type="float" office:value="94.5651515827136">
                <text:p>94.5651515827136</text:p>
                <draw:g>
                  <svg:desc>'6'.E2:'6'.E11</svg:desc>
                </draw:g>
              </table:table-cell>
              <table:table-cell office:value-type="float" office:value="94.5651515827136">
                <text:p>94.5651515827136</text:p>
                <draw:g>
                  <svg:desc>'6'.F2:'6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4.504011833334">
                <text:p>104.504011833334</text:p>
              </table:table-cell>
              <table:table-cell office:value-type="float" office:value="104.504011833334">
                <text:p>104.504011833334</text:p>
              </table:table-cell>
              <table:table-cell office:value-type="float" office:value="104.504011833334">
                <text:p>104.504011833334</text:p>
              </table:table-cell>
              <table:table-cell office:value-type="float" office:value="104.504011833334">
                <text:p>104.504011833334</text:p>
              </table:table-cell>
              <table:table-cell office:value-type="float" office:value="104.504011833334">
                <text:p>104.5040118333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3.1271619574847">
                <text:p>93.1271619574847</text:p>
              </table:table-cell>
              <table:table-cell office:value-type="float" office:value="100.928011713326">
                <text:p>100.928011713326</text:p>
              </table:table-cell>
              <table:table-cell office:value-type="float" office:value="97.6975563726706">
                <text:p>97.6975563726706</text:p>
              </table:table-cell>
              <table:table-cell office:value-type="float" office:value="99.0216382902937">
                <text:p>99.0216382902937</text:p>
              </table:table-cell>
              <table:table-cell office:value-type="float" office:value="96.3382543713952">
                <text:p>96.33825437139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3.953225669819">
                <text:p>113.953225669819</text:p>
              </table:table-cell>
              <table:table-cell office:value-type="float" office:value="114.426266762232">
                <text:p>114.426266762232</text:p>
              </table:table-cell>
              <table:table-cell office:value-type="float" office:value="110.03223730267">
                <text:p>110.03223730267</text:p>
              </table:table-cell>
              <table:table-cell office:value-type="float" office:value="101.137493155198">
                <text:p>101.137493155198</text:p>
              </table:table-cell>
              <table:table-cell office:value-type="float" office:value="112.643149960907">
                <text:p>112.6431499609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5.674199122005">
                <text:p>115.674199122005</text:p>
              </table:table-cell>
              <table:table-cell office:value-type="float" office:value="128.902165101926">
                <text:p>128.902165101926</text:p>
              </table:table-cell>
              <table:table-cell office:value-type="float" office:value="124.731357857008">
                <text:p>124.731357857008</text:p>
              </table:table-cell>
              <table:table-cell office:value-type="float" office:value="111.637512177264">
                <text:p>111.637512177264</text:p>
              </table:table-cell>
              <table:table-cell office:value-type="float" office:value="135.750441179918">
                <text:p>135.7504411799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5.16835184856">
                <text:p>115.16835184856</text:p>
              </table:table-cell>
              <table:table-cell office:value-type="float" office:value="122.260877917121">
                <text:p>122.260877917121</text:p>
              </table:table-cell>
              <table:table-cell office:value-type="float" office:value="107.866279599077">
                <text:p>107.866279599077</text:p>
              </table:table-cell>
              <table:table-cell office:value-type="float" office:value="109.954064552903">
                <text:p>109.954064552903</text:p>
              </table:table-cell>
              <table:table-cell office:value-type="float" office:value="112.650746958417">
                <text:p>112.6507469584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.6952242122001">
                <text:p>90.6952242122001</text:p>
              </table:table-cell>
              <table:table-cell office:value-type="float" office:value="81.6895276417603">
                <text:p>81.6895276417603</text:p>
              </table:table-cell>
              <table:table-cell office:value-type="float" office:value="83.0445283994841">
                <text:p>83.0445283994841</text:p>
              </table:table-cell>
              <table:table-cell office:value-type="float" office:value="74.3003295212037">
                <text:p>74.3003295212037</text:p>
              </table:table-cell>
              <table:table-cell office:value-type="float" office:value="78.8590206221049">
                <text:p>78.85902062210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1.271650155812">
                <text:p>121.271650155812</text:p>
              </table:table-cell>
              <table:table-cell office:value-type="float" office:value="119.469190567485">
                <text:p>119.469190567485</text:p>
              </table:table-cell>
              <table:table-cell office:value-type="float" office:value="117.343011748879">
                <text:p>117.343011748879</text:p>
              </table:table-cell>
              <table:table-cell office:value-type="float" office:value="118.811151587302">
                <text:p>118.811151587302</text:p>
              </table:table-cell>
              <table:table-cell office:value-type="float" office:value="109.612150055266">
                <text:p>109.612150055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.115577142127">
                <text:p>110.115577142127</text:p>
              </table:table-cell>
              <table:table-cell office:value-type="float" office:value="116.387613701068">
                <text:p>116.387613701068</text:p>
              </table:table-cell>
              <table:table-cell office:value-type="float" office:value="121.737977351222">
                <text:p>121.737977351222</text:p>
              </table:table-cell>
              <table:table-cell office:value-type="float" office:value="104.976855527985">
                <text:p>104.976855527985</text:p>
              </table:table-cell>
              <table:table-cell office:value-type="float" office:value="127.203732145793">
                <text:p>127.2037321457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9.9529082567489">
                <text:p>99.9529082567489</text:p>
              </table:table-cell>
              <table:table-cell office:value-type="float" office:value="112.439520444508">
                <text:p>112.439520444508</text:p>
              </table:table-cell>
              <table:table-cell office:value-type="float" office:value="106.620769965108">
                <text:p>106.620769965108</text:p>
              </table:table-cell>
              <table:table-cell office:value-type="float" office:value="95.7935811858233">
                <text:p>95.7935811858233</text:p>
              </table:table-cell>
              <table:table-cell office:value-type="float" office:value="107.903662351578">
                <text:p>107.9036623515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1.011cm" svg:y="0.316cm" chart:style-name="ch2">
          <text:p>PR Epsilon</text:p>
        </chart:title>
        <chart:legend chart:legend-position="end" svg:x="19.496cm" svg:y="1.961cm" style:legend-expansion="high" chart:style-name="ch3"/>
        <chart:plot-area chart:style-name="ch4" table:cell-range-address="'1'.A2:'1'.A11 '1'.G1:'1'.K1 '2'.G2:'2'.K11" chart:data-source-has-labels="both" svg:x="1.498cm" svg:y="1.275cm" svg:width="17.511cm" svg:height="6.566cm">
          <chartooo:coordinate-region svg:x="2.305cm" svg:y="1.474cm" svg:width="16.704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2'.G2:'2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2'.H2:'2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2'.I2:'2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2'.J2:'2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2'.K2:'2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28.1620697391305">
                <text:p>28.1620697391305</text:p>
                <draw:g>
                  <svg:desc>'2'.G2:'2'.G11</svg:desc>
                </draw:g>
              </table:table-cell>
              <table:table-cell office:value-type="float" office:value="29.1620697391305">
                <text:p>29.1620697391305</text:p>
                <draw:g>
                  <svg:desc>'2'.H2:'2'.H11</svg:desc>
                </draw:g>
              </table:table-cell>
              <table:table-cell office:value-type="float" office:value="30.1620697391305">
                <text:p>30.1620697391305</text:p>
                <draw:g>
                  <svg:desc>'2'.I2:'2'.I11</svg:desc>
                </draw:g>
              </table:table-cell>
              <table:table-cell office:value-type="float" office:value="31.1620697391305">
                <text:p>31.1620697391305</text:p>
                <draw:g>
                  <svg:desc>'2'.J2:'2'.J11</svg:desc>
                </draw:g>
              </table:table-cell>
              <table:table-cell office:value-type="float" office:value="32.1620697391305">
                <text:p>32.1620697391305</text:p>
                <draw:g>
                  <svg:desc>'2'.K2:'2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.2936634433963">
                <text:p>22.2936634433963</text:p>
              </table:table-cell>
              <table:table-cell office:value-type="float" office:value="21.26483502619">
                <text:p>21.26483502619</text:p>
              </table:table-cell>
              <table:table-cell office:value-type="float" office:value="22.2936634433963">
                <text:p>22.2936634433963</text:p>
              </table:table-cell>
              <table:table-cell office:value-type="float" office:value="22.2936634433963">
                <text:p>22.2936634433963</text:p>
              </table:table-cell>
              <table:table-cell office:value-type="float" office:value="22.2936634433963">
                <text:p>22.29366344339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.00136407767">
                <text:p>30.00136407767</text:p>
              </table:table-cell>
              <table:table-cell office:value-type="float" office:value="25.9358241614907">
                <text:p>25.9358241614907</text:p>
              </table:table-cell>
              <table:table-cell office:value-type="float" office:value="24.0592492428832">
                <text:p>24.0592492428832</text:p>
              </table:table-cell>
              <table:table-cell office:value-type="float" office:value="22.3335112719179">
                <text:p>22.3335112719179</text:p>
              </table:table-cell>
              <table:table-cell office:value-type="float" office:value="33.5823253039764">
                <text:p>33.58232530397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4232984664537">
                <text:p>89.4232984664537</text:p>
              </table:table-cell>
              <table:table-cell office:value-type="float" office:value="98.7059213049694">
                <text:p>98.7059213049694</text:p>
              </table:table-cell>
              <table:table-cell office:value-type="float" office:value="101.812566994518">
                <text:p>101.812566994518</text:p>
              </table:table-cell>
              <table:table-cell office:value-type="float" office:value="89.2200672208281">
                <text:p>89.2200672208281</text:p>
              </table:table-cell>
              <table:table-cell office:value-type="float" office:value="100.551478096774">
                <text:p>100.5514780967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.0777963051118">
                <text:p>33.0777963051118</text:p>
              </table:table-cell>
              <table:table-cell office:value-type="float" office:value="46.6117987655787">
                <text:p>46.6117987655787</text:p>
              </table:table-cell>
              <table:table-cell office:value-type="float" office:value="45.9592963911655">
                <text:p>45.9592963911655</text:p>
              </table:table-cell>
              <table:table-cell office:value-type="float" office:value="37.1924970348716">
                <text:p>37.1924970348716</text:p>
              </table:table-cell>
              <table:table-cell office:value-type="float" office:value="49.0974741951104">
                <text:p>49.09747419511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5.6107150671683">
                <text:p>35.6107150671683</text:p>
              </table:table-cell>
              <table:table-cell office:value-type="float" office:value="49.2619066773863">
                <text:p>49.2619066773863</text:p>
              </table:table-cell>
              <table:table-cell office:value-type="float" office:value="54.5059678314695">
                <text:p>54.5059678314695</text:p>
              </table:table-cell>
              <table:table-cell office:value-type="float" office:value="44.0389436009536">
                <text:p>44.0389436009536</text:p>
              </table:table-cell>
              <table:table-cell office:value-type="float" office:value="58.1054970067197">
                <text:p>58.10549700671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8.2012894091863">
                <text:p>58.2012894091863</text:p>
              </table:table-cell>
              <table:table-cell office:value-type="float" office:value="56.8887771714596">
                <text:p>56.8887771714596</text:p>
              </table:table-cell>
              <table:table-cell office:value-type="float" office:value="61.3860711940165">
                <text:p>61.3860711940165</text:p>
              </table:table-cell>
              <table:table-cell office:value-type="float" office:value="53.0287687290639">
                <text:p>53.0287687290639</text:p>
              </table:table-cell>
              <table:table-cell office:value-type="float" office:value="55.6060483808038">
                <text:p>55.60604838080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0.2634721093815">
                <text:p>60.2634721093815</text:p>
              </table:table-cell>
              <table:table-cell office:value-type="float" office:value="66.7846630153844">
                <text:p>66.7846630153844</text:p>
              </table:table-cell>
              <table:table-cell office:value-type="float" office:value="67.4863063819262">
                <text:p>67.4863063819262</text:p>
              </table:table-cell>
              <table:table-cell office:value-type="float" office:value="60.7658017540844">
                <text:p>60.7658017540844</text:p>
              </table:table-cell>
              <table:table-cell office:value-type="float" office:value="56.3394983566003">
                <text:p>56.33949835660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6096024511429">
                <text:p>29.6096024511429</text:p>
              </table:table-cell>
              <table:table-cell office:value-type="float" office:value="70.3227769827315">
                <text:p>70.3227769827315</text:p>
              </table:table-cell>
              <table:table-cell office:value-type="float" office:value="68.1578989756135">
                <text:p>68.1578989756135</text:p>
              </table:table-cell>
              <table:table-cell office:value-type="float" office:value="64.6411685413495">
                <text:p>64.6411685413495</text:p>
              </table:table-cell>
              <table:table-cell office:value-type="float" office:value="66.8662792255785">
                <text:p>66.86627922557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.418627219071">
                <text:p>61.418627219071</text:p>
              </table:table-cell>
              <table:table-cell office:value-type="float" office:value="74.9906791666671">
                <text:p>74.9906791666671</text:p>
              </table:table-cell>
              <table:table-cell office:value-type="float" office:value="88.3345083590352">
                <text:p>88.3345083590352</text:p>
              </table:table-cell>
              <table:table-cell office:value-type="float" office:value="83.327610238971">
                <text:p>83.327610238971</text:p>
              </table:table-cell>
              <table:table-cell office:value-type="float" office:value="84.003700898753">
                <text:p>84.0037008987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45cm" svg:height="9.002cm" xlink:href=".." xlink:type="simple" chart:class="chart:bar" chart:style-name="ch1">
        <chart:title svg:x="11.057cm" svg:y="0.316cm" chart:style-name="ch2">
          <text:p>PB Epsilon</text:p>
        </chart:title>
        <chart:legend chart:legend-position="end" svg:x="19.561cm" svg:y="1.961cm" style:legend-expansion="high" chart:style-name="ch3"/>
        <chart:plot-area chart:style-name="ch4" table:cell-range-address="'3'.A1:'3'.A11 '3'.G1:'3'.K11" chart:data-source-has-labels="both" svg:x="1.5cm" svg:y="1.275cm" svg:width="17.572cm" svg:height="6.566cm">
          <chartooo:coordinate-region svg:x="2.307cm" svg:y="1.475cm" svg:width="16.765cm" svg:height="5.719cm"/>
          <chart:axis chart:dimension="x" chart:name="primary-x" chart:style-name="ch5" chartooo:axis-type="auto">
            <chartooo:date-scale/>
            <chart:title svg:x="9.911cm" svg:y="8.021cm" chart:style-name="ch6">
              <text:p>Size</text:p>
            </chart:title>
            <chart:categories table:cell-range-address="'3'.A2:'3'.A11"/>
          </chart:axis>
          <chart:axis chart:dimension="y" chart:name="primary-y" chart:style-name="ch7">
            <chart:title svg:x="0.451cm" svg:y="4.893cm" chart:style-name="ch8">
              <text:p>Eps</text:p>
            </chart:title>
            <chart:grid chart:style-name="ch9" chart:class="major"/>
          </chart:axis>
          <chart:series chart:style-name="ch10" chart:values-cell-range-address="'3'.G2:'3'.G11" chart:label-cell-address="'3'.G1:'3'.G1" chart:class="chart:bar">
            <chart:regression-curve chart:style-name="ch11"/>
            <chart:data-point chart:repeated="10"/>
          </chart:series>
          <chart:series chart:style-name="ch12" chart:values-cell-range-address="'3'.H2:'3'.H11" chart:label-cell-address="'3'.H1:'3'.H1" chart:class="chart:bar">
            <chart:regression-curve chart:style-name="ch13"/>
            <chart:data-point chart:repeated="10"/>
          </chart:series>
          <chart:series chart:style-name="ch14" chart:values-cell-range-address="'3'.I2:'3'.I11" chart:label-cell-address="'3'.I1:'3'.I1" chart:class="chart:bar">
            <chart:regression-curve chart:style-name="ch15"/>
            <chart:data-point chart:repeated="10"/>
          </chart:series>
          <chart:series chart:style-name="ch16" chart:values-cell-range-address="'3'.J2:'3'.J11" chart:label-cell-address="'3'.J1:'3'.J1" chart:class="chart:bar">
            <chart:regression-curve chart:style-name="ch17"/>
            <chart:data-point chart:repeated="10"/>
          </chart:series>
          <chart:series chart:style-name="ch18" chart:values-cell-range-address="'3'.K2:'3'.K11" chart:label-cell-address="'3'.K1:'3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3'.G1:'3'.G1</svg:desc>
                </draw:g>
              </table:table-cell>
              <table:table-cell office:value-type="string">
                <text:p>PR V C1 </text:p>
                <draw:g>
                  <svg:desc>'3'.H1:'3'.H1</svg:desc>
                </draw:g>
              </table:table-cell>
              <table:table-cell office:value-type="string">
                <text:p>PR V B1</text:p>
                <draw:g>
                  <svg:desc>'3'.I1:'3'.I1</svg:desc>
                </draw:g>
              </table:table-cell>
              <table:table-cell office:value-type="string">
                <text:p>PR T C1</text:p>
                <draw:g>
                  <svg:desc>'3'.J1:'3'.J1</svg:desc>
                </draw:g>
              </table:table-cell>
              <table:table-cell office:value-type="string">
                <text:p>PR T B1</text:p>
                <draw:g>
                  <svg:desc>'3'.K1:'3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A2:'3'.A11</svg:desc>
                </draw:g>
              </table:table-cell>
              <table:table-cell office:value-type="float" office:value="218.129377924812">
                <text:p>218.129377924812</text:p>
                <draw:g>
                  <svg:desc>'3'.G2:'3'.G11</svg:desc>
                </draw:g>
              </table:table-cell>
              <table:table-cell office:value-type="float" office:value="218.129377924812">
                <text:p>218.129377924812</text:p>
                <draw:g>
                  <svg:desc>'3'.H2:'3'.H11</svg:desc>
                </draw:g>
              </table:table-cell>
              <table:table-cell office:value-type="float" office:value="219.970966027561">
                <text:p>219.970966027561</text:p>
                <draw:g>
                  <svg:desc>'3'.I2:'3'.I11</svg:desc>
                </draw:g>
              </table:table-cell>
              <table:table-cell office:value-type="float" office:value="218.129377924812">
                <text:p>218.129377924812</text:p>
                <draw:g>
                  <svg:desc>'3'.J2:'3'.J11</svg:desc>
                </draw:g>
              </table:table-cell>
              <table:table-cell office:value-type="float" office:value="218.129377924812">
                <text:p>218.129377924812</text:p>
                <draw:g>
                  <svg:desc>'3'.K2:'3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2.13838797123">
                <text:p>182.13838797123</text:p>
              </table:table-cell>
              <table:table-cell office:value-type="float" office:value="182.13838797123">
                <text:p>182.13838797123</text:p>
              </table:table-cell>
              <table:table-cell office:value-type="float" office:value="171.765541721054">
                <text:p>171.765541721054</text:p>
              </table:table-cell>
              <table:table-cell office:value-type="float" office:value="182.13838797123">
                <text:p>182.13838797123</text:p>
              </table:table-cell>
              <table:table-cell office:value-type="float" office:value="182.13838797123">
                <text:p>182.138387971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4.368078014354">
                <text:p>114.368078014354</text:p>
              </table:table-cell>
              <table:table-cell office:value-type="float" office:value="133.781119231654">
                <text:p>133.781119231654</text:p>
              </table:table-cell>
              <table:table-cell office:value-type="float" office:value="114.893111945032">
                <text:p>114.893111945032</text:p>
              </table:table-cell>
              <table:table-cell office:value-type="float" office:value="115.188857995736">
                <text:p>115.188857995736</text:p>
              </table:table-cell>
              <table:table-cell office:value-type="float" office:value="115.909980178174">
                <text:p>115.909980178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5.705198424043">
                <text:p>115.705198424043</text:p>
              </table:table-cell>
              <table:table-cell office:value-type="float" office:value="115.939146588693">
                <text:p>115.939146588693</text:p>
              </table:table-cell>
              <table:table-cell office:value-type="float" office:value="122.559071259076">
                <text:p>122.559071259076</text:p>
              </table:table-cell>
              <table:table-cell office:value-type="float" office:value="130.022652182783">
                <text:p>130.022652182783</text:p>
              </table:table-cell>
              <table:table-cell office:value-type="float" office:value="120.159106281702">
                <text:p>120.1591062817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4.148339851024">
                <text:p>124.148339851024</text:p>
              </table:table-cell>
              <table:table-cell office:value-type="float" office:value="120.390589845758">
                <text:p>120.390589845758</text:p>
              </table:table-cell>
              <table:table-cell office:value-type="float" office:value="131.134699591231">
                <text:p>131.134699591231</text:p>
              </table:table-cell>
              <table:table-cell office:value-type="float" office:value="115.867124033553">
                <text:p>115.867124033553</text:p>
              </table:table-cell>
              <table:table-cell office:value-type="float" office:value="120.63905492671">
                <text:p>120.639054926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3.227461659016">
                <text:p>103.227461659016</text:p>
              </table:table-cell>
              <table:table-cell office:value-type="float" office:value="101.884089488852">
                <text:p>101.884089488852</text:p>
              </table:table-cell>
              <table:table-cell office:value-type="float" office:value="99.8147270060534">
                <text:p>99.8147270060534</text:p>
              </table:table-cell>
              <table:table-cell office:value-type="float" office:value="94.6388226481964">
                <text:p>94.6388226481964</text:p>
              </table:table-cell>
              <table:table-cell office:value-type="float" office:value="101.1485843524">
                <text:p>101.14858435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.0207710585952">
                <text:p>90.0207710585952</text:p>
              </table:table-cell>
              <table:table-cell office:value-type="float" office:value="90.3186581489254">
                <text:p>90.3186581489254</text:p>
              </table:table-cell>
              <table:table-cell office:value-type="float" office:value="89.7130567002673">
                <text:p>89.7130567002673</text:p>
              </table:table-cell>
              <table:table-cell office:value-type="float" office:value="101.531828092869">
                <text:p>101.531828092869</text:p>
              </table:table-cell>
              <table:table-cell office:value-type="float" office:value="94.6057619752236">
                <text:p>94.60576197522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9.459121172414">
                <text:p>89.459121172414</text:p>
              </table:table-cell>
              <table:table-cell office:value-type="float" office:value="90.9985147909485">
                <text:p>90.9985147909485</text:p>
              </table:table-cell>
              <table:table-cell office:value-type="float" office:value="92.4869755413317">
                <text:p>92.4869755413317</text:p>
              </table:table-cell>
              <table:table-cell office:value-type="float" office:value="91.2066529863987">
                <text:p>91.2066529863987</text:p>
              </table:table-cell>
              <table:table-cell office:value-type="float" office:value="91.5963965507071">
                <text:p>91.59639655070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.7277363755654">
                <text:p>72.7277363755654</text:p>
              </table:table-cell>
              <table:table-cell office:value-type="float" office:value="75.9671516099718">
                <text:p>75.9671516099718</text:p>
              </table:table-cell>
              <table:table-cell office:value-type="float" office:value="75.4255041410636">
                <text:p>75.4255041410636</text:p>
              </table:table-cell>
              <table:table-cell office:value-type="float" office:value="85.5855670568089">
                <text:p>85.5855670568089</text:p>
              </table:table-cell>
              <table:table-cell office:value-type="float" office:value="88.3279317933299">
                <text:p>88.32793179332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9.8525921295595">
                <text:p>59.8525921295595</text:p>
              </table:table-cell>
              <table:table-cell office:value-type="float" office:value="74.401252730924">
                <text:p>74.401252730924</text:p>
              </table:table-cell>
              <table:table-cell office:value-type="float" office:value="72.5742355519704">
                <text:p>72.5742355519704</text:p>
              </table:table-cell>
              <table:table-cell office:value-type="float" office:value="80.9213190372666">
                <text:p>80.9213190372666</text:p>
              </table:table-cell>
              <table:table-cell office:value-type="float" office:value="70.2902033172084">
                <text:p>70.29020331720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